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22"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1"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3"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7"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48" style:family="paragraph" style:parent-style-name="Standard">
      <style:paragraph-properties fo:margin-top="0cm" fo:margin-bottom="0.3cm" fo:line-height="150%" style:text-autospace="none"/>
      <style:text-properties style:font-name="Arial" fo:font-size="11pt" fo:language="de" fo:country="DE" fo:font-style="italic" style:font-size-asian="11pt" style:font-style-asian="italic" style:font-size-complex="11pt" style:font-style-complex="italic"/>
    </style:style>
    <style:style style:name="P49" style:family="paragraph" style:parent-style-name="Standard">
      <style:paragraph-properties fo:margin-top="0cm" fo:margin-bottom="0.3cm" fo:line-height="150%"/>
    </style:style>
    <style:style style:name="P50" style:family="paragraph" style:parent-style-name="Standard">
      <style:paragraph-properties fo:margin-top="0cm" fo:margin-bottom="0.3cm" fo:line-height="150%" style:text-autospace="none"/>
    </style:style>
    <style:style style:name="P51" style:family="paragraph" style:parent-style-name="Standard">
      <style:paragraph-properties fo:margin-top="0cm" fo:margin-bottom="0.3cm" fo:line-height="150%"/>
      <style:text-properties fo:language="de" fo:country="DE"/>
    </style:style>
    <style:style style:name="P52" style:family="paragraph" style:parent-style-name="Standard">
      <style:paragraph-properties fo:margin-top="0cm" fo:margin-bottom="0.3cm" fo:line-height="150%" style:text-autospace="none"/>
      <style:text-properties fo:language="de" fo:country="DE"/>
    </style:style>
    <style:style style:name="P53"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5"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6"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8"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9" style:family="paragraph" style:parent-style-name="Text_20_body">
      <style:paragraph-properties fo:margin-top="0cm" fo:margin-bottom="0.3cm" fo:line-height="150%"/>
    </style:style>
    <style:style style:name="P60" style:family="paragraph" style:parent-style-name="Text_20_body">
      <style:paragraph-properties fo:margin-top="0cm" fo:margin-bottom="0.3cm" fo:line-height="150%"/>
      <style:text-properties fo:font-size="11pt" fo:language="de" fo:country="DE" style:font-size-asian="11pt" style:font-size-complex="11pt"/>
    </style:style>
    <style:style style:name="P61" style:family="paragraph" style:parent-style-name="Text_20_body">
      <style:paragraph-properties fo:margin-top="0cm" fo:margin-bottom="0.3cm" fo:line-height="150%"/>
      <style:text-properties fo:font-size="11pt" style:font-size-asian="11pt" style:font-size-complex="11pt"/>
    </style:style>
    <style:style style:name="P62"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64"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65"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66"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8"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69"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70"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71"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7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3" style:family="paragraph" style:parent-style-name="Text_20_body">
      <style:paragraph-properties fo:line-height="150%"/>
      <style:text-properties style:font-name="Arial" fo:font-size="11pt" fo:language="de" fo:country="DE" style:font-size-asian="11pt" style:font-size-complex="11pt"/>
    </style:style>
    <style:style style:name="P74"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75"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6"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77"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7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Text_20_body" style:list-style-name="L3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Text_20_body" style:list-style-name="L3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Text_20_body" style:list-style-name="L1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Text_20_body" style:list-style-name="L1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Text_20_body" style:list-style-name="L39">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Text_20_body" style:list-style-name="L4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list-style-name="L12">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5" style:family="paragraph" style:parent-style-name="Text_20_body" style:list-style-name="L18">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Text_20_body" style:list-style-name="L19">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7" style:family="paragraph" style:parent-style-name="Text_20_body" style:list-style-name="L20">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8" style:family="paragraph" style:parent-style-name="Text_20_body" style:list-style-name="L39">
      <style:paragraph-properties fo:margin-top="0cm" fo:margin-bottom="0.3cm" fo:line-height="150%"/>
      <style:text-properties fo:language="de" fo:country="DE"/>
    </style:style>
    <style:style style:name="P99" style:family="paragraph" style:parent-style-name="Contents_20_1">
      <style:paragraph-properties>
        <style:tab-stops>
          <style:tab-stop style:position="15cm" style:type="right" style:leader-style="dotted" style:leader-text="."/>
        </style:tab-stops>
      </style:paragraph-properties>
    </style:style>
    <style:style style:name="P100" style:family="paragraph" style:parent-style-name="Heading_20_3">
      <style:text-properties fo:language="de" fo:country="DE" fo:font-weight="normal" style:font-weight-asian="normal" style:font-weight-complex="normal"/>
    </style:style>
    <style:style style:name="P101" style:family="paragraph" style:parent-style-name="Heading_20_3">
      <style:paragraph-properties fo:line-height="100%"/>
      <style:text-properties fo:language="de" fo:country="DE" fo:font-weight="normal" style:font-weight-asian="normal" style:font-weight-complex="normal"/>
    </style:style>
    <style:style style:name="P102" style:family="paragraph" style:parent-style-name="Heading_20_3">
      <style:text-properties fo:language="de" fo:country="DE" fo:font-weight="normal" style:font-weight-asian="normal" style:font-name-complex="Arial" style:font-weight-complex="normal"/>
    </style:style>
    <style:style style:name="P103"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4" style:family="paragraph" style:parent-style-name="Heading_20_3">
      <style:text-properties fo:font-weight="normal" style:font-weight-asian="normal" style:font-weight-complex="normal"/>
    </style:style>
    <style:style style:name="P105" style:family="paragraph" style:parent-style-name="Heading_20_3">
      <style:paragraph-properties fo:margin-top="0.4cm" fo:margin-bottom="0.199cm"/>
      <style:text-properties fo:language="de" fo:country="DE" fo:font-weight="normal" style:font-weight-asian="normal" style:font-weight-complex="normal"/>
    </style:style>
    <style:style style:name="P106" style:family="paragraph" style:parent-style-name="Contents_20_2">
      <style:paragraph-properties>
        <style:tab-stops>
          <style:tab-stop style:position="14.501cm" style:type="right" style:leader-style="dotted" style:leader-text="."/>
        </style:tab-stops>
      </style:paragraph-properties>
    </style:style>
    <style:style style:name="P10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08"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0"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1"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12"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13"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14"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11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1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7"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9" style:family="paragraph" style:parent-style-name="Standard" style:list-style-name="L32">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0" style:family="paragraph" style:parent-style-name="Standard" style:list-style-name="L32">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1" style:family="paragraph" style:parent-style-name="Standard">
      <style:paragraph-properties fo:margin-top="0.3cm" fo:margin-bottom="0cm" fo:line-height="150%"/>
    </style:style>
    <style:style style:name="P122" style:family="paragraph" style:parent-style-name="Standard" style:list-style-name="L7">
      <style:paragraph-properties fo:margin-top="0cm" fo:margin-bottom="0.3cm" fo:line-height="150%"/>
      <style:text-properties style:font-name="Arial" fo:font-size="11pt" fo:language="de" fo:country="DE" style:font-size-asian="11pt" style:font-size-complex="11pt"/>
    </style:style>
    <style:style style:name="P123" style:family="paragraph" style:parent-style-name="Standard" style:list-style-name="L21">
      <style:paragraph-properties fo:margin-top="0cm" fo:margin-bottom="0.3cm" fo:line-height="150%" style:text-autospace="none"/>
      <style:text-properties style:font-name="Arial" fo:font-size="11pt" fo:language="de" fo:country="DE" style:font-size-asian="11pt" style:font-size-complex="11pt"/>
    </style:style>
    <style:style style:name="P124" style:family="paragraph" style:parent-style-name="Standard" style:list-style-name="L22">
      <style:paragraph-properties fo:margin-top="0cm" fo:margin-bottom="0.3cm" fo:line-height="150%" style:text-autospace="none"/>
      <style:text-properties style:font-name="Arial" fo:font-size="11pt" fo:language="de" fo:country="DE" style:font-size-asian="11pt" style:font-size-complex="11pt"/>
    </style:style>
    <style:style style:name="P125" style:family="paragraph" style:parent-style-name="Standard" style:list-style-name="L23">
      <style:paragraph-properties fo:margin-top="0cm" fo:margin-bottom="0.3cm" fo:line-height="150%" style:text-autospace="none"/>
      <style:text-properties style:font-name="Arial" fo:font-size="11pt" fo:language="de" fo:country="DE" style:font-size-asian="11pt" style:font-size-complex="11pt"/>
    </style:style>
    <style:style style:name="P126" style:family="paragraph" style:parent-style-name="Standard" style:list-style-name="L24">
      <style:paragraph-properties fo:margin-top="0cm" fo:margin-bottom="0.3cm" fo:line-height="150%" style:text-autospace="none"/>
      <style:text-properties style:font-name="Arial" fo:font-size="11pt" fo:language="de" fo:country="DE" style:font-size-asian="11pt" style:font-size-complex="11pt"/>
    </style:style>
    <style:style style:name="P127" style:family="paragraph" style:parent-style-name="Standard" style:list-style-name="L25">
      <style:paragraph-properties fo:margin-top="0cm" fo:margin-bottom="0.3cm" fo:line-height="150%" style:text-autospace="none"/>
      <style:text-properties style:font-name="Arial" fo:font-size="11pt" fo:language="de" fo:country="DE" style:font-size-asian="11pt" style:font-size-complex="11pt"/>
    </style:style>
    <style:style style:name="P128" style:family="paragraph" style:parent-style-name="Standard" style:list-style-name="L30">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29"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30" style:family="paragraph" style:parent-style-name="Standard" style:list-style-name="L20">
      <style:paragraph-properties fo:margin-top="0cm" fo:margin-bottom="0.3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1" style:family="paragraph" style:parent-style-name="Standard" style:list-style-name="L20">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32" style:family="paragraph" style:parent-style-name="Standard" style:list-style-name="L34">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Standard" style:list-style-name="L36">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Standard" style:list-style-name="L38">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35" style:family="paragraph" style:parent-style-name="Standard" style:list-style-name="L40">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6" style:family="paragraph" style:parent-style-name="Standard" style:list-style-name="L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Standard" style:list-style-name="L9">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Standard" style:list-style-name="L31">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9" style:family="paragraph" style:parent-style-name="Standard" style:list-style-name="L34">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Standard" style:list-style-name="L35">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2" style:family="paragraph" style:parent-style-name="Contents_20_Heading" style:master-page-name="">
      <style:paragraph-properties style:page-number="auto" fo:break-before="page"/>
    </style:style>
    <style:style style:name="P143" style:family="paragraph" style:parent-style-name="Contents_20_3">
      <style:paragraph-properties>
        <style:tab-stops>
          <style:tab-stop style:position="14.002cm" style:type="right" style:leader-style="dotted" style:leader-text="."/>
        </style:tab-stops>
      </style:paragraph-properties>
    </style:style>
    <style:style style:name="P144" style:family="paragraph" style:parent-style-name="Heading_20_2">
      <style:text-properties fo:language="de" fo:country="DE" fo:font-style="normal" style:font-style-asian="normal" style:font-style-complex="normal"/>
    </style:style>
    <style:style style:name="P145" style:family="paragraph" style:parent-style-name="Heading_20_2">
      <style:text-properties fo:language="de" fo:country="DE" fo:font-style="normal" style:font-style-asian="normal" style:font-name-complex="Arial" style:font-style-complex="normal"/>
    </style:style>
    <style:style style:name="P146" style:family="paragraph" style:parent-style-name="Heading_20_2">
      <style:text-properties fo:language="de" fo:country="DE" fo:font-style="normal" fo:font-weight="bold" style:font-style-asian="normal" style:font-weight-asian="bold" style:font-style-complex="normal" style:font-weight-complex="bold"/>
    </style:style>
    <style:style style:name="P147"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148" style:family="paragraph" style:parent-style-name="Heading_20_2">
      <style:text-properties fo:language="de" fo:country="DE" fo:font-style="normal" style:font-name-asian="Arial2" style:font-style-asian="normal" style:font-name-complex="Arial2" style:font-style-complex="normal"/>
    </style:style>
    <style:style style:name="P149"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0"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151" style:family="paragraph" style:parent-style-name="Heading_20_2">
      <style:text-properties style:font-name="Arial2" fo:language="de" fo:country="DE" fo:font-weight="bold" style:font-name-asian="Arial2" style:font-weight-asian="bold" style:font-name-complex="Arial2" style:font-weight-complex="bold"/>
    </style:style>
    <style:style style:name="P152" style:family="paragraph" style:parent-style-name="Heading_20_2">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153" style:family="paragraph" style:parent-style-name="Heading_20_2">
      <style:text-properties fo:font-style="normal" style:font-style-asian="normal" style:font-style-complex="normal"/>
    </style:style>
    <style:style style:name="P154" style:family="paragraph" style:parent-style-name="Heading_20_2">
      <style:paragraph-properties fo:margin-top="0.3cm" fo:margin-bottom="0cm" fo:line-height="150%"/>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5"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6"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157" style:family="paragraph" style:parent-style-name="Heading_20_2" style:master-page-name="">
      <style:paragraph-properties style:page-number="auto" fo:break-before="page"/>
      <style:text-properties fo:font-style="normal" style:font-style-asian="normal" style:font-style-complex="normal"/>
    </style:style>
    <style:style style:name="P158"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59" style:family="paragraph" style:parent-style-name="Heading_20_1" style:master-page-name="Standard">
      <style:paragraph-properties fo:margin-top="0.199cm" fo:margin-bottom="0.21cm" style:page-number="1"/>
      <style:text-properties fo:font-weight="bold" style:font-weight-asian="bold" style:font-weight-complex="bold"/>
    </style:style>
    <style:style style:name="P160" style:family="paragraph" style:parent-style-name="Heading_20_1" style:master-page-name="">
      <style:paragraph-properties fo:margin-top="0.199cm" fo:margin-bottom="0.21cm" style:page-number="auto" fo:break-before="page"/>
      <style:text-properties fo:language="de" fo:country="DE"/>
    </style:style>
    <style:style style:name="P161"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62" style:family="paragraph" style:parent-style-name="Heading_20_1" style:master-page-name="">
      <style:paragraph-properties fo:margin-top="0.199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163" style:family="paragraph" style:parent-style-name="Footnote">
      <style:text-properties style:font-name="Arial" fo:font-size="9pt" style:font-size-asian="9pt" style:font-size-complex="9pt"/>
    </style:style>
    <style:style style:name="P164" style:family="paragraph" style:parent-style-name="Footnote">
      <style:text-properties style:font-name="Arial" fo:font-size="9pt" style:font-size-asian="9pt" style:font-size-complex="9pt"/>
    </style:style>
    <style:style style:name="P165"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font-size="11pt" style:font-size-asian="11pt" style:font-name-complex="Arial" style:font-size-complex="11pt"/>
    </style:style>
    <style:style style:name="T18" style:family="text">
      <style:text-properties style:font-name="Arial" fo:language="de" fo:country="DE" fo:font-weight="bold" style:font-weight-asian="bold" style:font-name-complex="Arial" style:font-weight-complex="bold"/>
    </style:style>
    <style:style style:name="T19" style:family="text">
      <style:text-properties style:font-name="Arial" fo:language="de" fo:country="DE" style:font-name-complex="Arial"/>
    </style:style>
    <style:style style:name="T20" style:family="text">
      <style:text-properties fo:font-weight="normal" style:font-name-asian="Arial2" style:font-weight-asian="normal" style:font-name-complex="Arial2" style:font-weight-complex="normal"/>
    </style:style>
    <style:style style:name="T21" style:family="text">
      <style:text-properties fo:font-weight="normal" style:font-name-asian="Arial2" style:font-weight-asian="normal" style:font-name-complex="Ari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weight-asian="normal"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mplex="Arial"/>
    </style:style>
    <style:style style:name="T33" style:family="text">
      <style:text-properties style:font-name-asian="Calibri1" style:font-name-complex="Calibri1"/>
    </style:style>
    <style:style style:name="T34"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5" style:family="text">
      <style:text-properties style:font-name-asian="Calibri" style:font-name-complex="Calibri"/>
    </style:style>
    <style:style style:name="T36" style:family="text">
      <style:text-properties style:font-name-asian="Arial2" style:font-name-complex="Arial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Wilhelm Büchner Hochschule</text:p>
      <text:p text:style-name="P5">Darmstadt</text:p>
      <text:p text:style-name="P5">Fachbereich Informatik</text:p>
      <text:p text:style-name="P5"/>
      <text:p text:style-name="P5"/>
      <text:p text:style-name="P5"/>
      <text:p text:style-name="P5"/>
      <text:p text:style-name="P5"/>
      <text:p text:style-name="P5"/>
      <text:p text:style-name="P18">Continuous Delivery: <text:line-break/>Konfigurationsmanagement in der Softwareentwicklung</text:p>
      <text:p text:style-name="P17">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42">Inhaltsverzeichnis</text:p>
          </text:index-title>
          <text:p text:style-name="P99"><text:s/>1 Einleitung<text:tab/>1</text:p>
          <text:p text:style-name="P99"><text:s/>2 Konfigurationsmanagement<text:tab/>3</text:p>
          <text:p text:style-name="P106"><text:s/>2.1 Das Umfeld des Konfigurationsmanagements<text:tab/>5</text:p>
          <text:p text:style-name="P143"><text:s/>2.1.1 Buildmanagement<text:tab/>5</text:p>
          <text:p text:style-name="P143"><text:s/>2.1.2 Releasemanagement<text:tab/>6</text:p>
          <text:p text:style-name="P143"><text:s/>2.1.3 Änderungsmanagement<text:tab/>7</text:p>
          <text:p text:style-name="P143"><text:s/>2.1.4 Versionsmanagement<text:tab/>8</text:p>
          <text:p text:style-name="P143"><text:s/>2.1.5 Auditmanagement<text:tab/>9</text:p>
          <text:p text:style-name="P106"><text:s/>2.2 Ziele des Konfigurationsmanagements<text:tab/>9</text:p>
          <text:p text:style-name="P106"><text:s/>2.3 Konfigurationsmanagement in der Softwareentwicklung<text:tab/>10</text:p>
          <text:p text:style-name="P143"><text:s/>2.3.1 Konfigurationselemente<text:tab/>11</text:p>
          <text:p text:style-name="P143"><text:s/>2.3.2 Konfigurationsmanagement-Handbuch<text:tab/>12</text:p>
          <text:p text:style-name="P143"><text:s/>2.3.3 Bau der Software<text:tab/>12</text:p>
          <text:p text:style-name="P106"><text:s/>2.4 Dependency Management<text:tab/>13</text:p>
          <text:p text:style-name="P106"><text:s/>2.5 Projektstruktur und Projektorganisation<text:tab/>14</text:p>
          <text:p text:style-name="P106"><text:s/>2.6 Verwaltung der Konfigurationselemente<text:tab/>14</text:p>
          <text:p text:style-name="P106"><text:s/>2.7 Deployment<text:tab/>15</text:p>
          <text:p text:style-name="P106"><text:s/>2.8 Zero Downtime Releasing<text:tab/>16</text:p>
          <text:p text:style-name="P99"><text:s/>3 Continuous Integration <text:tab/>17</text:p>
          <text:p text:style-name="P106"><text:s/>3.1 Ablauf der Integration<text:tab/>20</text:p>
          <text:p text:style-name="P106"><text:s/>3.2 Continuous Database Integration<text:tab/>21</text:p>
          <text:p text:style-name="P106"><text:s/>3.3 Statische werkzeuggestützte Codeanalyse<text:tab/>22</text:p>
          <text:p text:style-name="P106"><text:s/>3.4 Continuous Deployment<text:tab/>24</text:p>
          <text:p text:style-name="P106"><text:s/>3.5 Die technische Umgebung<text:tab/>24</text:p>
          <text:p text:style-name="P106"><text:s/>3.6 Vorteile gegenüber der klassischen Softwareentwicklung<text:tab/>25</text:p>
          <text:p text:style-name="P106"><text:s/>3.7 Die Entwicklung großer Software-Systeme<text:tab/>26</text:p>
          <text:p text:style-name="P99"><text:s/>4 Continuous Delivery <text:tab/>28</text:p>
          <text:p text:style-name="P106"><text:s/>4.1 Kerngedanken<text:tab/>29</text:p>
          <text:p text:style-name="P106"><text:s/>4.2 Prinzipien<text:tab/>31</text:p>
          <text:p text:style-name="P106"><text:s/>4.3 Deployment Pipeline<text:tab/>31</text:p>
          <text:p text:style-name="P143"><text:s/>4.3.1 Der Happy Path der Deployment Pipeline<text:tab/>33</text:p>
          <text:p text:style-name="P143"><text:s/>4.3.2 Commit Stage<text:tab/>34</text:p>
          <text:p text:style-name="P143"><text:s/>4.3.3 Acceptance Test Stage<text:tab/>37</text:p>
          <text:p text:style-name="P143"><text:s/>4.3.4 Manual Test Stage<text:tab/>38</text:p>
          <text:p text:style-name="P143"><text:s/>4.3.5 Performance Testing Stage<text:tab/>39</text:p>
          <text:p text:style-name="P143"><text:s/>4.3.6 Release Stage<text:tab/>41</text:p>
          <text:p text:style-name="P143"><text:soft-page-break/><text:s/>4.3.7 Aufbau einer Deployment Pipeline<text:tab/>42</text:p>
          <text:p text:style-name="P106"><text:s/>4.4 Endausbau von Continuous Delivery<text:tab/>42</text:p>
          <text:p text:style-name="P106"><text:s/>4.5 Aufbau der Infrastruktur<text:tab/>43</text:p>
          <text:p text:style-name="P143"><text:s/>4.5.1 Allgemeine Grundsätze<text:tab/>43</text:p>
          <text:p text:style-name="P143"><text:s/>4.5.2 Änderungen an der Infrastruktur<text:tab/>44</text:p>
          <text:p text:style-name="P143"><text:s/>4.5.3 Virtualisierung<text:tab/>45</text:p>
          <text:p text:style-name="P106"><text:s/>4.6 Rollenkonflikte<text:tab/>47</text:p>
          <text:p text:style-name="P143"><text:s/>4.6.1 Management<text:tab/>48</text:p>
          <text:p text:style-name="P143"><text:s/>4.6.2 Produkt Owner<text:tab/>49</text:p>
          <text:p text:style-name="P143"><text:s/>4.6.3 Entwicklerteam<text:tab/>50</text:p>
          <text:p text:style-name="P143"><text:s/>4.6.4 Build Master<text:tab/>51</text:p>
          <text:p text:style-name="P143"><text:s/>4.6.5 Datenbankadministratoren<text:tab/>51</text:p>
          <text:p text:style-name="P143"><text:s/>4.6.6 Tester<text:tab/>52</text:p>
          <text:p text:style-name="P143"><text:s/>4.6.7 Systemadministratoren<text:tab/>52</text:p>
          <text:p text:style-name="P106"><text:s/>4.7 Problemfälle beim Continuous Delivery <text:tab/>53</text:p>
          <text:p text:style-name="P143"><text:s/>4.7.1 Feature Toggle<text:tab/>53</text:p>
          <text:p text:style-name="P143"><text:s/>4.7.2 Feature Branch<text:tab/>54</text:p>
          <text:p text:style-name="P143"><text:s/>4.7.3 Datenbankmigration<text:tab/>55</text:p>
          <text:p text:style-name="P143"><text:s/>4.7.4 Refactorings<text:tab/>56</text:p>
          <text:p text:style-name="P99"><text:s/>5 Qualitätsmanagement<text:tab/>57</text:p>
          <text:p text:style-name="P106"><text:s/>5.1 Qualitätsplanung<text:tab/>57</text:p>
          <text:p text:style-name="P106"><text:s/>5.2 Qualitätssicherung<text:tab/>58</text:p>
          <text:p text:style-name="P143"><text:s/>5.2.1 Commit Stage<text:tab/>59</text:p>
          <text:p text:style-name="P143"><text:s/>5.2.2 Acceptance Test Stage<text:tab/>59</text:p>
          <text:p text:style-name="P143"><text:s/>5.2.3 Manual Test Stage<text:tab/>60</text:p>
          <text:p text:style-name="P143"><text:s/>5.2.4 Performance Testing Stage<text:tab/>60</text:p>
          <text:p text:style-name="P143"><text:s/>5.2.5 Release Stage<text:tab/>60</text:p>
          <text:p text:style-name="P106"><text:s/>5.3 Funktionale Tests <text:tab/>60</text:p>
          <text:p text:style-name="P106"><text:s/>5.4 Nichtfunktionale Tests <text:tab/>61</text:p>
          <text:p text:style-name="P106"><text:s/>5.5 Kennzahlen<text:tab/>62</text:p>
          <text:p text:style-name="P106"><text:s/>5.6 Die technische Komponente des Qualitätsmanagements<text:tab/>63</text:p>
          <text:p text:style-name="P106"><text:s/>5.7 Die menschliche Komponente des Qualitätsmanagements<text:tab/>64</text:p>
          <text:p text:style-name="P99"><text:s/>6 Development and Operations (DevOps)<text:tab/>66</text:p>
          <text:p text:style-name="P106"><text:s/>6.1 Die übliche organisatorische Situation<text:tab/>66</text:p>
          <text:p text:style-name="P106"><text:s/>6.2 Verbesserung der Zusammenarbeit<text:tab/>67</text:p>
          <text:p text:style-name="P106"><text:s/>6.3 Der Chaos Monkey<text:tab/>68</text:p>
          <text:p text:style-name="P106"><text:s/>6.4 Auswirkungen von DevOps<text:tab/>68</text:p>
          <text:p text:style-name="P99"><text:soft-page-break/><text:s/>7 Beispielhafte Toolkette<text:tab/>70</text:p>
          <text:p text:style-name="P106"><text:s/>7.1 Die Tools der Kernfunktionalitäten<text:tab/>70</text:p>
          <text:p text:style-name="P143"><text:s/>7.1.1 Versionsverwaltung mit Git<text:tab/>71</text:p>
          <text:p text:style-name="P143"><text:s/>7.1.2 Build Automation mit Gradle<text:tab/>73</text:p>
          <text:p text:style-name="P143"><text:s/>7.1.3 Testframework JUnit<text:tab/>74</text:p>
          <text:p text:style-name="P143"><text:s/>7.1.4 Continuous Integration Server Jenkins<text:tab/>75</text:p>
          <text:p text:style-name="P106"><text:s/>7.2 Weitere Tools<text:tab/>77</text:p>
          <text:p text:style-name="P143"><text:s/>7.2.1 Das Artefakt-Repository Artifactory<text:tab/>77</text:p>
          <text:p text:style-name="P143"><text:s/>7.2.2 Statische Codeanalyse mit PMD<text:tab/>78</text:p>
          <text:p text:style-name="P143"><text:s/>7.2.3 GUI-Tests mit QF-Test<text:tab/>79</text:p>
          <text:p text:style-name="P143"><text:s/>7.2.4 Code as Infrastructure mit Chef<text:tab/>81</text:p>
          <text:p text:style-name="P143"><text:s/>7.2.5 Datenbanktests mit DBUnit<text:tab/>82</text:p>
          <text:p text:style-name="P143"><text:s/>7.2.6 Datenbankmigration mit Flyway<text:tab/>83</text:p>
          <text:p text:style-name="P143"><text:s/>7.2.7 Anforderungs- und Problemverwaltung mit JIRA<text:tab/>84</text:p>
          <text:p text:style-name="P106"><text:s/>7.3 Das Zusammenspiel der Toolkette<text:tab/>85</text:p>
          <text:p text:style-name="P99"><text:s/>8 Fazit<text:tab/>87</text:p>
          <text:p text:style-name="P99"><text:s/>9 Anhang<text:tab/>89</text:p>
          <text:p text:style-name="P106"><text:s/>9.1 Glossar<text:tab/>89</text:p>
          <text:p text:style-name="P106"><text:s/>9.2 Internetpräsenzen der Tools<text:tab/>92</text:p>
          <text:p text:style-name="P106"><text:s/>9.3 Source-Beispiele<text:tab/>93</text:p>
          <text:p text:style-name="P106"><text:s/>9.4 Literaturverzeichnis<text:tab/>95</text:p>
          <text:p text:style-name="P106"><text:s/>9.5 Stichwortverzeichnis<text:tab/>100</text:p>
        </text:index-body>
      </text:table-of-content>
      <text:p text:style-name="P72">Abbildungsverzeichnis</text:p>
      <text:p text:style-name="P10">Abbildung 1: Das Konfigurationsmanagement und seine Umgebung<text:tab/><text:tab/> <text:s/>5<text:line-break/>Abbildung 2: Der exemplarischer Aufbau einer Deployment Pipeline<text:tab/><text:tab/>32<text:line-break/>Abbildung 3: Die Deployment Pipeline als Sequenzdiagramm<text:tab/><text:tab/><text:tab/>33<text:line-break/><text:span text:style-name="T33">Abbildung 4: Die Rolle des Artefakt-Repository<text:tab/><text:tab/><text:tab/><text:tab/><text:tab/>36</text:span><text:line-break/><text:span text:style-name="T32">Abbildung 5: Die Erzeugung einer komplexen virtuellen Umgebung<text:tab/><text:tab/>47<text:line-break/></text:span><text:span text:style-name="T4">Abbildung 6: Der CI-Server im Mittelpunkt<text:tab/><text:tab/><text:tab/><text:tab/><text:tab/><text:tab/>76</text:span></text:p>
      <text:p text:style-name="P72">Abkürzungsverzeichnis</text:p>
      <text:p text:style-name="P26">API: Application Programming Interface<text:line-break/>CD: Continuous Delivery<text:line-break/>CI: Continuous Integration <text:line-break/>DB: Datenbank<text:line-break/>DevOps: Development and Operations<text:line-break/>DNS: Domain Name System <text:line-break/>DHCP: Dynamic Host Configuration Protocol<text:line-break/>CDI: Continuous Database Integration <text:line-break/>CPD: Copy Paste Detector<text:line-break/>DDL: Data Definition Language<text:line-break/>DML: Data Manipulation Language<text:line-break/>GUI: Graphical User Interface<text:line-break/>IDE: Integrated Development Environment<text:line-break/>IT: Informationstechnik<text:line-break/>KM: Konfigurationsmanagement <text:line-break/>RC: Release Candidate<text:line-break/>SHA1: Secure Hash Algorithm 1<text:line-break/>SWE: Softwareentwicklung<text:line-break/>UAT: User Acceptance Test <text:line-break/>VM: Virtual Machine<text:line-break/>VMM: Virtual Machine Monitor</text:p>
      <text:h text:style-name="P159" text:outline-level="1"><text:bookmark-start text:name="__RefNumPara__4382_1615637888"/><text:bookmark-start text:name="__RefHeading__4380_1615637888"/>Einleitung<text:bookmark-end text:name="__RefNumPara__4382_1615637888"/><text:bookmark-end text:name="__RefHeading__4380_1615637888"/></text:h>
      <text:p text:style-name="P32"><text:span text:style-name="T23">Das <text:s/></text:span><text:alphabetical-index-mark-start text:id="IMark117306796"/><text:span text:style-name="T23">Konfigurationsmanagement</text:span><text:alphabetical-index-mark-end text:id="IMark117306796"/><text:span text:style-name="T23"> ist ein oft vernachlässigter Unterstützungsprozess in der Softwareentwicklung. </text:span>Mit einem guten Konfigurationsmanagement lässt sich die Qualität und die Entwicklungsgeschwindigkeit in der Softwareentwicklung erhöhen. Das Ziel des modernen Konfigurationsmanagements ist es die Durchlaufzeit einer Änderung von der Implementierung bis zur Auslieferung zu minimieren.</text:p>
      <text:p text:style-name="P32">Besonders für große Unternehmen bedeutet jeder Tag Verzögerung beim Veröffent-lichen einer neuen Idee einen potentiellen Gewinnausfall. Nachteilig ist es, wenn ein anderes Unternehmen durch eine vermeidbare interne Verzögerungen das neue Feature zuerst auf den Markt bringt. Dann verliert man sehr schnell große Marktanteile, weil man nur zweiter im Rennen um die Gunst der Kunden geblieben ist. Es ergibt sich ein Imageverlust, da man nicht mehr als der innovativste Hersteller gilt.</text:p>
      <text:p text:style-name="P32"><text:alphabetical-index-mark-start text:id="IMark117306796"/>Continuous Delivery<text:alphabetical-index-mark-end text:id="IMark117306796"/>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3">Dabei wird Continuous Delivery oft in einer Umgebung eingesetzt, die einen großen Nutzerkreis bedient. Die Software liegt auf einem Server und über das Internet greifen viele Anwender auf die Applikation zu. Ein Fehler in einem neuen Release hat sofort große Auswirkungen auf die Kundenzufriedenheit.</text:p>
      <text:p text:style-name="P32">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text:p>
      <text:p text:style-name="P32">Dabei ist Continuous Delivery nicht aus dem Nichts entstanden, sondern hat seinen Ursprung in der agilen Softwareentwicklung, die Ende der neunziger Jahre ihren Anfang nahm.</text:p>
      <text:p text:style-name="P32">Continuous Delivery <text:s/>perfektioniert das praktische Vorgehen in der agilen Software-<text:soft-page-break/>entwicklung im Sinne des Kunden.</text:p>
      <text:p text:style-name="P33">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6">Das Ziel der Arbeit ist es das Konfigurationsmanagement und dessen moderne Ergänzung das Continuous Delivery darzustellen und dem Leser die Verbesserung des eigenen Konfigurationsmanagements zu ermöglichen. </text:p>
      <text:p text:style-name="P33">Diese Arbeit soll übergreifende Zusammenhänge widerspiegeln, die notwendig sind, um das Gesamtsystem besser verstehen und optimieren zu können. Es ist also eine Zusammenfassung dessen was gutes und erfolgreiches Konfigurationsmanagement ausmacht.</text:p>
      <text:p text:style-name="P33">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36">Softwareprojekte scheitern auch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33">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äre, habe ich mich oft dazu entschlossen die englischen <text:s/>Ausdrücke zu verwenden, um die Verständlichkeit zu erhöhen. </text:p>
      <text:h text:style-name="P161" text:outline-level="1">Konfigurationsmanagement</text:h>
      <text:p text:style-name="P53">Das <text:alphabetical-index-mark-start text:id="IMark117306796" text:main-entry="true"/>Konfigurationsmanagement<text:alphabetical-index-mark-end text:id="IMark117306796"/>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26">Das klassische Konfigurationsmanagement versucht die Prinzipien der Industrie, die sich aus dem Taylorismus entwickelt haben, in der Softwareentwicklung umzusetzen. Konkret manifestiert sich das wie folgt:</text:p>
      <text:list xml:id="list2207232164626225319" text:style-name="L1">
        <text:list-item>
          <text:p text:style-name="P79">Der Prozess der Softwareentwicklung wird wie in einer Fabrik funktional zerlegt. Je komplexer und größer das System, desto mehr Spezialisierungen gibt es, z. B. Analysten, Architekten, Entwickler und Administratoren.</text:p>
        </text:list-item>
        <text:list-item>
          <text:p text:style-name="P79">Es gibt einen sequentiellen Prozess in dem die Software quasi wie am Fließband erzeugt wird.</text:p>
        </text:list-item>
        <text:list-item>
          <text:p text:style-name="P79">Die Arbeitsergebnisse werden qualitätsgesichert, das heißt, die Software wird getestet.</text:p>
        </text:list-item>
        <text:list-item>
          <text:p text:style-name="P79">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26">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6">Das Konfigurationsmanagement soll sicherstellen, dass das Produkt und seine Artefakte vollständig reproduzierbar sind. Eine <text:alphabetical-index-mark-start text:id="IMark117307468"/>Konfiguration<text:alphabetical-index-mark-end text:id="IMark117307468"/>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26"><text:soft-page-break/>Die vier Hauptaktivitäten des Konfigurationsmanagements sind:</text:p>
      <text:list xml:id="list6673134397123838636" text:style-name="L2">
        <text:list-item>
          <text:p text:style-name="P80">Identifikation: <text:tab/>Woraus besteht das System? </text:p>
        </text:list-item>
        <text:list-item>
          <text:p text:style-name="P80">Steuerung: <text:tab/>Was muss geändert werden? </text:p>
        </text:list-item>
        <text:list-item>
          <text:p text:style-name="P80">Audit: <text:tab/><text:tab/>Was ändert sich?</text:p>
        </text:list-item>
        <text:list-item>
          <text:p text:style-name="P80">Statusbericht: <text:tab/>Welche Tätigkeiten haben stattgefunden?</text:p>
        </text:list-item>
      </text:list>
      <text:p text:style-name="P26">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26">Das Produkt ist in diesem Zusammenhang eine beliebige Kombination aus Hardware, Software und Dienstleistung. Das Konfigurationsmanagement ist somit nicht an einen bestimmten Anwendungskontext gebunden.</text:p>
      <text:p text:style-name="P23">Die ISO 10007:2003 „Leitfaden für Konfigurationsmanagement“ definiert das Konfigurationsmanagement wie folgt: </text:p>
      <text:p text:style-name="P26">Das Konfigurationsmanagement sorgt für Kennzeichnung und Rückverfolgbarkeit des Produktes und hält den erreichten Stand seiner physischen und funktionellen Anforderungen sowie den Zugang zu genauen Informationen in allen Phasen des Lebenszyklus bereit. </text:p>
      <text:p text:style-name="P26">Das Konfigurationsmanagement fasst alle Objekte, die ein Produkt oder Projekt in einer bestimmten Phase des Lebenszyklus beschreiben, zusammen. So entstehen Konfigurationen, die konsistent und reproduzierbar sind und auf andere Systeme verteilt werden können.</text:p>
      <text:p text:style-name="P26">Das Deployment der Software wird üblicherweise manuell durchgeführt. Oft gibt es eine schriftlich vorgegebene Anleitung wie das System auf den Produktionsrechner zu bringen ist. Nachteilig ist es, wenn dieser Vorgang nur in den Köpfen von wenigen Entwicklern vorhanden ist. Dann ist jede Veröffentlichung ein unkalkulierbarer Vorgang. <text:soft-page-break/>Solche Kopfmonopole gilt es in jedem Fall zu vermeiden.</text:p>
      <text:h text:style-name="P144" text:outline-level="2">Das Umfeld des Konfigurationsmanagements</text:h>
      <text:p text:style-name="P39">Das Konfigurationsmanagement (KM) als Unterstützungsprozess in der Softwareentwicklung steht in enger Beziehung zum Release-, Änderungs-, Versions-, Build- und Audit-Management.</text:p>
      <text:p text:style-name="P15"><draw:frame draw:style-name="fr1" draw:name="Rahmen1" text:anchor-type="paragraph" svg:width="13.335cm" draw:z-index="4"><draw:text-box fo:min-height="7.117cm"><text:p text:style-name="Illustration"><draw:frame draw:style-name="fr2" draw:name="Grafik7" text:anchor-type="paragraph" svg:x="0.004cm" svg:y="0.002cm" svg:width="13.335cm" style:rel-width="100%" svg:height="7.117cm" style:rel-height="scale" draw:z-index="5"><draw:image xlink:href="Pictures/10000000000001F80000010D432210F4.png" xlink:type="simple" xlink:show="embed" xlink:actuate="onLoad"/></draw:frame></text:p></draw:text-box></draw:frame>Abbildung 1: Das Konfigurationsmanagement und seine Umgebung<text:note text:id="ftn5" text:note-class="footnote"><text:note-citation>5</text:note-citation><text:note-body><text:p text:style-name="P3">Vgl. Grande (2013), 100 Minuten für Konfigurationsmanagement, Seite 15</text:p></text:note-body></text:note></text:p>
      <text:p text:style-name="P10">Da das Konfigurationsmanagement auch einen Einfluss auf die Qualität des Produktes hat, gibt es natürlich auch eine Verbindung zum Qualitätsmanagement. Diese Verbindung wird später noch in einem eigenen Kapitel behandelt.</text:p>
      <text:h text:style-name="P100" text:outline-level="3">Buildmanagement</text:h>
      <text:p text:style-name="P39">Das <text:alphabetical-index-mark-start text:id="IMark117307468" text:main-entry="true"/>Buildmanagement<text:alphabetical-index-mark-end text:id="IMark117307468"/> beschreibt den Prozess mit dem nach den Vorgaben des Konfigurationsmanagements aus den Konfigurationselementen das Produkt gebaut wird. Im Konfigurationsmanagement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Diese werden durch das Build-Skript verarbeitet (Kompilieren und Packen) und als Ausgabe erhält man die Ergebnisartefakte, z. B. JAR- oder WAR-Dateien.</text:p>
      <text:p text:style-name="P10"><text:soft-page-break/>Die Prinzipien des Buildmanagements sind:</text:p>
      <text:list xml:id="list5605273565686958061" text:style-name="L3">
        <text:list-item>
          <text:p text:style-name="P108">Die Builds sind wiederholbar.</text:p>
        </text:list-item>
        <text:list-item>
          <text:p text:style-name="P108">Sie sind schnell und verlässlich.</text:p>
        </text:list-item>
        <text:list-item>
          <text:p text:style-name="P108">Jedes Konfigurationselement ist identifizierbar.</text:p>
        </text:list-item>
        <text:list-item>
          <text:p text:style-name="P108">Die Source- und Compile-Abhängigkeiten können einfach bestimmt werden.</text:p>
        </text:list-item>
        <text:list-item>
          <text:p text:style-name="P108">Die Artefakte werden einmal gebaut und überall installiert. </text:p>
        </text:list-item>
        <text:list-item>
          <text:p text:style-name="P108">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9"><text:span text:style-name="T4">Ein </text:span><text:alphabetical-index-mark-start text:id="IMark117307468" text:main-entry="true"/><text:alphabetical-index-mark-start text:id="IMark117305644" text:main-entry="true"/><text:span text:style-name="T4">Build</text:span><text:alphabetical-index-mark-end text:id="IMark117305644"/><text:alphabetical-index-mark-end text:id="IMark117307468"/><text:span text:style-name="T4"> ist der Prozess, der aus dem Sourcecode und den anderen Ressourcen ein lauffähiges Programm erzeugt. Das Ergebnis eines fehlerfreien Builds ist ein lauffähiger Zwischenstand des Produktes. </text:span></text:p>
      <text:h text:style-name="P100" text:outline-level="3">Releasemanagement</text:h>
      <text:p text:style-name="P39">Im <text:alphabetical-index-mark-start text:id="IMark117307468" text:main-entry="true"/>Releasemanagement<text:alphabetical-index-mark-end text:id="IMark117307468"/> wird der funktionale Umfang, der Zeitplan und die Planung der Bezeichnung von Entwicklungsständen (Baselines) und Auslieferungen (Releases) an den Kunden festgelegt. Den Input für das Releasemanagement liefert letztendlich das Änderungsmanagement. </text:p>
      <text:p text:style-name="P10">Die Auslieferung einer Version eines Softwareproduktes an den Endanwender wird als <text:alphabetical-index-mark-start text:id="IMark117307468"/>Release<text:alphabetical-index-mark-end text:id="IMark117307468"/> bezeichnet. Das Release wird durch einen normalen Build erzeugt. Allerdings durchläuft ein Release zusätzlich umfangreiche Qualitätsprüfungen in Form von Tests und Audits.</text:p>
      <text:p text:style-name="P10">Ein Release enthält mit den Release-Notes Informationen über die Änderungen, die in diesem Release stattgefunden haben.</text:p>
      <text:p text:style-name="P10">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10">Üblicherweise wird ein Release mit einer Release-Nummer eindeutig gekennzeichnet. Weit verbreitet ist eine dreiteilige Darstellung in der folgenden Form:</text:p>
      <text:p text:style-name="P19"><text:soft-page-break/>Release x.y.z</text:p>
      <text:p text:style-name="P10">Wobei x für die Hauptrelease-Nummer steht, die nur bei großen oft technologischen Änderungen hochgezählt wird, z. B. Änderung von Dateiformaten, Neuaufbau der Benutzeroberfläche oder das Einfügen neuer Komponenten in das System.</text:p>
      <text:p text:style-name="P10">Das y steht für ein Wartungsrelease in dem Change Requests, Bugfixes und kleinere funktionale Änderungen durchgeführt werden. Bei einer Neuentwicklung werden hier nach und nach die User-Story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100" text:outline-level="3">Änderungsmanagement</text:h>
      <text:p text:style-name="P39">Das <text:alphabetical-index-mark-start text:id="IMark117307468" text:main-entry="true"/>Änderungsmanagement<text:alphabetical-index-mark-end text:id="IMark117307468"/> liefert die Vorgaben für das Ändern der Konfigurations-elemente. Die Änderungen müssen geplant und für ein bestimmtes Release durchgeführt werden. Das Änderungsmanagement kann man in fünf Schritte unterteilen: </text:p>
      <text:list xml:id="list452661030100829043" text:style-name="L4">
        <text:list-item>
          <text:p text:style-name="P109">Die Dokumentation der empfangenen Änderungswünsche</text:p>
        </text:list-item>
        <text:list-item>
          <text:p text:style-name="P109">Die Analyse der Änderungsanfragen in Bezug auf: <text:line-break/><text:tab/>Annahme oder Ablehnung<text:line-break/><text:tab/>bei Annahme: Zeitabschätzung, Kosten, Risiken, betroffene Artefakte,<text:line-break/><text:tab/><text:tab/>Lösungen zur Umsetzung</text:p>
        </text:list-item>
        <text:list-item>
          <text:p text:style-name="P109">Das Planen der Änderungen </text:p>
        </text:list-item>
        <text:list-item>
          <text:p text:style-name="P109">Das Durchführen der Änderungen </text:p>
        </text:list-item>
        <text:list-item>
          <text:p text:style-name="P109">Den Abschluss und die Information der Stakeholder</text:p>
        </text:list-item>
      </text:list>
      <text:p text:style-name="P10">Die entstehenden Dokumente beim Änderungsmanagement und natürlich auch die <text:soft-page-break/>begründeten Ablehnungen der Änderungswünsche sind für die Zukunft zu speichern.</text:p>
      <text:p text:style-name="P10">Offene Änderungsanforderungen, die nach dem geplanten Abschließen noch nicht umgesetzt sind, werden in den Statusberichten als rot gekennzeichnet. </text:p>
      <text:p text:style-name="P10">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100" text:outline-level="3"><text:alphabetical-index-mark-start text:id="IMark115840884" text:main-entry="true"/>Versionsmanagement<text:alphabetical-index-mark-end text:id="IMark115840884"/></text:h>
      <text:p text:style-name="P53">Die Versionen bezeichnen unterschiedliche Stände an einer Instanz eines Konfigurationselementes. Wird eine Änderung an einer Instanz eines Konfigurations-elementes vorgenommen, dann muss das geänderte Element eine neue Versionsnummer erhalten.</text:p>
      <text:p text:style-name="P53">Zu der Instanz eines Konfigurationselementes gehören noch verschiedene Zusatz-informationen wie das Datum der Änderung, der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53">Für das Versionsmanagement wird ein Versionskontrollsystem benutzt. Auf diese Art und Weise lassen sich alle erzeugten Versionen wieder herstellen und der Veränderungsprozess ist nachvollziehbar. </text:p>
      <text:p text:style-name="P53">Zu jeder Änderung im Versionskontrollsystem sollte es einen Änderungskommentar geben, damit der Änderungsgrund leicht nachvollziehbar ist.</text:p>
      <text:p text:style-name="P53">Das Versionskontrollsystem bildet das Rückgrat des Konfigurationsmanagements. </text:p>
      <text:h text:style-name="P100" text:outline-level="3"><text:soft-page-break/>Auditmanagement</text:h>
      <text:p text:style-name="P53">Das <text:alphabetical-index-mark-start text:id="IMark115840884" text:main-entry="true"/>Auditmanagement<text:alphabetical-index-mark-end text:id="IMark115840884"/> definiert die Prozesse und Tätigkeiten, um die Arbeits-ergebnisse der Tätigkeiten im Konfigurationsmanagement in ihrer Qualität abzusichern. Es werden z. B. folgende Fragen beantwortet:</text:p>
      <text:p text:style-name="P53">Wurde die Ablagestruktur korrekt umgesetzt?<text:line-break/>Wurden die Artefakte am richtigen Ort abgelegt?<text:line-break/>Wurden die Namensregeln eingehalten?</text:p>
      <text:p text:style-name="P53">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53">Audits können durch Personen der eigenen Organisation oder durch externe Dienstleister durchgeführt werden.</text:p>
      <text:h text:style-name="P149" text:outline-level="2">Ziele des Konfigurationsmanagements</text:h>
      <text:p text:style-name="P5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379147415473229722" text:style-name="L5">
        <text:list-item>
          <text:p text:style-name="P81">Die Reproduzierbarkeit aller Produkte </text:p>
        </text:list-item>
        <text:list-item>
          <text:p text:style-name="P81">Die Nachvollziehbarkeit und Transparenz aller Aktivitäten und Änderungen </text:p>
        </text:list-item>
        <text:list-item>
          <text:p text:style-name="P81">Die Qualitätssicherung und Qualitätssteigerung des Prozesses </text:p>
        </text:list-item>
        <text:list-item>
          <text:p text:style-name="P81">Die Effizienzsteigerung und die Kostenreduktion</text:p>
        </text:list-item>
        <text:list-item>
          <text:p text:style-name="P81">Die Durchführung des kontinuierlichen Verbesserungsprozesses</text:p>
        </text:list-item>
        <text:list-item>
          <text:p text:style-name="P81">Die Produktivitätssteigerung</text:p>
        </text:list-item>
        <text:list-item>
          <text:p text:style-name="P81">Die Fehlervermeidung</text:p>
        </text:list-item>
        <text:list-item>
          <text:p text:style-name="P81">Alle produktrelevanten Dokumente <text:s/>müssen als Konfigurationselemente identifiziert und verwaltet werden, um jede Konfiguration jederzeit wieder <text:soft-page-break/>herstellen zu können.</text:p>
        </text:list-item>
        <text:list-item>
          <text:p text:style-name="P81">Ein effizientes, paralleles Arbeiten im Team</text:p>
        </text:list-item>
        <text:list-item>
          <text:p text:style-name="P81">Ein professionelles Änderungsmanagement</text:p>
        </text:list-item>
      </text:list>
      <text:p text:style-name="P26">Zusätzlich stellt das Konfigurationsmanagement folgende Sachverhalte sicher:</text:p>
      <text:list xml:id="list3202454829962253228" text:style-name="L6">
        <text:list-item>
          <text:p text:style-name="P82">Es ist nachvollziehbar welche Änderungen wann, wo und durch wen durchgeführt wurden.</text:p>
        </text:list-item>
        <text:list-item>
          <text:p text:style-name="P82">Die Änderungen können wieder zurückgenommen werden.</text:p>
        </text:list-item>
        <text:list-item>
          <text:p text:style-name="P82">Es ist nachweisbar welche Funktionen in welchem Produktstand umgesetzt wurden.</text:p>
        </text:list-item>
        <text:list-item>
          <text:p text:style-name="P82">Es ist nachvollziehbar welche Produktversion beim Kunden läuft.</text:p>
        </text:list-item>
        <text:list-item>
          <text:p text:style-name="P82">Alle Entwicklungsartefakte haben ihren Platz.</text:p>
        </text:list-item>
        <text:list-item>
          <text:p text:style-name="P82">Das Produkt hat eine gute Qualität.</text:p>
        </text:list-item>
        <text:list-item>
          <text:p text:style-name="P82">Das Produkt und die Dokumentation passen zusammen.</text:p>
        </text:list-item>
        <text:list-item>
          <text:p text:style-name="P82">Auch ältere Produktversionen können wieder hergestellt werden.</text:p>
        </text:list-item>
        <text:list-item>
          <text:p text:style-name="P82">Die geplanten Entwicklungskosten werden eingehalten.</text:p>
        </text:list-item>
        <text:list-item>
          <text:p text:style-name="P82">Die Wartungskosten sind planbar.</text:p>
        </text:list-item>
        <text:list-item>
          <text:p text:style-name="P82">Der geplante Zeitrahmen wird eingehalten.</text:p>
        </text:list-item>
      </text:list>
      <text:p text:style-name="P26">Ohne Konfigurationsmanagement ist eine Entwicklung komplexer Produkte heute nicht mehr möglich.</text:p>
      <text:h text:style-name="P154" text:outline-level="2">Konfigurationsmanagement in der Softwareentwicklung</text:h>
      <text:p text:style-name="P53">Software ist ein besonderes Produkt. Die Reihenfolge, in der die einzelnen Komponenten gebaut werden, ist beliebig. Ob man nun Top-Down vom Hauptprogramm <text:s/>zu den einzelnen Subsystemen oder Bottom-Up oder gemischt vorgeht, ist für das Endergebnis nicht so wichtig. </text:p>
      <text:p text:style-name="P26">Beim Bau eines Hauses ist <text:s/>eine bestimmte Reihenfolge einzuhalten, damit das Endprodukt entstehen kann. Es wird zuerst ausgeschachtet und die Bodenplatte aus <text:soft-page-break/>Beton gegossen. Danach wird der Keller, das Erdgeschoss, die erste Etage und am Schluss das Dach fertiggestellt. </text:p>
      <text:p text:style-name="P26">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6">Da Software immer komplexer wird und immer neue Anforderungen auch an schon bestehende Softwareprodukte gestellt werden, ist ein gutes Konfigurations-management von besonderer Bedeutung.</text:p>
      <text:h text:style-name="P103" text:outline-level="3">Konfigurationselemente</text:h>
      <text:p text:style-name="P60"><text:span text:style-name="T2">Damit man mit Hilfe des Konfigurationsmanagement die Reproduzierbarkeit und Nachvollziehbarkeit des Produktes erreicht werden kann, muss festgelegt werden, was zum Produkt gehört. Ein </text:span><text:alphabetical-index-mark-start text:id="IMark117307468" text:main-entry="true"/><text:span text:style-name="T2">Konfigurationselement</text:span><text:alphabetical-index-mark-end text:id="IMark117307468"/><text:span text:style-name="T2"> legt den Typ und die Eigenschaften einer zusammengehörenden Gruppe von Produktbestandteilen in einem Projekt fest.</text:span><text:span text:style-name="T2"><text:note text:id="ftn8" text:note-class="footnote"><text:note-citation>8</text:note-citation><text:note-body><text:p text:style-name="P3">Vgl. Popp (2013), <text:s/>Konfigurationsmanagement <text:span text:style-name="T32">mit Subversion, Maven und Redmine;</text:span> Seite 20</text:p></text:note-body></text:note></text:span></text:p>
      <text:p text:style-name="P26">Die Konfigurationselemente bei einem Softwareprodukt sind die Quelltexte des Produktes, <text:s/>die Quelltexte von Testfällen, die Third-Party-Bibliotheken, die Anforderungen, die Architektur- und Designdokumente, die Testspezifikationen, die Testdaten, die Build-Skripte, die Konfigurationsdaten der Software, die Benutzerdokumentation, die Installationsanleitung, die Release-Notes, die Datenbank-Skripte (DDL, DML) und das Konfigurationsmanagement-Handbuch. </text:p>
      <text:p text:style-name="P26">Ob Compiler, Entwicklungsumgebung und sonstige Tools auch Konfigurationselemente sind, muss von Fall zu Fall entschieden werden. Im Allgemeinen zeichnet sich ein Konfigurationselement dadurch aus, dass es sich im Laufe des Produktlebenszyklus verändert.</text:p>
      <text:p text:style-name="P31"><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p text:style-name="P26"/>
      <text:p text:style-name="P26"/>
      <text:h text:style-name="P103" text:outline-level="3"><text:soft-page-break/>Konfigurationsmanagement-Handbuch</text:h>
      <text:p text:style-name="P53">Nachdem die Konfigurationselemente festgelegt wurden, müssen sie beschrieben und dokumentiert werden. Dies und noch einiges mehr sollte im <text:alphabetical-index-mark-start text:id="IMark117307468" text:main-entry="true"/><text:alphabetical-index-mark-start text:id="IMark117305644"/>Konfigurations-management-Handbuch<text:alphabetical-index-mark-end text:id="IMark117305644"/><text:alphabetical-index-mark-end text:id="IMark117307468"/> passieren. Eine beispielhafte Gliederung <text:s/>könnte wie folgt aussehen:</text:p>
      <text:p text:style-name="P26"><text:span text:style-name="T25">1 Einleitung</text:span><text:line-break/><text:tab/>Zusammenfassung und Leserkreis des Dokumentes</text:p>
      <text:p text:style-name="P26"><text:span text:style-name="T25">2 Konfigurationselemente</text:span><text:line-break/><text:tab/>Tabellarische Übersicht und Detailbeschreibung</text:p>
      <text:p text:style-name="P26"><text:span text:style-name="T25">3 Projektumgebung</text:span><text:line-break/><text:tab/>Verzeichnisstruktur, Werkzeuge und externe Komponenten</text:p>
      <text:p text:style-name="P26"><text:span text:style-name="T25">4 Prozessbeschreibungen</text:span><text:line-break/><text:tab/>Umgang mit Änderungsanforderungen und Fehlern</text:p>
      <text:p text:style-name="P26"><text:span text:style-name="T25">5 Arbeitsumgebung</text:span><text:line-break/><text:tab/>Check-out des Projektes und Einrichten der Arbeitsumgebung</text:p>
      <text:p text:style-name="P26"><text:span text:style-name="T25">6 Releasemanagement</text:span><text:line-break/><text:tab/>Releaseplan, Auslieferung eines Releases, Auslieferung eines Patches</text:p>
      <text:p text:style-name="P26"><text:span text:style-name="T25">7 Kennzahlen und Berichte</text:span><text:line-break/><text:tab/>Zum Beispiel Testabdeckung durch Unit-Tests und automatisch erstellte <text:tab/>Berichte</text:p>
      <text:h text:style-name="P103" text:outline-level="3">Bau der Software</text:h>
      <text:p text:style-name="P56">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7307468"/><text:alphabetical-index-mark-start text:id="IMark117305644"/>Build-Skript<text:alphabetical-index-mark-end text:id="IMark117305644"/><text:alphabetical-index-mark-end text:id="IMark117307468"/> holt die gewünschte Version der Konfigurations-elemente aus dem Repository, kompiliert die Sourcen, erzeugt die <text:s/>Bibliotheken in einem Zielverzeichnis, so dass die Anwendung ablauffähig ist und getestet werden kann.</text:p>
      <text:p text:style-name="P28">Später macht der Entwickler eine Änderung, baut mit dem Build-Skript eine neue Version der Anwendung, testet sie und bei einem erfolgreichen Test stellt er die <text:soft-page-break/>geänderten Sourcen in das Repository, so dass die Änderung allen Entwicklern zur Verfügung steht.</text:p>
      <text:p text:style-name="P28">Für das spätere Deployment gibt es in der Regel eine Arbeitsanweisung, die beschreibt, wie die Software auf dem Produktivsystem zu installieren ist. </text:p>
      <text:p text:style-name="P5">Das klassisches Release erfolgt als Big Bang. Es wird manuell durchgeführt, ist oft sehr aufwändig und nur von wenigen Personen durchführbar. Außerdem ist es fehleranfällig und wenig planbar.</text:p>
      <text:h text:style-name="P144" text:outline-level="2">Dependency Management</text:h>
      <text:p text:style-name="P41">Moderne Software wird nicht mehr von Grund auf neu entwickelt, sondern setzt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7307468"/>Artefakt-Repository<text:alphabetical-index-mark-end text:id="IMark117307468"/>. Hier können alle binären <text:alphabetical-index-mark-start text:id="IMark117305644"/><text:alphabetical-index-mark-start text:id="IMark115840884"/>Abhängigkeiten<text:alphabetical-index-mark-end text:id="IMark115840884"/><text:alphabetical-index-mark-end text:id="IMark117305644"/> abgelegt und verwaltet werden. In kleineren Projekten kann dazu ein Netzwerklaufwerk verwendet werden. </text:p>
      <text:p text:style-name="P5">Ein weiterer Vorteil eines Artefakt-Repository ist, dass eigene binäre Artefakte nur ein- mal gebaut und dann im Artefakt-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führen der Anwendung unbedingt notwendig sind. </text:p>
      <text:h text:style-name="P144" text:outline-level="2"><text:soft-page-break/>Projektstruktur und Projektorganisation</text:h>
      <text:p text:style-name="P41">Die <text:alphabetical-index-mark-start text:id="IMark117305644"/>Projektstruktur<text:alphabetical-index-mark-end text:id="IMark117305644"/> ist in der Softwareentwicklung immer gleichbedeutend mit der <text:alphabetical-index-mark-start text:id="IMark115840884"/>Verzeichnisstruktur<text:alphabetical-index-mark-end text:id="IMark115840884"/>.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17307468"/>Projektorganisation<text:alphabetical-index-mark-end text:id="IMark117307468"/> abgebildet werden und umgekehrt. </text:p>
      <text:p text:style-name="P5">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144" text:outline-level="2">Verwaltung der Konfigurationselemente</text:h>
      <text:p text:style-name="P41">Die Instanzen der <text:alphabetical-index-mark-start text:id="IMark117307468"/>Konfigurationselement<text:alphabetical-index-mark-end text:id="IMark117307468"/>e <text:s/>werden in einem Repository gespeichert. Der Aufbau des Repositorys entspricht der Projektstruktur und jede Änderung einer Datei wird hier rückverfolgbar abgelegt, so dass alle gemachten Änderungen einfach rückgängig gemacht werden können. Das Repository ist das Rückgrat des Konfi-gurationsmanagements. Es stellt die Verfügbarkeit der Daten sicher, gewährleistet die <text:s/>Integrität auch bei gleichzeitigen Änderungen und verhindert unberechtigte Zugriffe auf die Instanzen der Konfigurationselemente.</text:p>
      <text:p text:style-name="P5">Die <text:alphabetical-index-mark-start text:id="IMark117307468"/>Versionsverwaltung<text:alphabetical-index-mark-end text:id="IMark117307468"/>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text:alphabetical-index-mark-start text:id="IMark117307468"/>Baseline<text:alphabetical-index-mark-end text:id="IMark117307468"/> ist ein gesichertes Zwischenergebnis des Softwareproduktes. Zur Vorbereitung einer Auslieferung wird eine Baseline erstellt. Änderungen werden abgeschlossen und weitere Entwicklungsarbeiten sind gestoppt. Es werden nur noch Fehler beseitigt. </text:p>
      <text:p text:style-name="P5"><text:soft-page-break/>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text:s/>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t. Denn jede Fehlerbehebung muss mehrfach, und zwar für jeden Branch einmal gemacht werden.</text:p>
      <text:h text:style-name="P144" text:outline-level="2"><text:alphabetical-index-mark-start text:id="IMark117307468"/>Deployment<text:alphabetical-index-mark-end text:id="IMark117307468"/></text:h>
      <text:p text:style-name="P41">Die 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1">Das Ziel des Deployments ist eine kostengünstige und möglichst störungsfreie Verteilung der Software. Im Idealfall merkt der Endanwender nichts vom Deployment eines neuen Releases.</text:p>
      <text:p text:style-name="P41">Der Deployment-Prozess muss in einer definierten Umgebung erfolgen, damit keine unerwarteten Nebeneffekte bzw. Fehler auftreten. Er sollte verlässlich und einfach durchzuführen sein. Der Prozess muss komplett nachvollziehbar gehandhabt werden, so dass jede Änderung in einem Log-File sichtbar ist.</text:p>
      <text:p text:style-name="P41">Nur autorisiertes Personal darf ein Deployment auf dem Produktionsrechner anstoßen. Zusätzlich muss ein Release vor der Installation einen besonderen Prozess der Qualitätssicherung durchlaufen. Dadurch wird sichergestellt, dass der Kunde ein funktionierendes Release erhält. Der Prozess der Softwareverteilung sollte immer wieder begutachtet und verbessert werden.</text:p>
      <text:p text:style-name="P41">Nach der Installation der Software ist ein Test auszuführen, der sicherstellt, dass die Software richtig installiert ist und korrekt läuft. Einen solchen Test bezeichnet man auch <text:soft-page-break/>als <text:alphabetical-index-mark-start text:id="IMark117307468"/><text:alphabetical-index-mark-start text:id="IMark115840884"/>Smoke-Test<text:alphabetical-index-mark-end text:id="IMark115840884"/><text:alphabetical-index-mark-end text:id="IMark117307468"/>. Falls etwas nicht richtig zusammenpasst, dann steigt Rauch auf.</text:p>
      <text:p text:style-name="P41">Falls die Installation fehlerhaft ist, muss es möglich sein sie rückgängig zu machen. Ein solches Vorgehen nennt man Rollback. Ein <text:alphabetical-index-mark-start text:id="IMark117307468"/><text:alphabetical-index-mark-start text:id="IMark115840884"/>Rollback<text:alphabetical-index-mark-end text:id="IMark115840884"/><text:alphabetical-index-mark-end text:id="IMark117307468"/> sollte nach Möglichkeit vermieden werden, weil dadurch die Arbeit, die geleistet wurde, keinen Nutzen bringt. Besser ist ein <text:alphabetical-index-mark-start text:id="IMark117305644"/>Rollforward<text:alphabetical-index-mark-end text:id="IMark117305644"/>. Das heißt, der Fehler wird im neuen Release behoben und mit einem sogenannten Hotfix in das System eingespielt.</text:p>
      <text:p text:style-name="P41">Das Ausrollen eines neuen Releases muss an alle Stakeholder kommuniziert werden, inklusive Datum, Uhrzeit und Release-Notes. Nach dem Release wird das Ende der Installation gemeldet, und zwar einschließlich der Ergebnisse des Smoke-Tests.</text:p>
      <text:h text:style-name="P144" text:outline-level="2">Zero Downtime Releasing</text:h>
      <text:p text:style-name="P41">Besonders im Internet wird ein Release-Wechsel gefordert, ohne dass der Nutzer es bemerkt. Diese Art von Release-Wechsel nennt man <text:alphabetical-index-mark-start text:id="IMark117305644" text:main-entry="true"/>Zero Downtime <text:alphabetical-index-mark-end text:id="IMark117305644"/>Release. Das größte Problem bei einem Zero Downtime Release ist, dass man gleichzeitig zwei Datenbank-Versionen unterstützen muss. Denn das Release erfolgt einfach durch das Umschalten vom alten auf das neue System. Man unterscheidet hier zwei Spezialfälle:</text:p>
      <text:list xml:id="list8482278119237431063" text:style-name="L7">
        <text:list-item>
          <text:p text:style-name="P122">Beim Blue-Green-Deployment laufen das alte und das neue System gleichzeitig in ihrer eigenen Umgebung, eines in der Blue-Environment und das andere in der Green-Environment. Die User-Requests werden einfach auf das neue System umgeleitet, ohne dass der User es merkt. Falls die Datenbank kein Hot-Backup erlaubt, muss das Altsystem in einen Read-Only-Mode gesetzt werden.</text:p>
        </text:list-item>
        <text:list-item>
          <text:p text:style-name="P122">Beim Canary Deployment hat man wie beim Blue-Green-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5">Zero Downtime Releasing bedeutet also einfach das Umschalten von einer Umgebung in die andere. Beim Rollback wird wieder auf das alte System zurückgegangen.</text:p>
      <text:h text:style-name="P161" text:outline-level="1">Continuous Integration </text:h>
      <text:p text:style-name="P66">Das klassische Konfigurationsmanagement ist die Grundlage für <text:alphabetical-index-mark-start text:id="IMark117305644" text:main-entry="true"/>Continuous Integration<text:alphabetical-index-mark-end text:id="IMark117305644"/>. Allerdings verfolgt Continuous Integration <text:s/>einen anderen Grundsatz. Hier steht nicht mehr der Taylorismus mit dem Ziel der Softwarefabrik im Vordergrund sondern das Lean Management. Der Fokus liegt auf einer in allen Bereichen schlanken Organisation und einem kontinuierlichen Verbesserungsprozess. </text:p>
      <text:p text:style-name="P34">Das Ziel von Continuous Integration <text:s/>ist es die Software immer in einem funktions-fähigen und <text:s/>auslieferbaren Zustand zu halten. Dies wird erreicht durch häufiges Integrieren der Änderungen, so dass die Differenz bei jeder Änderung nur klein ist. Kann ein Fehler nicht behoben werden, dann geht man zurück auf die zuletzt lauffähige Version.</text:p>
      <text:p text:style-name="P34">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4486968170746058135" text:style-name="L8">
        <text:list-item>
          <text:p text:style-name="P136">Individuen und Interaktionen sind wichtiger als Prozesse und Tools.</text:p>
        </text:list-item>
        <text:list-item>
          <text:p text:style-name="P136">Funktionierende Software ist wichtiger als übergeordnete Dokumentation.</text:p>
        </text:list-item>
        <text:list-item>
          <text:p text:style-name="P136">Enge Zusammenarbeit mit dem Kunden ist wichtiger als Vertragsverhandlungen.</text:p>
        </text:list-item>
        <text:list-item>
          <text:p text:style-name="P136">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34">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34">Continuous Integration soll die Nachteile einer späten Integration der Software zum Ende des Projektes vermeiden. Die Nachteile der späten Integration sind:</text:p>
      <text:list xml:id="list6408427479474363610" text:style-name="L9">
        <text:list-item>
          <text:p text:style-name="P137">Vor Beginn der Integration weiß niemand wie lange es dauern wird.</text:p>
        </text:list-item>
        <text:list-item>
          <text:p text:style-name="P137">Auch während der Integration weiß niemand welche Fehler noch auftauchen <text:s/><text:soft-page-break/>und wie lange die Integration bis zur Fertigstellung braucht.</text:p>
        </text:list-item>
        <text:list-item>
          <text:p text:style-name="P137">Am Projektende ist der Zeitplan oft schon überzogen und die Anspannung der Beteiligten ist sehr groß. Deshalb kommt es oft zu Konflikten und Schuldzuweisungen, die die Integration zusätzlich erschweren.</text:p>
        </text:list-item>
      </text:list>
      <text:p text:style-name="P53">Durch die kontinuierliche mehrmals täglich vorkommende Integration wird diese zu einem Bestandteil der Projektarbeit und verliert ihre Schrecken.</text:p>
      <text:p text:style-name="P53">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833335180045091854" text:style-name="L10">
        <text:list-item>
          <text:p text:style-name="P90">Ein schnelleres Bauen als es von Hand möglich wäre.</text:p>
        </text:list-item>
        <text:list-item>
          <text:p text:style-name="P90">Eine Zeitersparnis bei der Einarbeitung neuer Mitarbeiter, da die <text:alphabetical-index-mark-start text:id="IMark115840884"/>Toolkette<text:alphabetical-index-mark-end text:id="IMark115840884"/> automatisch abläuft und nicht erklärt werden muss. </text:p>
        </text:list-item>
        <text:list-item>
          <text:p text:style-name="P90">Das <text:alphabetical-index-mark-start text:id="IMark117305644"/>Build-Skript<text:alphabetical-index-mark-end text:id="IMark117305644"/> dokumentiert den Bau der Software und ist immer aktuell.</text:p>
        </text:list-item>
        <text:list-item>
          <text:p text:style-name="P90">Eine schnelle und stetige Rückmeldung für die Entwickler. </text:p>
        </text:list-item>
        <text:list-item>
          <text:p text:style-name="P90">Viele Entwickler tun sich leichter mit negativen Rückmeldungen, die von einem Rechner kommen.</text:p>
        </text:list-item>
        <text:list-item>
          <text:p text:style-name="P90">Es steht immer ein auslieferbares Produkt zur Verfügung.</text:p>
        </text:list-item>
        <text:list-item>
          <text:p text:style-name="P90">Ein einfacher Zugriff auf die Build-Ergebnisse ist möglich.</text:p>
        </text:list-item>
      </text:list>
      <text:p text:style-name="P53">Continuous Integration ist ausgerichtet auf die Entwicklung und nicht auf die Bereit-stellung zum Testen oder zur Produktivsetzung. Deshalb besteht es im Wesentlichen aus fünf Teilschritten, die nach Möglichkeit alle komplett automatisiert sind:</text:p>
      <text:list xml:id="list4480091696092796843" text:style-name="L11">
        <text:list-item>
          <text:p text:style-name="P91">Das Kompilieren des Sourcecodes einschließlich des Packens der Binaries.</text:p>
        </text:list-item>
        <text:list-item>
          <text:p text:style-name="P91">Die Migration der Datenbank mit neuen Spalten, Tabellen und Daten. </text:p>
        </text:list-item>
        <text:list-item>
          <text:p text:style-name="P91">Die Durchführung aller automatisierten Tests. </text:p>
        </text:list-item>
        <text:list-item>
          <text:p text:style-name="P91">Die statische Codeanalyse zur Qualitätsverbesserung</text:p>
        </text:list-item>
        <text:list-item>
          <text:p text:style-name="P91">Das Integrieren der neuen Softwareteile in einer dedizierten Umgebung </text:p>
        </text:list-item>
      </text:list>
      <text:p text:style-name="P66"><text:soft-page-break/>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42">Continuous Integration bedeutet das nach jedem Check-in <text:s/>die gesamte Anwendung auf einem dedizierten Server (Build-Server) neu gebaut wird und alle automatisierten Testfälle durchgeführt werden. Falls der <text:alphabetical-index-mark-start text:id="IMark115840884"/>Build<text:alphabetical-index-mark-end text:id="IMark115840884"/> <text:s/>fehlschlägt, ist es für die Entwickler die wichtigste Aufgabe den Fehler zu beheben und den Build auf dem Build-Server wieder lauffähig zu machen.</text:p>
      <text:p text:style-name="P42">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56">Continuous Integration zeichnet sich durch sieben Praktiken aus:</text:p>
      <text:list xml:id="list1782967091294076779" text:style-name="L12">
        <text:list-item>
          <text:p text:style-name="P94">Ein häufiges Check-in des Codes in die Versionsverwaltung, und zwar mindestens einmal am Tag.</text:p>
        </text:list-item>
        <text:list-item>
          <text:p text:style-name="P94">Kein Check-in von fehlerhaften Code. Das heißt, der Code muss sich mit der aktuellen Mainline kompilieren lassen und alle Testfälle müssen fehlerfrei laufen.</text:p>
        </text:list-item>
        <text:list-item>
          <text:p text:style-name="P94">Ein fehlerhaftes <text:alphabetical-index-mark-start text:id="IMark117305644"/>Build<text:alphabetical-index-mark-end text:id="IMark117305644"/> muss sofort behoben werden. Der Entwickler, der diesen fehlerhaften Check-in durchgeführt hat, arbeitet bei der Fehlersuche mit.</text:p>
        </text:list-item>
        <text:list-item>
          <text:p text:style-name="P94">Es sind automatisierte Entwicklertests zu schreiben, die in jedem Build ausgeführt werden.</text:p>
        </text:list-item>
        <text:list-item>
          <text:p text:style-name="P94">Alle Tests und Code-Inspektionen müssen fehlerfrei durchlaufen werden, bevor der neue Code in die Versionsverwaltung eingestellt wird.</text:p>
        </text:list-item>
        <text:list-item>
          <text:p text:style-name="P94">Jeder Entwickler holt vor dem Check-in die aktuellen Änderungen der anderen Entwickler aus dem Repository und baut sein System neu. Er führt also ein <text:alphabetical-index-mark-start text:id="IMark115840884"/>lokales Build<text:alphabetical-index-mark-end text:id="IMark115840884"/> durch.</text:p>
        </text:list-item>
        <text:list-item>
          <text:p text:style-name="P94"><text:soft-page-break/>Die 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53">Continuous Integration ist eine Praxis in der Softwareentwicklung bei der die Entwickler mindestens einmal am Tag ihre Arbeit in den Hauptstrang der Entwicklung integrieren. Jede Integration des neuen Sourcecodes wird durch automatisierte Testfälle abge-sichert, so dass Fehler schneller entdeckt und behoben werden können. <text:s/>Auf diese Weise erhöht sich die Entwicklungsgeschwindigkeit des Teams.</text:p>
      <text:p text:style-name="P53">Mit Continuous Integration kann jeder sehen in welchem Zustand sich das System befindet und welche Änderungen gemacht wurden. Der Vorteil von Continuous Integration ist ein verringertes Risiko, weil die unterschiedlichen Stände laufend zusammengeführt werden. Das Beseitigen von Fehlern wird einfacher, da die Entwickler ihre Änderungen noch im Kopf haben. Continuous Integration ermöglicht es öfter auszuliefern, weil es immer eine lauffähige Version gibt. </text:p>
      <text:p text:style-name="P53">Alles Notwendige zum Bauen eines <text:alphabetical-index-mark-start text:id="IMark117305644"/><text:alphabetical-index-mark-start text:id="IMark117307468"/>Build<text:alphabetical-index-mark-end text:id="IMark117307468"/><text:alphabetical-index-mark-end text:id="IMark117305644"/>s muss ins Repository. Ein Build kann mit einem Knopfdruck erzeugt werden.</text:p>
      <text:h text:style-name="P149" text:outline-level="2">Ablauf der Integration</text:h>
      <text:p text:style-name="P53">Der Ablauf beim Continuous Integration ist anders als bei der klassischen Software-entwicklung. Der Entwickler schreibt neuen Code inklusive einiger automatisierbarer Testfälle und führt sie aus. Falls der letzte Build auf dem Build-Server erfolgreich war, macht er einen Update auf seine Arbeitsumgebung, um auch die Änderungen der anderen Entwickler in seiner Workarea zu haben. Dann baut er die Software neu inklusive der automatisierten Tests und führt sie aus. Ist der Build erfolgreich also ohne Übersetzungsfehler oder Fehler bei den automatisierten Tests, dann kann mit einem Commit der neue Sourcecode in das Repository eingestellt werden. </text:p>
      <text:p text:style-name="P26">Der CI-Server entdeckt den neuen Sourcecode in der Versionsverwaltung und startet das Build-Skript auf dem Build-Server. Der Build-Skript holt den neuen Code aus der Versionsverwaltung, kompiliert ihn, baut die Anwendung zusammen und führt die automatisierten Testfälle aus. Nach dem fehlerfreien Build in der Testumgebung des Build-Servers ist der <text:alphabetical-index-mark-start text:id="IMark117305644"/>Commit<text:alphabetical-index-mark-end text:id="IMark117305644"/> für den Entwickler beendet und nicht vorher. </text:p>
      <text:p text:style-name="P31"><text:soft-page-break/><text:span text:style-name="T2">So ist sichergestellt, dass der neue Code auf jeder Maschine läuft und nicht nur auf der Entwickler-Maschine.</text:span><text:span text:style-name="T2"><text:note text:id="ftn14" text:note-class="footnote"><text:note-citation>14</text:note-citation><text:note-body><text:p text:style-name="P20"><text:s/>Shore (2005), Continuous Integration is an Attitude, Not a Tool</text:p></text:note-body></text:note></text:span></text:p>
      <text:p text:style-name="P26">Der CI-Server ist ein Monitor der Versionsverwaltung. Jedes mal wenn ein Commit durchgeführt wird, startet der CI-Server das Build-Skript auf dem Build-Server, wenn es nicht schon läuft und erzeugt ein neues Build. </text:p>
      <text:h text:style-name="P146" text:outline-level="2">Continuous Database Integration</text:h>
      <text:p text:style-name="P53">Nahezu alle Anwendungen benötigen eine Datenbank. Die Änderungen des Source-codes ziehen somit oft auch Änderungen in einer Datenbank mit sich. </text:p>
      <text:p text:style-name="P26">Die Änderungen in der Datenbank werden meist von einem anderen Team bearbeitet, so dass eine Datenbankänderung erst in einem langwierigen Verfahren erwirkt werden kann. Als Testdatenbank dient oft eine von mehreren Entwicklern genutzte Datenbank, die vom Datenbankadministrator zur Verfügung gestellt wird.</text:p>
      <text:p text:style-name="P2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text:p>
      <text:p text:style-name="P26">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2779886924487018157" text:style-name="L13">
        <text:list-item>
          <text:p text:style-name="P83">Das Löschen der aktuellen Datenbank</text:p>
        </text:list-item>
        <text:list-item>
          <text:p text:style-name="P83">Das Erzeugen einer neuen Datenbank unter Benutzung von Data Definition Language (DDL)</text:p>
        </text:list-item>
        <text:list-item>
          <text:p text:style-name="P83">Das Importieren der Daten entweder mit Data Manipulation Language (DML) oder bei großen Datenmengen mit Load-Skripts</text:p>
        </text:list-item>
        <text:list-item>
          <text:p text:style-name="P83">Die Migration des Datenbank-Schemas und der dazugehörigen Daten, falls auf <text:soft-page-break/>einer existierenden Datenbank gearbeitet wird</text:p>
        </text:list-item>
        <text:list-item>
          <text:p text:style-name="P83">Die Anpassung von Tabellenspalten und Datenbank-Constraints</text:p>
        </text:list-item>
        <text:list-item>
          <text:p text:style-name="P83">Die Anpassung der Testdaten</text:p>
        </text:list-item>
        <text:list-item>
          <text:p text:style-name="P83">Die Anpassung von Datenbank-Funktionen, Trigger und Stored Procedures</text:p>
        </text:list-item>
        <text:list-item>
          <text:p text:style-name="P83">Das Anmelden an die Datenbank mit ID, User und Password</text:p>
        </text:list-item>
        <text:list-item>
          <text:p text:style-name="P83">Das Backup und Restore der Datenbank<text:note text:id="ftn15" text:note-class="footnote"><text:note-citation>15</text:note-citation><text:note-body><text:p text:style-name="P3">Vgl. Duvall (2007), Continuous Integration, Seite 111</text:p></text:note-body></text:note></text:p>
        </text:list-item>
      </text:list>
      <text:p text:style-name="P26">Durch das Skripten dieser Vorgänge wird das Wissen über die Vorgänge im Team für alle verfügbar und bei Interesse kann sich jeder einarbeiten. Dadurch wird ein Kopfmonopol beim Datenbankadministrator vermieden. Wenn möglich sollte der <text:s/>Datenbankadministrator zum Entwicklungsteam gehören. Dadurch werden die Kommunikationswege vereinfacht und der Datenbankcode kann so behandelt werden wie jeder andere Code auch. Auf diese Weise kann sich der Datenbankadministrator <text:s/>um Spezialthemen der Datenbank kümmern, z. B. <text:s/>Performance-Messungen, Performance-Verbesserungen, Normalisierungen oder das Schreiben von Datenbank-Skripten.</text:p>
      <text:h text:style-name="P146" text:outline-level="2">Statische werkzeuggestützte Codeanalyse</text:h>
      <text:p text:style-name="P5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die Sichtung und das Nachvollziehen durch mehrere Personen ist. Die statische Codeanalyse automatisiert also einen Teil der Codeinspektion.</text:p>
      <text:p text:style-name="P26">Mit der statischen Codeanalyse lassen sich relativ einfach Standards bei der Gestal-tung des Sourcecodes prüfen, <text:s/>z. B. das Setzen von Klammern, die Einrückungen und die <text:s/>Zeilenlänge. Solche einfachen Gestaltungen lassen sich auch mit Werkzeugen automatisch durchführen und auch moderne Entwicklungsumgebungen erlauben das Strukturieren des Codes auf Knopfdruck.</text:p>
      <text:p text:style-name="P26"><text:soft-page-break/>Zusätzlich können mit weiteren Tools wie PMD oder FindBugs fehlerträchtige Programmkonstrukte und nicht benutzte Variablen ermittelt werden. Das verbessert die Lesbarkeit und die Codequalität. Weitere Möglichkeiten im Sinne von „Continuous Code Inspection“ ist das Ermitteln von Codemetriken. So gibt es eine Beziehung zwischen der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26">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urch ein Refactoring zu beseitigen.</text:p>
      <text:p text:style-name="P26">Man muss sich natürlich darüber im Klaren sein, dass Codemetriken ein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könnte dazu führen, dass die Entwickler nur noch aufgeblasenen schwer verständlichen Code erzeugen, um eine bessere Beurteilung zu bekommen. Denn kurzer knapper und besser lesbarer Code würde ja zu einer schlechten Beurteilung führen. Die Beeinflussung durch <text:s/>erstellte Metriken sollte man immer im Blick haben.</text:p>
      <text:p text:style-name="P26">Die Durchführung einer statischen Analyse kostet natürlich Zeit, so dass man abwägen muss, wie oft dieser Teil ablaufen soll. Es ist <text:s/>sinnvoll diesen Teil in größeren Projekten parallel zum eigentlichen Build auszuführen. Die Ergebnisse sollten für alle Beteiligen sichtbar über das Intranet verfügbar sein.</text:p>
      <text:p text:style-name="P26">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eigenen Arbeitsergebnisses empfunden und kann die Stimmung im Team empfindlich stören.</text:p>
      <text:p text:style-name="P26">Ebenso ist das Wort Fehler in diesem Fall nicht immer angebracht, da die Funktion-<text:soft-page-break/>alität gegeben ist. Es wird vielmehr eine Qualitätsverbesserung des Sourcecodes angestrebt.</text:p>
      <text:h text:style-name="P144" text:outline-level="2"><text:alphabetical-index-mark-start text:id="IMark115840884" text:main-entry="true"/>Continuous Deployment<text:alphabetical-index-mark-end text:id="IMark115840884"/></text:h>
      <text:p text:style-name="P53">Das Ziel einer automatisierten Softwareverteilung ist es, die Software zu jedem beliebigen Zeitpunkt in jede bekannte Umgebung per Knopf installieren zu können. Zur Umsetzung dieses Ziels sind folgende Schritte notwendig:</text:p>
      <text:list xml:id="list1439493556861674734" text:style-name="L14">
        <text:list-item>
          <text:p text:style-name="P84">Die Festlegung und Benennung des Softwarestandes im Repository aus dem das Release gebaut wird.</text:p>
        </text:list-item>
        <text:list-item>
          <text:p text:style-name="P84">Die Erzeugung einer definierten Umgebung für die Software auf dem Zielrechner.</text:p>
        </text:list-item>
        <text:list-item>
          <text:p text:style-name="P84">Die Kennzeichnung der binären Artefakte mit dem Release-Kennzeichen.</text:p>
        </text:list-item>
        <text:list-item>
          <text:p text:style-name="P84">Die Durchführung aller Tests.</text:p>
        </text:list-item>
        <text:list-item>
          <text:p text:style-name="P84">Die Erzeugung einer Release-Dokumentation in der alle Änderungen festgehalten sind.</text:p>
        </text:list-item>
        <text:list-item>
          <text:p text:style-name="P84">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26">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51" text:outline-level="2">Die technische Umgebung</text:h>
      <text:p text:style-name="P53">Um Continuous Integration sinnvoll durchführen zu können, sollten einige technische Voraussetzungen erfüllt sein:</text:p>
      <text:list xml:id="list579608094443895112" text:style-name="L15">
        <text:list-item>
          <text:p text:style-name="P85">Eine Versionsverwaltung um die Sourcen zentral, für alle Entwickler und den Build-Server zugreifbar abzulegen.</text:p>
        </text:list-item>
        <text:list-item>
          <text:p text:style-name="P85">Um zu prüfen, ob die Software auch auf einem dedizierten Testsystem <text:soft-page-break/>problemlos kompiliert, gepackt und getestet werden kann, ist ein <text:alphabetical-index-mark-start text:id="IMark115840884"/>Build-Server<text:alphabetical-index-mark-end text:id="IMark115840884"/> notwendig. Hier wird die fortlaufende Integration des neuen Sourcecodes durchgeführt. </text:p>
        </text:list-item>
        <text:list-item>
          <text:p text:style-name="P85">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85">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85">Testfälle können in jeder Programmiersprache auch ohne Hilfsmittel geschrie-ben werden. Weit verbreitet ist aber der Einsatz des XUnit-Frameworks.</text:p>
        </text:list-item>
      </text:list>
      <text:p text:style-name="P26">Ein wie oben beschriebenes System kann Zug um Zug <text:s/>immer weiter ausgebaut werden. So können zusätzlich zu den Unit-Tests, Integrations- und Akzeptanztests erstellt werden. Außerdem ist eine statische Analyse des Codes zur Qualitäts-verbesserung eine gut Option.</text:p>
      <text:h text:style-name="P149" text:outline-level="2">Vorteile gegenüber der klassischen Softwareentwicklung</text:h>
      <text:p text:style-name="P53">Durch das zeitnahe Integrieren werden Konflikte im Sourcecode schneller erkannt und können leichter aufgelöst werden, da noch nicht viel neuer Code geschrieben wurde. Die Entwickler sind noch im Thema und wissen genau was sie in den vergangenen Stunden gemacht haben. Dadurch ist die Auflösung der Konflikte einfacher und schneller möglich.</text:p>
      <text:p text:style-name="P26">Die Absicht auf dem Build-Server nach jedem Check-in mit den neuen Sourcen ein <text:s/><text:alphabetical-index-mark-start text:id="IMark117305644"/>Build<text:alphabetical-index-mark-end text:id="IMark117305644"/> zu erzeugen, ist ein Versuch Fehler schneller zu finden, und damit auch schneller und kostengünstiger zu beheben.</text:p>
      <text:p text:style-name="P26">Das oft genannte Phänomen "bei mir funktioniert es" soll durch das Bauen auf dem <text:alphabetical-index-mark-start text:id="IMark117305644"/>Build-Server<text:alphabetical-index-mark-end text:id="IMark117305644"/> besser erklärbar werden. Denn oft hat man in diesem Fall etwas vergessen in die Versionsverwaltung einzustellen. Wenn seit dem Erstellen dieser Änderung schon einige Zeit vergangen ist, dann dauert die Suche nach der fehlenden Datei umso länger. Mit der Erzeugung eines Builds auf dem Build-Server erkennt man <text:soft-page-break/>diesen Fehler sofort.</text:p>
      <text:p text:style-name="P26">Durch die Erstellung eines <text:alphabetical-index-mark-start text:id="IMark117305644"/>Build-Skript<text:alphabetical-index-mark-end text:id="IMark117305644"/>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6">Das Build-Skript ist also ein wichtiger Teil im Softwareentwicklungsprozess. Es unterliegt der Versionsverwaltung und muss gewissenhaft gepflegt und dokumentiert werden. Denn das Build-Skript enthält wichtiges Wissen über das Projekt und hilft neuen Mitarbeitern bei der Einarbeitung.</text:p>
      <text:p text:style-name="P26">Das Build-Skript erlaubt jedem Entwickler das Erstellen seiner Arbeitsumgebung durch Eingabe eines einfachen Kommandos. Die Sourcen werden aus der Versionsver-waltung geholt und für die IDE, z. B. Eclipse wird eine entsprechende Projektdatei erzeugt, so dass das Arbeiten mit der IDE einfach möglich ist.</text:p>
      <text:p text:style-name="P26">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6">Die Ergebnisse der Build-Skripte können mit Hilfe eines CI-Servers abgerufen werden. Er ist die zentrale Stelle für den Start der Skripte. Über ihn ist der Status des Projektes sichtbar. Die Log-Files, die beim Ablauf der Build-Skripte erzeugt wurden, können einfach über den CI-Server angesehen werden.</text:p>
      <text:h text:style-name="P144" text:outline-level="2">Die Entwicklung großer Software-Systeme</text:h>
      <text:p text:style-name="P53">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 wenn die Entwickler ein schnelles Feedback bekommen sollen.</text:p>
      <text:p text:style-name="P26">Die Tests für das Feedback an die Entwickler lassen sich in unterschiedliche Gruppen einteilen: </text:p>
      <text:list xml:id="list537859629413211267" text:style-name="L16">
        <text:list-item>
          <text:p text:style-name="P86"><text:soft-page-break/><text:alphabetical-index-mark-start text:id="IMark115840884"/>Unit-Test<text:alphabetical-index-mark-end text:id="IMark115840884"/>s testen nur die technische Funktion des neu entwickelten Source-codes.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86">Integrationstests integrieren mehrere Teile der Anwendung beim Test. Sie testen die Zusammenarbeit mehrerer Komponenten und damit ihre Schnittstellen.</text:p>
        </text:list-item>
        <text:list-item>
          <text:p text:style-name="P86">Automatisierte Akzeptanztests sind in einen Testfall ausgedrückte funktionale Anforderungen des Kunden. Sie sind einer Benutzerinteraktion nachempfunden und brauchen deshalb das komplette lauffähige System.</text:p>
        </text:list-item>
      </text:list>
      <text:p text:style-name="P26">Vor dem Check-in muss der Entwickler, um keinen offensichtlich falschen Code in das Repository zu schreiben, mindestens die <text:alphabetical-index-mark-start text:id="IMark115840884"/>Unit-Test<text:alphabetical-index-mark-end text:id="IMark115840884"/>s ausführen. Nach dem Check-in führt der CI-Server die Tests <text:s/>noch mal auf einem dedizierten Testsystem durch.</text:p>
      <text:p text:style-name="P26">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die zusätzlichen Tests nachts durchgeführt werden.</text:p>
      <text:p text:style-name="P26">Bei weiter wachsendem Codeumfang muss das System in Komponenten aufgeteilt werden. Für jede Komponente gibt es ein eigenes Build-Skript, dass die Komponente übersetzt, die Unit-Tests ausführt und deploybare JAR- oder WAR-Files zusammenbaut. Es ist wichtig das jedes Build-Skript als Ergebnis ein deploybares Artefakt liefert, ansonsten ist Continuous Integration nicht möglich. Auf diese Weise müssen nicht immer alle Komponenten neu gebaut werden, sondern nur die, die durch die Änderungen betroffen sind. Außerdem wird es auf diese Weise möglich Komponenten, die keine Abhängigkeiten voneinander haben, parallel zu bauen und zu testen.</text:p>
      <text:h text:style-name="P161" text:outline-level="1">Continuous Delivery </text:h>
      <text:p text:style-name="P53"><text:alphabetical-index-mark-start text:id="IMark115840884" text:main-entry="true"/>Continuous Delivery<text:alphabetical-index-mark-end text:id="IMark115840884"/> ist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26">Continuous Delivery erfüllt das erste Prinzip des „Agilen Manifests“:</text:p>
      <text:p text:style-name="P26">„Unsere höchste Priorität ist es, den Kunden durch frühe und kontinuierliche Auslieferung wertvoller Software zufrieden zu stellen.“<text:note text:id="ftn18" text:note-class="footnote"><text:note-citation>18</text:note-citation><text:note-body><text:p text:style-name="P4"><text:span text:style-name="T29">Beck (2001), <text:s/></text:span><text:span text:style-name="T30">Manifest für Agile Softwareentwicklung</text:span></text:p></text:note-body></text:note></text:p>
      <text:p text:style-name="P26">Die agilen Vorgehensmodelle setzen die Prinzipien des Agilen Manifests um. Continuous Delivery <text:s/>unterstützt agile Vorgehensmodelle bzw. ist eine Folge der Entwicklung hin zu agilen Vorgehensmodellen. Die Umsetzung der agilen Prinzipien äußert sich folgendermaßen:</text:p>
      <text:list xml:id="list996530329439843628" text:style-name="L17">
        <text:list-item>
          <text:p text:style-name="P87">Das gemeinsam arbeitende Team steht im Vordergrund.</text:p>
        </text:list-item>
        <text:list-item>
          <text:p text:style-name="P87">Der Entwicklungsprozess wird nicht bis ins letzte Detail geplant.</text:p>
        </text:list-item>
        <text:list-item>
          <text:p text:style-name="P87">Der einzige, der die Qualität des Produktes sicher beurteilen kann, ist der Kunde.</text:p>
        </text:list-item>
        <text:list-item>
          <text:p text:style-name="P87">Aufgrund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26">Die Auslieferung ist nur möglich durch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6">Continuous Delivery versucht noch schneller und öfter neue Features an den Kunden auszuliefern. Dadurch erhofft man sich Vorteile am Markt, um die eige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26">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ein großes Risiko. Die Idee neue Leistungsmerkmale und Fehlerbehebungen möglichst zeitnah beim Kunden unterzubringen, kann nur mit <text:alphabetical-index-mark-start text:id="IMark115840884"/>Continuous Delivery<text:alphabetical-index-mark-end text:id="IMark115840884"/> risikoarm durchgeführt werden.</text:p>
      <text:h text:style-name="P147" text:outline-level="2">Kerngedanken</text:h>
      <text:p text:style-name="P56">Bis zur Installation auf der Produktionsmaschine muss jede Anwendung auf <text:s/>unterschiedlichen Rechnern installiert werden, z. B. auf <text:s/>den Entwicklungsrechnern, dem Build-Server, dem Performance-Testrechner und dem Systemtest-Rechner für <text:s/>manuelle Tests.</text:p>
      <text:p text:style-name="P56">Die manuelle Installation ist oft komplex und nicht verlässlich. Das Wissen um die Installation wird oft in seitenlangen Dokumentationen festgehalten oder ist in den Köpfen der besten Entwickler verteilt bzw. einer hält das Kopfmonopol.</text:p>
      <text:p text:style-name="P56">Eine Lösung ist die komplette Automatisierung von Build, Test und Deployment. Da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Es macht ein entsprechendes Deployment mit den nötigen Konfigurationen für die entsprechende Umgebung, z. B. auf dem Entwicklungsrechner, Build-Server, Systemtest-Rechner oder dem Produktionssystem. </text:p>
      <text:p text:style-name="P56">Das Deployment-Skript dokumentiert somit den kompletten Deployment-Prozess auf allen Maschinen. Und diese Dokumentation bleibt aktuell, da sie laufend benutzt wird. Auf diese Weise kann jeder im Projekt einen entsprechenden Rechner aufsetzen.</text:p>
      <text:p text:style-name="P56"/>
      <text:p text:style-name="P56"><text:soft-page-break/>Bei der Automation sollte man folgende Prinzipien beachten:</text:p>
      <text:list xml:id="list5931753995331189315" text:style-name="L18">
        <text:list-item>
          <text:p text:style-name="P95">Jeder <text:alphabetical-index-mark-start text:id="IMark117305644"/>Build<text:alphabetical-index-mark-end text:id="IMark117305644"/> soll als Ergebnis eine funktionierende Software bzw. ein installierbares Artefakt liefern.</text:p>
        </text:list-item>
        <text:list-item>
          <text:p text:style-name="P95">In jeder Umgebung werden die gleichen Artefakte deployed. Die Laufzeit-konfigurationen für die einzelnen Umgebungen erfolgt separat in einem eigenen Skript, bzw. mit Hilfe einer eigenen Property-Datei.</text:p>
        </text:list-item>
        <text:list-item>
          <text:p text:style-name="P95">Das Testen wird in unabhängigen Stufen unterteilt, z. B. Unit-Test, Integrationstest mit DB-Zugriff, Akzeptanztests, Performance-Tests.</text:p>
        </text:list-item>
        <text:list-item>
          <text:p text:style-name="P95">Das Deployment ist zu automatisieren.</text:p>
        </text:list-item>
        <text:list-item>
          <text:p text:style-name="P95">Das Automatisierungsskript ist mit der Anwendung weiterzuentwickeln. Es gehört wie alle anderen Sourcen in die Versionsverwaltung.</text:p>
        </text:list-item>
      </text:list>
      <text:p text:style-name="P56">Wenn die Anwendung installiert und die Umgebung eingerichtet ist, dann muss sie getestet werden. Dies geschieht mit dem sogenannten <text:alphabetical-index-mark-start text:id="IMark117305644"/>Smoke-Test<text:alphabetical-index-mark-end text:id="IMark117305644"/>. Der einfachste Fall des Smoke-Tests ist das Starten und Stoppen der Anwendung. Weitere Tests sind: </text:p>
      <text:list xml:id="list7014238790224633995" text:style-name="L19">
        <text:list-item>
          <text:p text:style-name="P96">Das Prüfen des Logins</text:p>
        </text:list-item>
        <text:list-item>
          <text:p text:style-name="P96">Ein einfacher Lesezugriff in der Anwendung, um den Datenbankzugriff zu testen</text:p>
        </text:list-item>
        <text:list-item>
          <text:p text:style-name="P96">Der Öffnen und Schließen von wichtigen Masken</text:p>
        </text:list-item>
      </text:list>
      <text:p text:style-name="P56">Wichtig ist ein möglichst schneller <text:alphabetical-index-mark-start text:id="IMark115840884"/>Build<text:alphabetical-index-mark-end text:id="IMark115840884"/>. Die Komponenten sollten möglichst unabhängig voneinander sein, damit sie parallel gebaut werden können, um den Build weiter zu beschleunigen.</text:p>
      <text:p text:style-name="P56">Um <text:alphabetical-index-mark-start text:id="IMark115840884"/>Continuous Delivery<text:alphabetical-index-mark-end text:id="IMark115840884"/>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2757285198119146148" text:style-name="L20">
        <text:list-item>
          <text:p text:style-name="P97">„Create a Repeatable, Reliable Process for Releasing Software“</text:p>
        </text:list-item>
        <text:list-item>
          <text:p text:style-name="P130">„If It Hurts, Do It More Frequently, and Bring the Pain Forward“</text:p>
        </text:list-item>
        <text:list-item>
          <text:p text:style-name="P130">„Everybody Is Responsible for the Delivery Process“ </text:p>
        </text:list-item>
        <text:list-item>
          <text:p text:style-name="P130">„Keep Everything in Version Control“</text:p>
        </text:list-item>
        <text:list-item>
          <text:p text:style-name="P130"><text:soft-page-break/>„Automate Almost Everything“</text:p>
        </text:list-item>
        <text:list-item>
          <text:p text:style-name="P131">„Done Means Released“<text:note text:id="ftn21" text:note-class="footnote"><text:note-citation>21</text:note-citation><text:note-body><text:p text:style-name="P4"><text:span text:style-name="T29">Schluff (2013), </text:span><text:span text:style-name="T30">Von Continuous Integration <text:s/>zu Continuous Delivery (JAX), Seite 9</text:span></text:p></text:note-body></text:note></text:p>
        </text:list-item>
      </text:list>
      <text:p text:style-name="P47">Alles unter Versionskontrolle bedeutet den Sourcecode, die Datenbank-Skripte, die Konfiguration der Anwendung, die Erstellung der Infrastruktur und natürlich die Build-Skripte unter Versionskontrolle zu stellen.</text:p>
      <text:h text:style-name="P148" text:outline-level="2">Prinzipien</text:h>
      <text:p text:style-name="P55">Continuous Delivery <text:s/>steht für eine fortlaufende Optimierung, die in der Verantwortung aller Beteiligten liegt, z. B. Entwickler, Administratoren im IT-Betrieb, Produkt-management und andere Stakeholder.</text:p>
      <text:p text:style-name="P55">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5">Das Konfigurationsmanagement ist die Basis für die einmal erstellten Artefakte und umfasst die Software und die Infrastruktur. Die Konfigurationen werden selbst-verständlich versioniert.</text:p>
      <text:p text:style-name="P55">Die Automatisierung beim Continuous Delivery ist so umfangreich wie möglich und umfasst auch <text:s/>Aspekte der Infrastruktur inklusive des Betriebssystems. Sie betrifft in der Hauptsache die Softwareentwicklung und den IT-Betrieb.</text:p>
      <text:p text:style-name="P55">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55">Die Basis für die fortlaufende Optimierung ist das Monitoring der Deployment Pipeline. Es ermöglicht ein Feedback für das IT-Operating und die Codemetriken helfen den Entwicklern ihren Teil der Arbeit zu verbessern.</text:p>
      <text:h text:style-name="P148" text:outline-level="2">Deployment Pipeline</text:h>
      <text:p text:style-name="P47">Die zentrale Abstraktion des Continuous Delivery ist die <text:alphabetical-index-mark-start text:id="IMark115840884" text:main-entry="true"/>Deployment Pipeline<text:alphabetical-index-mark-end text:id="IMark115840884"/>. Sie ist in <text:soft-page-break/>unterschiedliche Abschnitte gegliedert. Jeder Abschnitt besteht aus mehreren Teilschritten. Die einzelnen Abschnitte sind durch Trigger miteinander verbunden, so dass beim Ende eines fehlerfreien Abschnittes der nächste Abschnitt gestartet wird. In einem <text:alphabetical-index-mark-start text:id="IMark117307468"/>CI-Server<text:alphabetical-index-mark-end text:id="IMark117307468"/> wird jeder Abschnitt in einem eigenen Job implementiert, d. h. für jeden Abschnitt existiert ein eigenes <text:alphabetical-index-mark-start text:id="IMark117305644"/>Build-Skript<text:alphabetical-index-mark-end text:id="IMark117305644"/>.</text:p>
      <text:p text:style-name="P16"><draw:frame draw:style-name="fr3" draw:name="Grafik1" text:anchor-type="paragraph" svg:width="15cm" svg:height="5.269cm" draw:z-index="0"><draw:image xlink:href="Pictures/1000000000000253000000D14D14AFD2.png" xlink:type="simple" xlink:show="embed" xlink:actuate="onLoad"/></draw:frame>Abbildung 2: Der exemplarischer Aufbau einer Deployment Pipeline<text:note text:id="ftn22" text:note-class="footnote"><text:note-citation>22</text:note-citation><text:note-body><text:p text:style-name="P22"><text:s/>Vgl. Schluff (2013), Von Continuous Integration <text:s/>zu Continuous Delivery, Seite 10</text:p></text:note-body></text:note></text:p>
      <text:p text:style-name="P6">Bei jeder Änderung einer relevanten Projektressource wird auf einem dedizierten <text:alphabetical-index-mark-start text:id="IMark117305644"/>Build-Server<text:alphabetical-index-mark-end text:id="IMark117305644"/> der erste Abschnitt der Deployment Pipeline gestartet. Der erste Abschnitt wird häufig als „<text:alphabetical-index-mark-start text:id="IMark117307468"/>Commit Stage<text:alphabetical-index-mark-end text:id="IMark117307468"/>“ bezeichnet. Er erzeugt alle Artefakte und stellt sie für die Zukunft zur Verfügung. Wichtig ist, dass jedes Artefakt nur einmal erzeugt und dann von allen weiteren Stufen benutzt wird. So ist sichergestellt, dass ein Fehler sich genau auf diesen Stand bezieht. Zusätzlich spart dieses Vorgehen Zeit. Auf diese Weise wird der gesamte Prozess sicherer und schneller, da die binären Bibliotheken nur einmal gebaut werden müssen.</text:p>
      <text:p text:style-name="P6">Üblicherweise erfolgt die Veröffentlichung der Artefakte in einem <text:alphabetical-index-mark-start text:id="IMark117307468"/>Artefakt-Repository<text:alphabetical-index-mark-end text:id="IMark117307468"/>. In diesem Artefakt-Repository werden nicht nur die selbst erzeugten Artefakte abgelegt, sondern auch die Third-Party-Libraries. Das Wiederverwenden der Artefakte <text:s/>dient der Fehlerminimierung. Denn die Artefakte, die zum Test benutzt werden, müssen auch an den Kunden ausgeliefer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Mitunter werden auch weiterhin manuelle Tests durchgeführt, so dass das Deployment <text:soft-page-break/>erst nach einer manuellen Freigabe erfolgt. Der Ablauf bis zur Verteilung der Software wird im folgenden Diagramm noch einmal verdeutlicht.</text:p>
      <text:p text:style-name="P16"><draw:frame draw:style-name="fr4" draw:name="Grafik2" text:anchor-type="paragraph" svg:x="0.004cm" svg:y="0.388cm" svg:width="15cm" svg:height="5.449cm" draw:z-index="1"><draw:image xlink:href="Pictures/100000000000024D000000D606209437.png" xlink:type="simple" xlink:show="embed" xlink:actuate="onLoad"/></draw:frame>Abbildung 3: Die Deployment Pipeline als Sequenzdiagramm<text:note text:id="ftn23" text:note-class="footnote"><text:note-citation>23</text:note-citation><text:note-body><text:p text:style-name="P22"><text:s/>Vgl. Schluff (2013), Von Continuous Integration <text:s/>zu Continuous Delivery, Seite 11</text:p></text:note-body></text:note></text:p>
      <text:p text:style-name="P6">Continuous Delivery ist strukturierter als Continuous Integration. Bei Bedarf kann die Deployment Pipeline in weitere <text:s/>Abschnitte untergliedert werden, die auch projektspezifisch sein können. Das Aneinanderketten der Abschnitte muss vom CI-Server unterstützt werden.</text:p>
      <text:h text:style-name="P104" text:outline-level="3">Der Happy Path der Deployment Pipeline</text:h>
      <text:p text:style-name="P42">Als Überblick der <text:alphabetical-index-mark-start text:id="IMark117307468"/><text:span text:style-name="T33">Happy Path</text:span><text:alphabetical-index-mark-end text:id="IMark117307468"/><text:span text:style-name="T33"> für die Auslieferung eines Release:</text:span></text:p>
      <text:p text:style-name="P70">1. Ein Entwickler macht eine Änderung im Source-Repository.</text:p>
      <text:p text:style-name="P70">2. Der CI-Server erkennt die Änderung und startet die Commit Stage auf dem Build-Server. Nach dem Build werden Unit-Tests durchgeführt, die keine komplette Ablaufumgebung benötigen.</text:p>
      <text:p text:style-name="P70">3. Nach der erfolgreichen Durchführung werden die erzeugten Artefakte wie JARs, WARs und die erzeugten Reports im Artefakt-Repository veröffentlicht.</text:p>
      <text:p text:style-name="P70">4. Der CI-Server startet einen Job der eine produktionsähnliche Umgebung auf einem dedizierten Testrechner erzeugt. Es werden die binären Dateien genutzt, die in der Commit Stage erzeugt wurden.</text:p>
      <text:p text:style-name="P70">5. Der CI-Server startet die Tests der <text:alphabetical-index-mark-start text:id="IMark117307468"/>Acceptance Test Stage<text:alphabetical-index-mark-end text:id="IMark117307468"/>.</text:p>
      <text:p text:style-name="P70">6. Nach einer erfolgreichen Durchführung bekommt der Release-Kandidat den Status <text:s/><text:soft-page-break/>„Acceptance Test Stage erfolgreich bestanden“.</text:p>
      <text:p text:style-name="P70">7. Die Tester können aus einer Liste von erfolgreichen Builds einen auswählen, der auf dem Rechner für den manuellen Test installiert wird.</text:p>
      <text:p text:style-name="P70">8. Die Tester führen die manuellen Tests aus.</text:p>
      <text:p text:style-name="P70">9. Bei einem erfolgreich bestandenen manuellen Test bekommt der Release-Kandidat den <text:s/>Status "manuelle Tests bestanden".</text:p>
      <text:p text:style-name="P70">10. Der CI-Server installiert <text:s/>den letzten Release-Kandidat, der die manuellen Testfälle und den Acceptance-Test bestanden hat in der Produktionstestumgebung.</text:p>
      <text:p text:style-name="P70">11. Die Performance-Tests werden beim Release-Kandidat durchgeführt. Dies kann auch parallel zu den manuellen Tests geschehen.</text:p>
      <text:p text:style-name="P70">12. Beim erfolgreichen Bestehen <text:s/>erhält der Release-Kandidate den Status "Performance getestet".</text:p>
      <text:p text:style-name="P70">13. Dieses Muster wird für alle noch zusätzlich bestehende Stages ausgeführt.</text:p>
      <text:p text:style-name="P70">14. Nach dem Bestehen aller Tests erhält der Release-Kandidat den Status "fertig zum Release" und kann nun von jeder autorisierten Person auf dem Produktionsrechner installiert <text:s/>werden.</text:p>
      <text:p text:style-name="P69"><text:span text:style-name="T33">15. Nach der Installation erhält das Release den Status "released".</text:span><text:span text:style-name="T33"><text:note text:id="ftn24" text:note-class="footnote"><text:note-citation>24</text:note-citation><text:note-body><text:p text:style-name="P3">Vgl. Humble (2010), <text:s/>Continuous Delivery, Seite 176 f</text:p></text:note-body></text:note></text:span></text:p>
      <text:p text:style-name="P69">Im Folgenden wird jeder Abschnitt der beispielhaften <text:alphabetical-index-mark-start text:id="IMark117307468"/>Deployment Pipeline<text:alphabetical-index-mark-end text:id="IMark117307468"/> noch mal im Detail beschrieben. In einer echten Projektsituation können natürlich mehr oder auch wenige Stages implementiert sein.</text:p>
      <text:h text:style-name="P101" text:outline-level="3">Commit Stage</text:h>
      <text:p text:style-name="P42">In der <text:alphabetical-index-mark-start text:id="IMark117307468" text:main-entry="true"/>Commit Stage<text:alphabetical-index-mark-end text:id="IMark117307468"/> wird sichergestellt, dass das Produkt technisch richtig arbeitet. Am Ende dieses Verarbeitungsabschnittes werden die binären Dateien für alle weiteren Tests veröffentlicht.</text:p>
      <text:p text:style-name="P42">Arbeitsschritte: Check-out der Sourcen, Kompilieren der Sourcen, Packen der JAR-Dateien, Ausführen der Unit-Tests, statische Code-Analyse, Veröffentlichung der Artefakte <text:s/>für die weiteren Abschnitte der Deployment Pipeline und Veröffentlichung der <text:soft-page-break/>Testergebnisse.</text:p>
      <text:p text:style-name="P42">Die Commit Stage beginnt mit dem Commit von neuen Sourcen in das Repository durch den Entwickler. Die Laufzeit dieses ersten Abschnittes der Deployment Pipeline sollte 10 Minuten nicht überschreiten, ansonsten sind Maßnahmen wie das parallelisieren von Tests oder das Aufteilen in Subsysteme vorzunehmen.</text:p>
      <text:p text:style-name="P42">Für den Entwickler ist dieser Abschnitt die wichtigste Quelle für Feedback, denn hier werden die Prüfungen mit dem größten Fehlerpotential in kurzer Zeit durchgeführt. In der Commit Stage treten Compilerfehler, Fehler der Unit-Tests und Fehler <text:s/>der Umgebung auf.</text:p>
      <text:p text:style-name="P42">Das Ziel der Commit Stage ist es installierbare Artefakte zu erzeugen oder schnell einen <text:s/>oder mehrere Fehler festzustellen, damit die Entwickler sofort das Problem beheben können. Da die Entwickler ihren Code oft in die Mainline integrieren, ist die Fehlersuche auf die letzten Änderungen beschränkt, die der Entwickler gemacht hat. Das heißt, der Fehler ist viel einfacher zu beheben, wenn er direkt in der Commit Stage gefunden wird.</text:p>
      <text:p text:style-name="P42">Moderne kommerzielle CI-Server machen ein <text:alphabetical-index-mark-start text:id="IMark117307468"/><text:alphabetical-index-mark-start text:id="IMark117305644"/>Build<text:alphabetical-index-mark-end text:id="IMark117305644"/><text:alphabetical-index-mark-end text:id="IMark117307468"/>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2">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e Test-abdeckung von unter 60 Prozent wird als Fehler bewertet. Das Ziel ist eine Testabdeckung durch die <text:alphabetical-index-mark-start text:id="IMark117307468"/>Unit-Test<text:alphabetical-index-mark-end text:id="IMark117307468"/>s von 80 Prozent.</text:p>
      <text:p text:style-name="P42">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2">Eine effektive, schnelle und verlässliche Commit Stage ist eine wichtige Voraussetzung für die gute Produktivität eines Entwicklerteams. Nach Möglichkeit sollten die Skripte <text:soft-page-break/>von den Entwicklern gepflegt werden und nicht von einem Spezialisten. Das Ziel des Spezialisten muss es sein, sein Wissen über die gut strukturierten Skripte an die Entwickler weiterzugeben, damit jeder die Abläufe versteht.</text:p>
      <text:p text:style-name="P42">In großen Teams ist ein <text:alphabetical-index-mark-start text:id="IMark117307468"/>Build Master<text:alphabetical-index-mark-end text:id="IMark117307468"/> sinnvoll. Er soll das Build-Skript warten und die Build-Disziplin überwachen. Er hält die Entwickler dazu an, ihre Fehler zu beheben oder sie samt Code aus der Mainline zu entfernen. Der Build Master ist eine Rolle, die sich gut zur Rotation eignet.</text:p>
      <text:p text:style-name="P42">Die Commit Stage besitzt einen Input, das sind die Sourcen und Ressourcen sowie einen Output, das sind die binären Dateien und die Reports. Die Reports enthalten Infos über die ausgeführten Tests, über die statische Codeanalyse und Kennzahlen wie z. B. die Testabdeckung.</text:p>
      <text:p text:style-name="P42">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42"><draw:frame draw:style-name="fr3" draw:name="Grafik5" text:anchor-type="paragraph" svg:width="13.864cm" svg:height="6.985cm" draw:z-index="2"><draw:image xlink:href="Pictures/100000000000020C00000108EC41406A.png" xlink:type="simple" xlink:show="embed" xlink:actuate="onLoad"/></draw:frame></text:p>
      <text:p text:style-name="P48">Abbildung 4: Die Rolle des Artefakt-Repository<text:note text:id="ftn25" text:note-class="footnote"><text:note-citation>25</text:note-citation><text:note-body><text:p text:style-name="P3">Vgl. Humble (2010), <text:s/>Continuous Delivery, Seite 176</text:p></text:note-body></text:note></text:p>
      <text:p text:style-name="P42">Zusätzlich zu den Binaries werden auch die Ergebnisse der automatisierten Tests als <text:soft-page-break/>Reports und die <text:s/>Release Notes im Artefakt-Repository abgelegt, so dass es einen definierten Ort gibt, an dem wiederverwendbare generierte Artefakte zu finden sind. Schlägt ein Test fehl, dann sind die Dokumente zu diesem <text:alphabetical-index-mark-start text:id="IMark117307468"/>Build<text:alphabetical-index-mark-end text:id="IMark117307468"/> nicht mehr verwendbar und können nach der Fehlerbehebung einfach gelöscht werden. Das Artefakt- Repository ist ein Cache für generierte Artefakte.</text:p>
      <text:p text:style-name="P42">Die Aufgabe der Commit Stage ist das Finden der häufigsten Fehler, die durch Änderungen verursacht werden und das zeitnahe Informieren der Entwickler. Werden keine Fehler erkannt, dann sind die Artefakte für die nächsten Abschnitte der Deployment Pipeline im Artefakt-Repository zu veröffentlichen.</text:p>
      <text:h text:style-name="P100" text:outline-level="3">Acceptance Test Stage</text:h>
      <text:p text:style-name="P42">In der <text:alphabetical-index-mark-start text:id="IMark117307468" text:main-entry="true"/>Acceptance Test Stage<text:alphabetical-index-mark-end text:id="IMark117307468"/> wird sichergestellt, dass das Produkt die funktionalen Anforderungen erfüllt.</text:p>
      <text:p text:style-name="P42">Arbeitsschritte: Aufbau der Infrastruktur, Installation der Anwendung, Starten der Anwendung, Ausführung der Smoke-Tests, automatisierte Ausführung der funktionalen Tests, Beenden der Anwendung, Veröffentlichung der Testergebnisse.</text:p>
      <text:p text:style-name="P42">Die Acceptance Test Stage soll gegen jeden Build laufen, der die Commit Stage fehlerfrei passiert hat. Nur ein Release Kandidat der diesen Abschnitt ohne Fehler durchlaufen hat, darf die folgenden Abschnitte durchlaufen.</text:p>
      <text:p text:style-name="P42">Die komplexen automatisierten Akzeptanztests lauffähig zu halten, kostet Zeit und Geld. Die Kundenvertreter sollten deshalb den einfachsten <text:alphabetical-index-mark-start text:id="IMark117307468"/>Happy Path<text:alphabetical-index-mark-end text:id="IMark117307468"/> Test schreiben, der möglich ist. Dieser Aufwand wird durch reduzierte Wartungskosten mehr als wett gemacht. Ohne diese guten Akzeptanztests tritt eines der folgenden Probleme auf:</text:p>
      <text:list xml:id="list4492883173967018790" text:style-name="L21">
        <text:list-item>
          <text:p text:style-name="P123">Es muss sehr viel Zeit in das Finden und Beheben von Fehlern investiert werden, wenn die Anwendung eigentlich schon fertig ist.</text:p>
        </text:list-item>
        <text:list-item>
          <text:p text:style-name="P123">Es muss sehr viel Geld für manuelle Akzeptanz- und Regressionstests aufgewendet werden.</text:p>
        </text:list-item>
        <text:list-item>
          <text:p text:style-name="P123">Es wird Software mit schlechter Qualität ausgeliefert.<text:note text:id="ftn26" text:note-class="footnote"><text:note-citation>26</text:note-citation><text:note-body><text:p text:style-name="P3">Vgl. Humble (2010), <text:s/>Continuous Delivery, Seite 213</text:p></text:note-body></text:note></text:p>
        </text:list-item>
      </text:list>
      <text:p text:style-name="P42">Fehler in den Akzeptanztests sind schwieriger zu finden, weil die Anwendung bei einer Fehlfunktion nicht direkt stehen bleibt, sondern weiterläuft und den Fehler verschleiert. <text:soft-page-break/>Hier ist der <text:alphabetical-index-mark-start text:id="IMark115840884"/>Build Master<text:alphabetical-index-mark-end text:id="IMark115840884"/> gefragt, um einen möglichen Verursacher zur Behebung des Fehlers zu animieren.</text:p>
      <text:p text:style-name="P42">Die Akzeptanztest-Suites laufen oft mehrere Stunden. Zur Verbesserung der Laufzeiten muss man flexibel agieren. So kann man die Tests möglicherweise über eine öffentliche API durchführen, statt einen langsamen GUI-Test ablaufen zu lassen. Das macht den Test zusätzlich unabhängig von GUI-Änderungen. Es ist zu prüfen, ob Ressourcen nicht geteilt werden können oder <text:s/>unabhängige Tests parallel auszuführen sind.</text:p>
      <text:p text:style-name="P42">Akzeptanztests sind komplexer als Unit-Tests. Sie verbrauchen mehr Ressourcen für die Wartung und sind oft länger fehlerhaft, weil ein Fehler schwerer zu finden und zu beheben ist. Im Gegenzug liefern automatisierte Akzeptanztests aber folgende Vorteile: </text:p>
      <text:list xml:id="list5758902859920215935" text:style-name="L22">
        <text:list-item>
          <text:p text:style-name="P124">Die Tests steigern das Vertrauen, dass die Software ihren Zweck erfüllt.</text:p>
        </text:list-item>
        <text:list-item>
          <text:p text:style-name="P124">Sie schützen das System gegen groß angelegte Änderungen.</text:p>
        </text:list-item>
        <text:list-item>
          <text:p text:style-name="P124">Die Steigerung der Qualität durch umfassende automatisierte Regressionstests.</text:p>
        </text:list-item>
        <text:list-item>
          <text:p text:style-name="P124">Die Lieferung von Feedback, so dass Fehler schneller behoben werden können.</text:p>
        </text:list-item>
        <text:list-item>
          <text:p text:style-name="P124">Sie nehmen den Testern die eintönige Arbeit ab, so dass sie sich um höherwertige Aufgaben kümmern können, z. B. Performance-Messungen, explorative Tests und Usability-Tests.</text:p>
        </text:list-item>
        <text:list-item>
          <text:p text:style-name="P124">Die Herabsetzung der Durchlaufzeiten bei Änderungen.</text:p>
        </text:list-item>
        <text:list-item>
          <text:p text:style-name="P124">Sie machen ein Continuous Delivery erst möglich.<text:note text:id="ftn27" text:note-class="footnote"><text:note-citation>27</text:note-citation><text:note-body><text:p text:style-name="P3">Vgl. Humble (2010), <text:s/>Continuous Delivery, Seite 223</text:p></text:note-body></text:note></text:p>
        </text:list-item>
      </text:list>
      <text:p text:style-name="P42">Nach der Durchführung der Akzeptanztests wird der Release-Kandidat als solcher gekennzeichnet und kann jetzt manuell und möglicherweise parallel auf Performance getestet werden.</text:p>
      <text:h text:style-name="P100" text:outline-level="3"><text:alphabetical-index-mark-start text:id="IMark117307468" text:main-entry="true"/>Manual Test Stage<text:alphabetical-index-mark-end text:id="IMark117307468"/></text:h>
      <text:p text:style-name="P42">Die Tester können aus einer Liste von Builds, die die Acceptance Test Stage erfolgreich durchlaufen haben, einen Build auswählen, den sie per Knopfdruck in die Systemtest-umgebung installieren können.</text:p>
      <text:p text:style-name="P42"><text:soft-page-break/>Arbeitsschritte: Aufbau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42">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2">Manuelle Tests <text:s/>sind zum einen sehr aufwendig und für die ausführenden Kräfte auf die Dauer sehr monoton. Wie jede manuelle Arbeit sind auch sie fehlerträchtig, d. h. die Tests werden mitunter nicht so ausgeführt, wie es sein sollte.</text:p>
      <text:p text:style-name="P42">Der <text:alphabetical-index-mark-start text:id="IMark117307468"/>explorative Test<text:alphabetical-index-mark-end text:id="IMark117307468"/>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42">Diese manuellen Aufwände versucht man durch Automatisierungen zu vermeiden. Im Sinne von Continuous Delivery sollte nach Möglichkeit kein manueller Test mehr stattfinden. </text:p>
      <text:h text:style-name="P100" text:outline-level="3"><text:alphabetical-index-mark-start text:id="IMark117307468" text:main-entry="true"/>Performance Testing Stage<text:alphabetical-index-mark-end text:id="IMark117307468"/></text:h>
      <text:p text:style-name="P42">In diesem Teil der Deployment Pipeline werden nichtfunktionale Tests ausgeführt. Das Ziel ist wieder so früh wie möglich den Fehler zu erkennen, nachdem eine Änderung das Verhalten der Anwendung zu einem Fehlverhalten verändert hat. Da es sich um nichtfunktionale Tests handelt, muss vor Testbeginn festgelegt werden, was ein Fehlverhalten ist.</text:p>
      <text:p text:style-name="P42">Damit Massen-, Last- und Leistungstests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42">Arbeitsschritte: Aufbau der Infrastruktur, Installation zusätzlicher Test-Tools, Installation der Anwendung, Starten der Anwendung, Durchführung der Smoke-Tests, automatisierte Ausführung der nichtfunktionalen Tests, Beenden der Anwendung, <text:soft-page-break/>Veröffentlichung der Testergebnisse.</text:p>
      <text:p text:style-name="P42">Die Performance Testing Stage sollte folgende Bedingungen erfüllen:</text:p>
      <text:list xml:id="list7780258380348534068" text:style-name="L23">
        <text:list-item>
          <text:p text:style-name="P125">Die Nutzung realer Szenarien aus der Praxis. </text:p>
        </text:list-item>
        <text:list-item>
          <text:p text:style-name="P125">Jeder Test sollte einen Schwellwert besitzen, der anzeigt, wann ein Test fehlgeschlagen ist.</text:p>
        </text:list-item>
        <text:list-item>
          <text:p text:style-name="P125">Die Testfälle sollten möglichst kurz sein, so dass sie in einer vernünftigen Zeit ablaufen können.</text:p>
        </text:list-item>
        <text:list-item>
          <text:p text:style-name="P125">Die Testfälle sollten robust sein gegenüber Änderungen der Anwendung, damit sie nicht zu viel Pflegeaufwand verursachen.</text:p>
        </text:list-item>
        <text:list-item>
          <text:p text:style-name="P125">Die Testfälle sollten wiederholbar und parallelisierbar sein, so dass man damit Lasttests und Langzeittests durchführen kann.<text:note text:id="ftn28" text:note-class="footnote"><text:note-citation>28</text:note-citation><text:note-body><text:p text:style-name="P3">Vgl. Humble (2010), <text:s/>Continuous Delivery, Seite 238</text:p></text:note-body></text:note></text:p>
        </text:list-item>
      </text:list>
      <text:p text:style-name="P42">Ein guter Ansatz ist es bestehende Akzeptanztests anzupassen und daraus Capacity-Tests zu machen. Im Idealfall kann man eine Simulation der Last des Produktions-systems erzeugen.</text:p>
      <text:p text:style-name="P42">Das Capacity-Test-System ist eine Ressource mit experimentellem Charakter. Hier können verschieden Ansätze ausprobiert werden, um das System auf seine Leistungsfähigkeit zu testen. Dabei unterscheidet man drei Testarten, die man durchführen kann:</text:p>
      <text:list xml:id="list1506083917832675997" text:style-name="L24">
        <text:list-item>
          <text:p text:style-name="P126">Der <text:alphabetical-index-mark-start text:id="IMark117307468"/>Leistungstest<text:alphabetical-index-mark-end text:id="IMark117307468"/> beschreibt die Zeit, die eine Transaktion braucht, und zwar gemessen mit und ohne zusätzlicher Last.</text:p>
        </text:list-item>
        <text:list-item>
          <text:p text:style-name="P126">Der <text:alphabetical-index-mark-start text:id="IMark115840884"/><text:alphabetical-index-mark-start text:id="IMark117305644"/>Durchsatztest<text:alphabetical-index-mark-end text:id="IMark117305644"/><text:alphabetical-index-mark-end text:id="IMark115840884"/> beschreibt die Anzahl der Transaktionen, die ein System in einer bestimmten Zeit bewältigen kann.</text:p>
        </text:list-item>
        <text:list-item>
          <text:p text:style-name="P126">Der <text:alphabetical-index-mark-start text:id="IMark117307468"/>Belastbarkeitstest<text:alphabetical-index-mark-end text:id="IMark117307468"/> gibt einen Schwellwert für die Dauer einer Transaktion vor, wenn das System den maximalen Durchsatz bewältigt.</text:p>
        </text:list-item>
      </text:list>
      <text:p text:style-name="P42">Mit diesen nichtfunktionalen Tests soll sichergestellt werden, dass das System dem Ansturm der maximalen Anzahl von Nutzern standhalten wird und die Antwortzeiten bei maximaler Belastung in einem vertretbaren Rahmen bleiben.</text:p>
      <text:h text:style-name="P100" text:outline-level="3"><text:soft-page-break/><text:alphabetical-index-mark-start text:id="IMark117307468" text:main-entry="true"/>Release Stage<text:alphabetical-index-mark-end text:id="IMark117307468"/></text:h>
      <text:p text:style-name="P42">Je komplexer manuelle Deployments sind, desto fehleranfälliger werden sie. Bei der manuellen Ausführung gehen schnell Dateiberechtigungen oder Migrationen verloren. Das kann man sich bei kurzen Release-Abständen nicht mehr leisten. Deshalb muss das Deployment automatisiert werden.</text:p>
      <text:p text:style-name="P42">Arbeitsschritte: Stoppen des Systems, Migration der Umgebung, <text:s/>Installation der neuen veröffentlichten Binaries, Migration der Datenbank, Starten des System, Durchführung der Smoke-Tests, Produktivschaltung.</text:p>
      <text:p text:style-name="P42">Das Problem bei einem Release ist, dass die Produktionsrechner sich nicht mehr im Wirkungskreis der Softwareentwicklung befinden. Die <text:s/>Produktionsrechner werden in großen Organisationen von einem anderen Team betreut. Hier muss eine Zusammen-arbeit zwischen Softwareentwicklung und IT-Betrieb erfolgen. </text:p>
      <text:p text:style-name="P42">Wenn das Deployment in die Produktivumgebung ansteht, muss das mit dem gleichen Prozess bzw. Skript passieren mit dem auch das Deployment in die Testumgebung durchgeführt wurde. Dadurch ist dieses Skript schon getestet. Nur die Variablen werden aus einer Property-Datei gelesen. Auf diese Weise ist das Installations-Skript universell einsetzbar.</text:p>
      <text:p text:style-name="P42">Das Skript erhält als Parameter die Version, die veröffentlicht werden soll und den Namen der Zielumgebung. Damit wählt das Skript die richtige Konfigurationsdatei aus, die zum Zielsystem passt und führt das Deployment durch.</text:p>
      <text:p text:style-name="P42">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2">Beim Deployment sollte es jedem Mitarbeiter möglich sein, aus einer Liste das Build zu wählen, das in die gewünschte Zielumgebung installiert werden soll. Für ein Release in die Produktivumgebung gelten natürlich strengere Zugangsbedingungen. Danach drückt man einen Start-Button und das Depolyment beginnt. Dies sollte auch der einzige Weg sein, die Software zu installieren.</text:p>
      <text:p text:style-name="P42">Mit einem automatisierten Deployment-Skript macht man niemals zweimal den gleichen Fehler.</text:p>
      <text:h text:style-name="Heading_20_3" text:outline-level="3"><text:soft-page-break/>Aufbau einer Deployment Pipeline</text:h>
      <text:p text:style-name="P42">Das Ziel der ersten Iteration eines Produktes in einem Projekt sollte es sein, die grundlegenden Stufen der Deployment Pipeline lauffähig zu machen. Am Ende der ersten Iteration müssen folgende Dinge funktionieren:</text:p>
      <text:list xml:id="list4000951743676571839" text:style-name="L25">
        <text:list-item>
          <text:p text:style-name="P127">Die Commit Stage der Depolyment Pipeline muss laufen.</text:p>
        </text:list-item>
        <text:list-item>
          <text:p text:style-name="P127">Es existiert eine produktionsähnliche Umgebung für das Deployment.</text:p>
        </text:list-item>
        <text:list-item>
          <text:p text:style-name="P127">Ein automatisierter Prozess, der die Binaries im Commit Stage erzeugt und ein <text:s/>weiteres Skript, das die Binaries in die Testumgebung installiert.</text:p>
        </text:list-item>
        <text:list-item>
          <text:p text:style-name="P127">Ein einfacher Smoke-Test der sicherstellt, dass die Anwendung in der installierten Umgebung läuft.<text:note text:id="ftn29" text:note-class="footnote"><text:note-citation>29</text:note-citation><text:note-body><text:p text:style-name="P3">Vgl. Humble (2010), <text:s/>Continuous Delivery, Seite 253</text:p></text:note-body></text:note></text:p>
        </text:list-item>
      </text:list>
      <text:p text:style-name="P42">Der einfachste Smoke-Test ist das Starten und Stoppen der Anwendung. Zeigt das Log-File keine Fehler, dann hat es mit hoher Wahrscheinlichkeit funktioniert.</text:p>
      <text:p text:style-name="P42">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42">Um eine <text:s/>funktionierende Installation sicherzustellen, braucht man eine bestimmte Umgebung inklusive Netzwerk, externe Dienste, Infrastruktur und Betriebssystem. Auch für die Erstellung einer solchen Umgebung sollte es ein Automatisierungsskript geben. </text:p>
      <text:p text:style-name="P64">Hat das Release einen Fehler, der die Funktion stark beeinträchtigt, dann kann man durch das automatisierte Deployment schnell einen Hotfix nachschieben (Rollforward) und ein Rollback mit allen seinen Nachteilen wird verhindert.</text:p>
      <text:p text:style-name="P42">Da jedes Projekt einzigartig ist, sollten die Stages, die bis zur Release-Reife zu durchlaufen sind, zu Beginn des Projektes vorläufig festgelegt bzw. geplant werden.</text:p>
      <text:h text:style-name="P153" text:outline-level="2">Endausbau von Continuous Delivery</text:h>
      <text:p text:style-name="P46">Der Endausbau von Continuous Delivery hat in etwa folgendes Erscheinungsbild:</text:p>
      <text:p text:style-name="P46"><text:span text:style-name="T25">Building</text:span>: Das Bauen der Komponenten und das Ablegen in einem Artefakt-Repository <text:soft-page-break/>erfolgt vollautomatisch.</text:p>
      <text:p text:style-name="P46"><text:span text:style-name="T25">DevOps</text:span>: Der IT-Betrieb und die Entwicklungsabteilung sind beide Teil eines multi-disziplinären Auslieferungsteams mit verteilten Verantwortlichkeiten.</text:p>
      <text:p text:style-name="P46"><text:span text:style-name="T25">Reporting</text:span>: Ein Dashboard zeigt verschiedene Perspektiven sowie den Fortschritt des Projektes. Das Reporting zeigt zusätzliche erwartete Trends an.</text:p>
      <text:p text:style-name="P46"><text:span text:style-name="T25">Testing</text:span>: Alle Tests auf dem Weg zur Installation des Produktivsystems sind automatisiert.</text:p>
      <text:p text:style-name="P46"><text:span text:style-name="T25">Provisioning</text:span>: Die Umgebungen werden per Knopfdruck bereitgestellt. Die Betriebs-systeme sind falls möglich virtualisiert.</text:p>
      <text:p text:style-name="P46"><text:span text:style-name="T25">Deploying</text:span>: Es findet ein fortlaufendes Deployment statt.</text:p>
      <text:h text:style-name="P145" text:outline-level="2">Aufbau der <text:alphabetical-index-mark-start text:id="IMark117307468" text:main-entry="true"/>Infrastruktur<text:alphabetical-index-mark-end text:id="IMark117307468"/></text:h>
      <text:p text:style-name="P42">Damit eine Anwendung fehlerfrei installiert und ausgeführt werden kann, muss die Infrastruktur zu der entwickelten Software passen. Unter Infrastruktur fallen Hardware, Betriebssystem, Netzwerk, Middleware und externe Services.</text:p>
      <text:h text:style-name="P104" text:outline-level="3">Allgemeine Grundsätze</text:h>
      <text:p text:style-name="P42">Man unterscheidet zwischen einer Produktivumgebung und einer Testumgebung, die der Produktivumgebung möglichst ähnlich sein soll. Zur Infrastruktur gehören Umgebungseinstellungen, die für jede Ablaufumgebung anders sind, z. B. IP-Adressen. Die Software muss also für ihre Ablaufumgebung angepasst werden.</text:p>
      <text:p text:style-name="P6">Die Prinzipien für den Umgang mit <text:s/>der Infrastruktur:</text:p>
      <text:list xml:id="list8567003846673284799" text:style-name="L26">
        <text:list-item>
          <text:p text:style-name="P111">Der benötigte Stand der Infrastruktur sollte als Code gespeichert werden und in die Versionskontrolle eingestellt werden.</text:p>
        </text:list-item>
        <text:list-item>
          <text:p text:style-name="P111">Das Build-Skript sollte sich selbst anpassen. Das heißt, es erkennt, ob es auf einem Testsystem oder einem Produktivsystem ausgeführt wird und macht automatisch entsprechende Anpassungen.</text:p>
        </text:list-item>
        <text:list-item>
          <text:p text:style-name="P111">Der aktuelle Status der Infrastruktur muss nachverfolgbar sein, so dass man mögliche Fehler leicht findet.</text:p>
        </text:list-item>
        <text:list-item>
          <text:p text:style-name="P111">Die Erzeugung einer bekannten Infrastruktur muss ein automatisierter Prozess <text:soft-page-break/>sein.</text:p>
        </text:list-item>
      </text:list>
      <text:p text:style-name="P6">Damit ein Release automatisiert auf einen Produktionsrechner gebracht werden kann, müssen verschiedene Dinge beachtet werden, um das Risiko möglichst gering zu halten. Die Unterschiede zwischen Test- und Produktivumgebung sollten möglichst gering sein bei:</text:p>
      <text:list xml:id="list6088160060318283981" text:style-name="L27">
        <text:list-item>
          <text:p text:style-name="P112">dem Betriebssystem und seiner Konfiguration</text:p>
        </text:list-item>
        <text:list-item>
          <text:p text:style-name="P112">Middleware-Produkten und der Konfiguration einschließlich Application-Server, Datenbanken und Messaging-Systemen</text:p>
        </text:list-item>
        <text:list-item>
          <text:p text:style-name="P112">Infrastruktur-Software wie Versionskontrolle, Directory-Services und Monitoring-Systemen</text:p>
        </text:list-item>
        <text:list-item>
          <text:p text:style-name="P112">extern benutzten Systemen und Services</text:p>
        </text:list-item>
        <text:list-item>
          <text:p text:style-name="P112">der Netzwerk-Infrastruktur wie Router, Firewalls, Switches, DNS, DHCP usw.</text:p>
        </text:list-item>
        <text:list-item>
          <text:p text:style-name="P112">der Zusammenarbeit zwischen Entwicklungsteam und Infrastruktur-Management-Team<text:note text:id="ftn30" text:note-class="footnote"><text:note-citation>30</text:note-citation><text:note-body><text:p text:style-name="P3">Vgl. Humble (2010), <text:s/>Continuous Delivery, Seite 278</text:p></text:note-body></text:note> </text:p>
        </text:list-item>
      </text:list>
      <text:p text:style-name="P6">Die benutzte Technologie von Entwicklung und IT-Betrieb muss identisch sein, damit die Zusammenarbeit funktioniert und die Risiken gesenkt werden. Deshalb sollten sich das Entwicklungsteam und das Infrastruktur-Team schon zu Beginn des Projektes zusammensetzen, um dieses Problem zu lösen. Beide Teams müssen das Deployment-System verstehen, denn eine schlechte Server-Konfiguration bedeutet oft Debugging am Tag des Releases.</text:p>
      <text:p text:style-name="P6">Das Erzeugen der Infrastruktur ist somit ein integraler Bestandteil der Anwendung und sollte getestet und verbessert werden, und zwar genauso wie der Rest der Anwendung.</text:p>
      <text:h text:style-name="P104" text:outline-level="3">Änderungen an der Infrastruktur</text:h>
      <text:p text:style-name="P42">Jede Änderung an der <text:alphabetical-index-mark-start text:id="IMark117307468" text:main-entry="true"/><text:alphabetical-index-mark-start text:id="IMark117305644" text:main-entry="true"/>Infrastruktur<text:alphabetical-index-mark-end text:id="IMark117305644"/><text:alphabetical-index-mark-end text:id="IMark117307468"/> kann das System zum Absturz bringen. Ent-sprechend vorsichtig ist damit umzugehen. Zusätzlich muss sichergestellt werden, dass bei einer Neuinstallation des Systems, z. B. bei Anschaffung einer neuen Hardware, alle nachträglich gemachten Änderungen auch bei der Neuinstallation erfolgen. Deshalb empfiehlt sich folgendes Vorgehensmodell:</text:p>
      <text:list xml:id="list3656050445626814336" text:style-name="L28">
        <text:list-item>
          <text:p text:style-name="P113"><text:soft-page-break/>Jede Änderung, egal ob es sich um eine Änderung in der Firewall oder eine neue Version einer Middleware handelt, durchläuft einen Change Management Prozess.</text:p>
        </text:list-item>
        <text:list-item>
          <text:p text:style-name="P113">Es wird eine Fehler- und Aufgabenverwaltung <text:s/>wie z. B. JIRA benutzt.</text:p>
        </text:list-item>
        <text:list-item>
          <text:p text:style-name="P113">Jede Änderung wird festgehalten, so dass sie später nachvollziehbar ist.</text:p>
        </text:list-item>
        <text:list-item>
          <text:p text:style-name="P113">Für jede Umgebung kann man eine Änderungshistorie einsehen.</text:p>
        </text:list-item>
        <text:list-item>
          <text:p text:style-name="P113">Jede Änderung ist vorher auf einem Testsystem, dass dem Produktivsystem ähnlich ist, zu testen.</text:p>
        </text:list-item>
        <text:list-item>
          <text:p text:style-name="P113">Jede Änderung wird unter Versionskontrolle gestellt</text:p>
        </text:list-item>
        <text:list-item>
          <text:p text:style-name="P113">Es sollte einen Test geben, der zeigt, dass die Änderung funktioniert<text:note text:id="ftn31" text:note-class="footnote"><text:note-citation>31</text:note-citation><text:note-body><text:p text:style-name="P3">Vgl. Humble (2010), <text:s/>Continuous Delivery, Seite 287</text:p></text:note-body></text:note></text:p>
        </text:list-item>
      </text:list>
      <text:p text:style-name="P6">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6">Der beste Weg Infrastrukturänderungen zu machen, ist über ein mit einem Tool ausgeführtes Skript. Das Skript kommt in die Versionsverwaltung und wird in die „Infrastructur Stage“ eingebaut, so dass es bei der nächsten Ausführung nicht vergessen wird.</text:p>
      <text:p text:style-name="P6">Diese Skripte sollten idempotent sein. Das heißt, sie können mehrfach hintereinander ausgeführt werden und führen nur eine Änderung durch, wenn die Konfiguration nicht dem erwarteten Zustand des Skriptes entspricht.</text:p>
      <text:h text:style-name="P104" text:outline-level="3"><text:alphabetical-index-mark-start text:id="IMark115840884" text:main-entry="true"/>Virtualisierung<text:alphabetical-index-mark-end text:id="IMark115840884"/></text:h>
      <text:p text:style-name="P42">Die Bereitstellung von neuen Servern ist ein ressourcenintensiver sich wiederholender und fehlerträchtiger Job. Es ist sinnvoll ihn zu automatisieren. Es gibt drei Möglich-keiten um Betriebssystem-Baselines zu erzeugen: manueller Prozess, automatisierter remote Prozess z. B. mit Chef und die Virtualisierung. </text:p>
      <text:p text:style-name="P6">Bei der Plattform-Virtualisierung gibt es einen Virtual Machine Monitor (VMM), der die Kontrolle über die physikalische Maschine und auch über jede einzelne Virtual Machine <text:soft-page-break/>(VM) besitzt. In einer VM kann ein beliebiges Betriebssystem mit beliebigen Anwen-dungen laufen. Die benötigten Ressourcen wie Hauptspeicher und CPU-Zeit werden der VM vom VMM zugeteilt. Aber nicht nur das Betriebssystem sondern auch das Umfeld wie Netzwerkverbindungen und andere Server können virtualisiert werden. Eine komplette Testumgebung mit mehreren Servern lässt sich so virtuell aufbauen.</text:p>
      <text:p text:style-name="P6">Die Virtualisierung führt durch ihren Overhead zu Geschwindigkeitseinbußen bei der Ausführung. Dieser Nachteil wird aber durch die vielen Vorteile mehr als aufgewogen:</text:p>
      <text:list xml:id="list8327895977791698962" text:style-name="L29">
        <text:list-item>
          <text:p text:style-name="P114">Ein schnellerer Aufbau einer benötigten Infrastruktur innerhalb von Stunden statt in Tagen.</text:p>
        </text:list-item>
        <text:list-item>
          <text:p text:style-name="P114">Ein kurze Reaktionszeit bei sich ändernden Anforderungen an die Infrastruktur, z. B. die <text:s/>Installation <text:s/>eines gemeinsamen CI-Servers ist schnell und problemlos möglich.</text:p>
        </text:list-item>
        <text:list-item>
          <text:p text:style-name="P114">Eine VM ist eine einzelne Datei, die in Verbindung mit dem VMM lauffähig ist. Diese Datei ist einfach kopierbar, das heißt, die Umgebung lässt sich einfach duplizieren und ist auf jeder Plattform lauffähig.</text:p>
        </text:list-item>
        <text:list-item>
          <text:p text:style-name="P117">Die Virtualisierung ist ein einfacher Prozess, um eine oder mehrere Baselines für die Umgebung der Softwareinstallation zu schaffen.</text:p>
        </text:list-item>
        <text:list-item>
          <text:p text:style-name="P117">Die Netzwerkverbindungen können in einer virtuellen Umgebung programma-tisch erzeugt werden.</text:p>
        </text:list-item>
        <text:list-item>
          <text:p text:style-name="P117">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14"><text:span text:style-name="T32">Durch das Kopieren der VM können unabhängige Abläufe auf beliebig vielen VMs durchgeführt werden. Das heißt, durch Parallelisierung können die <text:s/>Abläufe dramatisch beschleunigt werden.</text:span><text:span text:style-name="T32"><text:note text:id="ftn32" text:note-class="footnote"><text:note-citation>32</text:note-citation><text:note-body><text:p text:style-name="P4">Vgl. Humble (2010), <text:s/>Continuous Delivery, Seite 303 ff.</text:p></text:note-body></text:note></text:span></text:p>
        </text:list-item>
      </text:list>
      <text:p text:style-name="P9">Die Möglichkeiten für den schnellen Aufbau der Infrastruktur mittels Virtualisierung wird durch das folgende Schaubild verdeutlicht.</text:p>
      <text:p text:style-name="P16"><draw:frame draw:style-name="fr3" draw:name="Grafik4" text:anchor-type="paragraph" svg:width="13.361cm" svg:height="8.149cm" draw:z-index="3"><draw:image xlink:href="Pictures/10000000000001F900000134AF7C3A32.png" xlink:type="simple" xlink:show="embed" xlink:actuate="onLoad"/></draw:frame><text:soft-page-break/><text:span text:style-name="T32">Abbildung 5: Die Erzeugung einer komplexen virtuellen Umgebung</text:span><text:span text:style-name="T32"><text:note text:id="ftn33" text:note-class="footnote"><text:note-citation>33</text:note-citation><text:note-body><text:p text:style-name="P4">Vgl. Humble (2010), <text:s/>Continuous Delivery, Seite 306</text:p></text:note-body></text:note></text:span></text:p>
      <text:p text:style-name="P9">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9">Mit Hilfe der Virtualisierung lässt sich eine Software sehr gut gleichzeitig auf ver-schiedenen Plattformen testen, denn in jeder VM kann ein anderes Betriebssystem laufen, bzw. ein Betriebssystem mit einem anderen Anwendungsstack.</text:p>
      <text:p text:style-name="P9">Die Virtualisierung erlaubt die Nachbildung von Netzwerken. So kann ein virtuelles Netzwerk erzeugt werden, das dem Netzwerk in Produktionsumgebung bis auf die IP-Adressen gleicht.</text:p>
      <text:h text:style-name="P145" text:outline-level="2"><text:alphabetical-index-mark-start text:id="IMark117307468" text:main-entry="true"/>Rollenkonflikte<text:alphabetical-index-mark-end text:id="IMark117307468"/></text:h>
      <text:p text:style-name="P44">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text:soft-page-break/>nur im Zusammenspiel mit allen Beteiligten und dem Einverständnis des Managements möglich.</text:p>
      <text:p text:style-name="P53">Es ist grundsätzlich eine gute Idee sich gedanklich in die verschiedenen Rollen in der Softwareentwicklung zu versetzen und nachzuempfinden, was würde man aus Sicht dieser Rolle tun und warum würde man es tun. Auf diese Weise lassen sich Ver-haltensweisen nachvollziehen, die sonst unverstanden bleiben und dadurch zu Konflikten führen würden. Durch dieses Hineinversetzen in eine andere Rolle lassen sich auch neue Handlungsalternativen finden.</text:p>
      <text:p text:style-name="P35">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35">Einmal gemachte Fehler werden nicht zugegeben, um nicht das Gesicht zu verlieren. So wird ein falscher Weg solange weiterverfolgt, bis es zur Katastrophe kommt.</text:p>
      <text:h text:style-name="P102" text:outline-level="3">Management</text:h>
      <text:p text:style-name="P44">Das <text:alphabetical-index-mark-start text:id="IMark117307468" text:main-entry="true"/>Management<text:alphabetical-index-mark-end text:id="IMark117307468"/>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maßgeblich den Releaseplan.</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s Zuständigkeiten nicht eindeutig geklärt sind. Das hat zur Folge, dass Arbeiten liegen bleiben. Bei aufgetretenen Fehlern wird leider immer wieder die Schuldfrage gestellt, statt gemeinsam das Problem zu beheben.</text:p>
      <text:p text:style-name="P9">Statt einer Organisation mit Abteilungen ist in der Softwareentwicklung auch die Projektorganisation sehr erfolgreich. Hier werden Projektteams für einen bestimmten Zeitraum zusammengestellt, die mit ihren Fähigkeiten den Aufgaben gewachsen sind, <text:soft-page-break/>ohne dass Abteilungsegoismen negativen Einfluss haben.</text:p>
      <text:p text:style-name="P9">Die Statusmeldungen werden dem Management immer wieder positiver dargestellt als sie in der Realität sind. Oft will niemand der Überbringer einer schlechten Nachricht sein. Deshalb geht die Nachricht verloren oder sie wird geschönt. Dieses Vorgehens-modell ist leider oft erfolgreich. Denn treten in einem anderen Team <text:s/>größere Probleme auf, die nicht mehr verborgen werden können, dann bleibt das eigene Missgeschick unerkannt. Nun kann das eigne Problem in aller Stille behoben werden, während das andere Team an den Pranger gestellt wird.</text:p>
      <text:p text:style-name="P9">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102" text:outline-level="3"><text:alphabetical-index-mark-start text:id="IMark117307468" text:main-entry="true"/>Produkt Owner<text:alphabetical-index-mark-end text:id="IMark117307468"/></text:h>
      <text:p text:style-name="P44">Der Name stammt aus dem agilen Vorgehensmodell Srcum und beschreibt eine Rolle im Entwicklerteam, die verantwortlich ist für die Produktentwicklung, die Priorisierung der Aufgaben, die strategische Ausrichtung und den Kontakt zum Kunden.</text:p>
      <text:p text:style-name="P44">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44">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44">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nd sie in der Lage Fehler in den Vorgaben zu erkennen oder auch Verbesserungsvorschläge machen zu können. </text:p>
      <text:p text:style-name="P44">Nur so können Fehler früh erkannt und vermieden werden, weil die Entwickler einen <text:soft-page-break/>Fehler der Produkt Owner bemerken und mit ihm darüber sprechen.</text:p>
      <text:h text:style-name="P102" text:outline-level="3"><text:alphabetical-index-mark-start text:id="IMark117307468" text:main-entry="true"/>Entwicklerteam<text:alphabetical-index-mark-end text:id="IMark117307468"/></text:h>
      <text:p text:style-name="P44">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44">Bei Problemen und Fehlern auf den Testrechnern werden die Entwickler oft hinzu-gezogen und sind bei vielen solchen Anfragen genervt, weil sie nicht mehr zu ihrer eigentlichen Arbeit kommen. </text:p>
      <text:p text:style-name="P44">Insbesondere im Abschnitt „Development and Operations“ wird das Problem zwischen Entwicklern und IT-Betrieb angegangen. </text:p>
      <text:p text:style-name="P43">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43">Soziales Faulenzen ist ein Begriff aus der Sozialpsychologie. Es beschreibt das Verhalten des Einzelnen in einer Gruppe, wenn die individuelle Leistung nicht bewertet werden kann. Dabei sinkt bei leichten bzw. monotonen Aufgaben die Arbeitleistung und sie steigt bei komplexen Aufgabenstellungen. Ist die Leistung individuell bewertbar, dann steigt die Leistung bei einfachen Aufgaben, sinkt aber bei komplexen Frage-stellungen.<text:note text:id="ftn34" text:note-class="footnote"><text:note-citation>34</text:note-citation><text:note-body><text:p text:style-name="P4">Vgl. Aronson (2008), Sozialpsychologie, <text:s/>Seite 284</text:p></text:note-body></text:note> Dieser Zusammenhang sollte bei den verschiedenen Arbeiten berücksichtigt werden.</text:p>
      <text:p text:style-name="P44">Das Entwicklerteam ist so aufzustellen, dass es möglichst viele Aufgaben im Team lösen kann und nur wenige Verbindungen nach außen benötigt. Dazu braucht es crossfunktionale Teams in denen der einzelne Aufgaben als Entwickler, Tester und Administrator <text:s/>erfüllen kann und will.</text:p>
      <text:p text:style-name="P44">Das Ziel der Entwickler ist es die neuen Features möglichst schnell an den Kunden auszuliefern. Sie haben zwar Zugriff auf die Entwicklungsrechner aber schon beim <text:soft-page-break/>Build-Server liegt manchmal die Verantwortlichkeit woanders.</text:p>
      <text:p text:style-name="P44">Erst recht das Aufsetzen der Rechner für die manuellen Tests erfolgt in großen Organisationen von einem eigenen Team. Hier muss eine Automatisierung der Deployment Pipeline in Zusammenarbeit mit den Entwicklern und dem IT-Betrieb geschehen.</text:p>
      <text:p text:style-name="P44">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100" text:outline-level="3"><text:alphabetical-index-mark-start text:id="IMark117307468" text:main-entry="true"/>Build Master<text:alphabetical-index-mark-end text:id="IMark117307468"/></text:h>
      <text:p text:style-name="P44">In Anfängerteams, bei räumlich weit verteilten oder bei sehr großen Teams macht es Sinn die Rolle des Build Masters einzuführen. Er sorgt dafür, dass jeder Entwickler täglich seinen neuen Code integriert. </text:p>
      <text:p text:style-name="P44">Bei einem gebrochenen Build muss der Code entweder korrigiert oder die Änderung wieder aus dem System entfernt werden, damit die Tests wieder laufen. Auch dieses Vorgehen wird bei Unterlassung vom Build Master angestoßen. Zusätzlich ist er für die Wartung des Build-Skripts zuständig.</text:p>
      <text:p text:style-name="P9">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02" text:outline-level="3">Datenbankadministratoren</text:h>
      <text:p text:style-name="P44">Der <text:alphabetical-index-mark-start text:id="IMark117307468" text:main-entry="true"/>Datenbankadministrator<text:alphabetical-index-mark-end text:id="IMark117307468"/> ist verantwortlich für die Installation, die Rechtevergabe, den Betrieb, die Leistungsoptimierung, die <text:s/>Datenbank-Datensicherung und die Änderungen des Datenbank-Schemas.</text:p>
      <text:p text:style-name="P9">Die Datenbank ist eine eigene Welt mit eigenen Sprachen und besonderen Anforderungen. Performance-Probleme lassen sich oft nur mit Datenbankwissen lösen. Für ein Entwicklerteam ist es gut auch einen Datenbank-Spezialisten in ihren Reihen <text:soft-page-break/>zu haben.</text:p>
      <text:p text:style-name="P9">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9">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102" text:outline-level="3"><text:alphabetical-index-mark-start text:id="IMark117307468" text:main-entry="true"/>Tester<text:alphabetical-index-mark-end text:id="IMark117307468"/></text:h>
      <text:p text:style-name="P44">Das manuelle Testen möchte man nach Möglichkeit mit der Deployment 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erstellt werden oder später bei der Fehlersuche in den automatisierten Testfällen die Hilfe mehr oder weniger verweigert wird.</text:p>
      <text:p text:style-name="P9">Deshalb muss schon zu Beginn der Automatisierung kommuniziert werden, wie sich die Aufgaben der Tester verändern, wenn Continuous Delivery eingeführt wird. </text:p>
      <text:p text:style-name="P9">Explorative Tests werden auch weiterhin notwendig sein, um das System besser kennenzulernen und neue Testfälle zu finden. Für nichtfunktionale Anforderungen wie Sicherheit und Usability müssen auch weiterhin Testpläne und manuelle Tests durchgeführt werden. Besonders komplexe Testszenarien lassen sich nicht immer mit angemessenem Aufwand automatisieren.</text:p>
      <text:h text:style-name="P102" text:outline-level="3">Systemadministratoren</text:h>
      <text:p text:style-name="P44"><text:alphabetical-index-mark-start text:id="IMark117307468" text:main-entry="true"/>Systemadministratoren<text:alphabetical-index-mark-end text:id="IMark117307468"/> planen und pflegen die IT-Infrastruktur einer Organisation. Als Operatoren sorgen sie für den reibungslosen Betrieb der Hard- und Software. Sie führen Software-Updates durch und installieren ein neues Release.</text:p>
      <text:p text:style-name="P44">Da sie die wichtige Aufgabe haben die Software zum Kunden zu bringen, können <text:soft-page-break/>Kommunikationsprobleme mit der Entwicklungsabteilung zu Problemen bei der Installation eines neuen Releases <text:s/>führen. </text:p>
      <text:p text:style-name="P44">Unter dem Thema DevOps werden verschiedene Methoden und Techniken zusammen-gefasst, die dieses Problem lösen sollen. </text:p>
      <text:p text:style-name="P44">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44" text:outline-level="2">Problemfälle beim Continuous Delivery </text:h>
      <text:p text:style-name="P44">Eine Voraussetzung für Continuous Delivery ist, dass man praktisch immer auf der Mainline arbeitet. Nur so sind Qualitäts- und Produktivitätsgewinne möglich. Das Arbeiten mit mehren länger bestehenden Branches schafft Probleme spätestens bei der Integration des Branches in die Mainline.</text:p>
      <text:h text:style-name="P100" text:outline-level="3"><text:alphabetical-index-mark-start text:id="IMark117307468" text:main-entry="true"/>Feature Toggle<text:alphabetical-index-mark-end text:id="IMark117307468"/></text:h>
      <text:p text:style-name="P44">Der beste Weg neue Features in die bestehende Software einzubauen ist es sie Stück für Stück an den Kunden auszuliefern. Auf diese Weise werden ihm kontinuierlich neue Features zur Verfügung gestellt.</text:p>
      <text:p text:style-name="P44">Beim klassischen Konfigurationsmanagement wird oft für ein neues Feature ein neuer Branch erzeugt, in dem die Neuentwicklung stattfindet. Je länger so ein Branch existiert, desto problematischen und arbeitsintensiver wird das Zusammenführen mit der Mainline.</text:p>
      <text:p text:style-name="P44">Beim Continuous Delivery wird versucht das Branching zu vermeiden, denn die Tests <text:s/>laufen immer auf der Mainline. So kann der administrativen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44">Der neu entwickelte Code wird dann je Umgebung mit einem IF-Konstrukt im Code aktiviert oder deaktiviert. In der Entwicklungsumgebung sind der Code und die mit ihm <text:soft-page-break/>verbundenen Testfälle aktiviert. Wird ein Release erzeugt, dann ist der entsprechende Code durch den Feature Toggle nicht ausführbar und auch die Testfälle für diesen Code werden nicht ausgeführt.<text:note text:id="ftn36" text:note-class="footnote"><text:note-citation>35</text:note-citation><text:note-body><text:p text:style-name="P3">Vgl. Fowler (2013), Featur Toggle</text:p></text:note-body></text:note></text:p>
      <text:p text:style-name="P44">Auf diese Weise vermeidet man einen zusätzlichen Branch und die damit verbundenen Nachteile. Natürlich muss nach der Fertigstellung des neuen Features der Feature Toggle sowohl im Code aus auch in den Property-Files für die einzelnen Umgebungen entfernt werden, damit kein unnötiger Ballast mitgeschleppt wird. Das ist der zusätzliche Preis, der für die Vermeidung eines Branches gezahlt werden muss.</text:p>
      <text:h text:style-name="P104" text:outline-level="3"><text:alphabetical-index-mark-start text:id="IMark117307468" text:main-entry="true"/>Feature Branch<text:alphabetical-index-mark-end text:id="IMark117307468"/></text:h>
      <text:p text:style-name="P44">Beim Arbeiten mit <text:s/>Feature-Branches wird für jedes neue Feature und auch für jeden Bugfix ein neuer Branch erzeugt. Der Name des Branches enthält die eindeutige Identifikation der Aufgabenbeschreibung des Tools, das für das Aufgaben- und Fehlermanagement benutzt wird. </text:p>
      <text:p text:style-name="P44">Der entscheidende Vorteil von Feature-Branches ist die einfache Nachvollziehbarkeit der Historie. Es kann sehr einfach nachvollzogen werden, welche Änderung zu welchem Feature oder zu welchem Bug gehört.</text:p>
      <text:p text:style-name="P44">Die Voraussetzungen für das Arbeiten mit Feature-Branches sind:</text:p>
      <text:list xml:id="list8309699718984060038" text:style-name="L30">
        <text:list-item>
          <text:p text:style-name="P128">Die Projektplanung muss auf Features basieren und es ist wichtig das die einzelnen Features untereinander nur sehr geringe oder am besten keine Überschneidungen haben. Dadurch wird das abschließende Merge deutlich vereinfacht.<text:note text:id="ftn35" text:note-class="footnote"><text:note-citation>36</text:note-citation><text:note-body><text:p text:style-name="P4">Vgl. Preißel (2012), <text:s/>Git, Seite 124</text:p></text:note-body></text:note></text:p>
        </text:list-item>
        <text:list-item>
          <text:p text:style-name="P128">Die Features sollten möglichst klein sein. Ihr Aufwand berechnet sich in Stunden oder Tagen. Denn je länger ein Feature-Branch besteht, desto größer ist das Risiko, dass bei der Integration mit der Mainline große Aufwände entstehen.</text:p>
        </text:list-item>
        <text:list-item>
          <text:p text:style-name="P128">Bevor ein Feature integriert wird, müssen lokale Regressionstests auf dem Rechner des Entwicklers ausgeführt werden. Dabei wird überprüft, ob die Änderungen des neuen Features mit den Änderungen der anderen Entwickler <text:s/>kollidiert. Es wird also vorher ein Update auf der eigenen Workarea durchgeführt. Danach erfolgt ein lokales Build, so wie es in Continuous <text:soft-page-break/>Integration beschrieben wird.</text:p>
        </text:list-item>
      </text:list>
      <text:p text:style-name="P44">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100" text:outline-level="3"><text:alphabetical-index-mark-start text:id="IMark115840884" text:main-entry="true"/><text:alphabetical-index-mark-start text:id="IMark117305644" text:main-entry="true"/>Datenbankmigration<text:alphabetical-index-mark-end text:id="IMark117305644"/><text:alphabetical-index-mark-end text:id="IMark115840884"/></text:h>
      <text:p text:style-name="P44">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44">Continuous Delivery <text:s/>fordert das jeder Release-Kandidat auf dem Produktivsystem installiert werden kann. Der Unterschied bei einer Installation auf einem Produktivsystem im Gegensatz zu einem Testsystem ist, dass es eine Rollbackstrategie geben muss. </text:p>
      <text:p text:style-name="P44">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15840884"/>Rollback<text:alphabetical-index-mark-end text:id="IMark115840884"/> aus.</text:p>
      <text:p text:style-name="P44">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44">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text:soft-page-break/>möglich. Man ändert einfach das Routing und die neuen Anfragen gehen auf das neue Release.</text:p>
      <text:p text:style-name="P44">Ein Rollback durch das Einspielen der letzten Datenbanksicherung führt dazu, dass alle neu erfassten Daten verloren gehen. Ein solches Vorgehen ist unbedingt zu vermeiden.</text:p>
      <text:h text:style-name="P100" text:outline-level="3">Refactorings</text:h>
      <text:p text:style-name="P44"><text:alphabetical-index-mark-start text:id="IMark115840884" text:main-entry="true"/>Refactoring<text:alphabetical-index-mark-end text:id="IMark115840884"/>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bei zukünftigen Änderungen zu vermeiden. </text:p>
      <text:p text:style-name="P44">Nach dem Refactoring der Mainline ist ein Zusammenführen mit einem Branch praktisch nicht mehr möglich, ohne das Refactoring ein zweites Mal im Branch durchzuführen. Es ist also höchstens ein Release-Branch sinnvoll, bei dem keine Zusammenführung mehr erfolgt, sondern die Fehlerbehebung direkt im Branch und in der Mainline durchgeführt wird.</text:p>
      <text:h text:style-name="P162" text:outline-level="1">Qualitätsmanagement</text:h>
      <text:p text:style-name="P59"><text:span text:style-name="T5">Das </text:span><text:alphabetical-index-mark-start text:id="IMark115840884" text:main-entry="true"/><text:span text:style-name="T10">Qualitätsmanagement</text:span><text:alphabetical-index-mark-end text:id="IMark115840884"/><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42">Kontinuierliche Ansätze zielen auf individuelle Probleme im Entwicklungsprozess. Sie bestehen aus sich wiederholenden Verbesserungszyklen, z. B. Plan-Do-Check-Act.<text:note text:id="ftn37" text:note-class="footnote"><text:note-citation>37</text:note-citation><text:note-body><text:p text:style-name="P4">Vgl. Liggesmeyer (2009), Software-Qualität, <text:s/>Seite 10 f.</text:p></text:note-body></text:note> Das Qualitätsmanagement in Verbindung mit Continuous Delivery ist ein <text:s/>kontinuierlicher Ansatz.</text:p>
      <text:p text:style-name="P42">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2">Durch den schnelleren Release-Zyklus steigt auch die Feedback-Rate des Kunden. Auf diese Weise wird sich auch die Kommunikation mit dem Kunden über die neuen Features erhöhen. Dies führt wiederum zu schnelleren Anpassungen und einem besseren Verständnis des Kunden, was wiederum die Qualität erhöht.</text:p>
      <text:p text:style-name="P42">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44" text:outline-level="2">Qualitätsplanung</text:h>
      <text:p text:style-name="P42">Die <text:alphabetical-index-mark-start text:id="IMark115840884" text:main-entry="true"/>Qualitätsplanung<text:alphabetical-index-mark-end text:id="IMark115840884"/> ist praktisch die Planung der <text:alphabetical-index-mark-start text:id="IMark117305644"/>Deployment Pipeline<text:alphabetical-index-mark-end text:id="IMark117305644"/>. Da in einem agilen Entwicklungsprozess der Fokus nicht auf den Dokumenten liegt, sondern auf dem Programmcode, gibt die Implementierung der Deployment Pipeline den Rahmen der Qualitätsplanung vor. Für die bekannten Anforderungen werden Testfälle <text:soft-page-break/>entworfen, die später automatisiert werden können. Wie bei agilen Projekten üblich sind die Änderungen der Anforderungen eine erwartete Verhaltensweise des Kunden. </text:p>
      <text:p text:style-name="P42">Zu <text:alphabetical-index-mark-start text:id="IMark117305644"/>Continuous Delivery<text:alphabetical-index-mark-end text:id="IMark117305644"/> gehören Vorgaben aus dem Konfigurationsmanagement, die für die Qualität der Software von großer Wichtigkeit sind. Continuous Delivery ist praktisch ein vorgefertigter Plan, um die Qualität der Software auf ein höheres Niveau zu heben. Dazu gehören die automatisierten Unit-Tests mit einer Mindesttest-abdeckung von 60 Prozent, die automatisierten Akzeptanztests, die manuellen Tests, die Performance-Tests und die statische Analyse des Sourcecodes.</text:p>
      <text:p text:style-name="P42">Die Implementierung der Deployment Pipeline entspricht der Qualitätssteuerung und die Ausführung der Pipeline entspricht der Durchführung der Qualitätssicherungs-maßnahmen. </text:p>
      <text:p text:style-name="P42">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denkbar.</text:p>
      <text:h text:style-name="P144" text:outline-level="2">Qualitätssicherung</text:h>
      <text:p text:style-name="P43">In der Literatur über Softwarequalität wird beschrieben, dass <text:s/>ein Fehler umso kostengünstiger beseitigt werden kann, je eher er gefunden wird. Dieser Zusammen-hang ist schon lange bekannt.<text:note text:id="ftn38" text:note-class="footnote"><text:note-citation>38</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4">Bei der klassischen Entwicklung wird für jedes Release ein Branch angelegt und die Teststufen heißen Modul-, Integrations- und Systemtest.</text:p>
      <text:p text:style-name="P35">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42"><text:soft-page-break/>Durch das Bestreben möglichst alles beim Continuous Delivery zu automatisieren, werden manuelle Fehler vermieden. Die immer wiederkehrenden Aufgaben werden in einem Skript festgehalten und sind damit bei Bedarf immer wieder verfügbar.</text:p>
      <text:p text:style-name="P38">Automatisierung ist also ein bewährtes Mittel zur Fehlervermeidung für ein Release. Bei der Benutzung eines Skriptes wird man den gleichen Fehler niemals ein zweites Mal machen.</text:p>
      <text:p text:style-name="P42">In den folgenden Kapiteln werden die qualitätssichernden Maßnahmen der Deployment Pipeline beschrieben.</text:p>
      <text:h text:style-name="Heading_20_3" text:outline-level="3">Commit Stage</text:h>
      <text:p text:style-name="P42">Im ersten Schritt der<text:span text:style-name="T23"> </text:span><text:alphabetical-index-mark-start text:id="IMark117305644"/><text:span text:style-name="T23">Commit Stage</text:span><text:alphabetical-index-mark-end text:id="IMark117305644"/><text:span text:style-name="T23"> </text:span>wird durch den Compiler eine statische Analyse durchgeführt. Er findet Syntaxfehler und je nach Aufruf-Option auch unbenutzte Variablen, überflüssige Else-Blöcke und fehlende Annotations. </text:p>
      <text:p text:style-name="P42">Bei der Durchführung der Unit-Tests wird die richtige technische Funktion der Klassen sichergestellt. Aus diesem Grund ist eine Mindesttestabdeckung von 60 Prozent so wichtig.</text:p>
      <text:p text:style-name="P42">In der darauf folgenden zusätzlichen statischen Codeanalyse wird die Codequalität analysiert. Der Code soll lesbarer und in Zukunft leichter zu warten sein,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Heading_20_3" text:outline-level="3">Acceptance Test Stage</text:h>
      <text:p text:style-name="P42">In der <text:alphabetical-index-mark-start text:id="IMark117305644"/><text:span text:style-name="T23">Acceptance Test Stage</text:span><text:alphabetical-index-mark-end text:id="IMark117305644"/>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15840884"/>Regressionstest<text:alphabetical-index-mark-end text:id="IMark115840884"/>s werden mit großer Häufigkeit ausgeführt. Sie stellen sicher, dass durch Änderungen in der Software keine Nebeneffekte auftreten, die einen Fehler an einer ganz anderen Stelle des Programms erzeugen.</text:p>
      <text:h text:style-name="Heading_20_3" text:outline-level="3"><text:soft-page-break/>Manual Test Stage</text:h>
      <text:p text:style-name="P42">In der <text:alphabetical-index-mark-start text:id="IMark115840884"/><text:span text:style-name="T23">Manual Test Stage</text:span><text:alphabetical-index-mark-end text:id="IMark115840884"/>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prüfen.</text:p>
      <text:h text:style-name="Heading_20_3" text:outline-level="3">Performance Testing Stage</text:h>
      <text:p text:style-name="P42">In der <text:alphabetical-index-mark-start text:id="IMark115840884"/><text:span text:style-name="T23">Performance Testing Stage</text:span><text:alphabetical-index-mark-end text:id="IMark115840884"/>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oft nur bei Bedarf ausgeführt. Im Endausbau von Continuous Delivery werden die Tests natürlich im Zuge der Deployment Pipeline immer ausgeführt.</text:p>
      <text:h text:style-name="Heading_20_3" text:outline-level="3">Release Stage</text:h>
      <text:p text:style-name="P42">Beim abschließenden <text:alphabetical-index-mark-start text:id="IMark115840884"/><text:span text:style-name="T23">Release Stage</text:span><text:alphabetical-index-mark-end text:id="IMark115840884"/> wird als Test nur noch ein Smoke-Test nach dem Release durchgeführt. Der Smoke-Test prüft einfach die Funktionsfähigkeit der installierten Anwendung und hat nur einen geringen Umfang.</text:p>
      <text:h text:style-name="P144" text:outline-level="2">Funktionale Tests </text:h>
      <text:p text:style-name="P43"><text:alphabetical-index-mark-start text:id="IMark115840884" text:main-entry="true"/>Funktionale Tests<text:alphabetical-index-mark-end text:id="IMark115840884"/>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5">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 Bei der Nutzung von Webservices können solche Tests auch mit soapUI durchgeführt werden. SoapUI ist eine Open Source Software zur Erstellung von Regressionstests.</text:p>
      <text:p text:style-name="P35"><text:soft-page-break/>Der wichtigste funktionale Testfall <text:s/>ist der <text:alphabetical-index-mark-start text:id="IMark115840884" text:main-entry="true"/><text:alphabetical-index-mark-start text:id="IMark117305644"/><text:alphabetical-index-mark-start text:id="IMark117307468" text:main-entry="true"/>Happy Path<text:alphabetical-index-mark-end text:id="IMark117307468"/><text:alphabetical-index-mark-end text:id="IMark117305644"/><text:alphabetical-index-mark-end text:id="IMark115840884"/> Test. Der Happy Path ist der einfachste Weg, um eine Anforderung des Kunden durch Programmeingaben zu erfüllen. Es funktioniert alles wie erwartet, es gibt keine Ausnahmefälle oder Fehlermeldungen. </text:p>
      <text:p text:style-name="P35">Akzeptanztests werden oft nicht implementiert, weil man glaubt sie seien zu teuer. Abnahmetests sind ausführbare Spezifikationen des Verhaltens der Software, die entwickelt wird. Akzeptanztests sollen User-Eingaben vornehmen, die eine Anforde-rung beschreiben und erfüllen. Sie sind schwer zu debuggen und man weiß bei einem Fehler nicht welcher Code sie gebrochen hat.</text:p>
      <text:p text:style-name="P35">Es folgen noch zwei weitere Formen von funktionalen Tests im Umfeld von Continuous Delivery:</text:p>
      <text:list xml:id="list6101595420017032261" text:style-name="L31">
        <text:list-item>
          <text:p text:style-name="P138">Der <text:alphabetical-index-mark-start text:id="IMark117307468"/>explorative Test<text:alphabetical-index-mark-end text:id="IMark117307468"/> ist ein kreativer Lernprozess, der nicht nur Fehler findet, sondern auch zu neuen automatisierbaren Testfällen führt und möglicherweise auch zu neuen Anforderungen. Dabei probiert ein erfahrener Tester ohne feste Vorgaben die Anwendung aus.</text:p>
        </text:list-item>
        <text:list-item>
          <text:p text:style-name="P138">Smoke-Tests geben die Sicherheit, dass die Anwendung nach der Installation tatsächlich erwartungsgemäß funktioniert. Der einfachste Smoke-Test ist das Starten der Anwendung und das Prüfen ob die Startmaske erscheint.</text:p>
        </text:list-item>
      </text:list>
      <text:h text:style-name="P144" text:outline-level="2"><text:alphabetical-index-mark-start text:id="IMark115840884" text:main-entry="true"/>Nichtfunktionale Tests<text:alphabetical-index-mark-end text:id="IMark115840884"/> </text:h>
      <text:p text:style-name="P58">Nichtfunktionale Tests beruhen auf keiner User-Story. Sie sollen Schwächen der Software in der Performance, der Benutzbarkeit und der Sicherheit aufzeigen. In der Deployment Pipeline wird nur die Performance betrachtet. In der beispielhaften Beschreibung der Deployment Pipeline in dieser Arbeit werden diese Tests in der „<text:alphabetical-index-mark-start text:id="IMark115840884"/>Performance Testing Stage<text:alphabetical-index-mark-end text:id="IMark115840884"/>“ durchgeführt.</text:p>
      <text:p text:style-name="P51"><text:span text:style-name="T17">Beim Last- oder </text:span><text:alphabetical-index-mark-start text:id="IMark115840884"/><text:span text:style-name="T17">Stresstest</text:span><text:alphabetical-index-mark-end text:id="IMark115840884"/><text:span text:style-name="T17"> wird getestet wie viele parallele Ausführungen das System verträgt, z. B. maximale Zahl der gleichzeitigen Benutzer. Zusätzlich kann geprüft werden wie sich das System bei Überlast verhält und ob es sich ohne äußere Eingriffe bei normaler Last wieder erholt. </text:span></text:p>
      <text:p text:style-name="P43">Um <text:s/>die Leistung des Systems zu steigern, muss die Engpasskomponente ermittelt und ihre Leistung verbessert werden. </text:p>
      <text:p text:style-name="P51"><text:span text:style-name="T17">Tests mit wechselnder Last können Fehler im Ressourcen-Zugriff oder der </text:span><text:soft-page-break/><text:span text:style-name="T17">Ressourcen-Freigabe aufdecken. Meist können diese Fehler relativ schnell auf eine bestimmte Komponente </text:span><text:span text:style-name="T17">zurückgeführt und behoben werden. </text:span></text:p>
      <text:p text:style-name="P43">Bei Leistungs- oder Performance-Tests wird die Antwortzeit von zeitkritischen Funktionen getestet. Dies geschieht in der Regel durch ein Testwerkzeug. So können Funktionen identifiziert werden, die der geforderten Antwortzeit hinterherhinken. </text:p>
      <text:h text:style-name="P144" text:outline-level="2">Kennzahlen</text:h>
      <text:p text:style-name="P35"><text:alphabetical-index-mark-start text:id="IMark115840884" text:main-entry="true"/>Kennzahlen,<text:alphabetical-index-mark-end text:id="IMark115840884"/>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text:p>
      <text:p text:style-name="P14">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1914341113728766014" text:style-name="L32">
        <text:list-item>
          <text:p text:style-name="P119">Prozentuale Testabdeckung durch die Testautomatisierung</text:p>
        </text:list-item>
        <text:list-item>
          <text:p text:style-name="P119">Prozentualer Anteil der Codeduplizität <text:s/></text:p>
        </text:list-item>
        <text:list-item>
          <text:p text:style-name="P119">Komplexitätsbewertungen des Programmcodes</text:p>
        </text:list-item>
        <text:list-item>
          <text:p text:style-name="P119">Anzahl der Commits pro Tag</text:p>
        </text:list-item>
        <text:list-item>
          <text:p text:style-name="P119">Anzahl der Builds pro Tag</text:p>
        </text:list-item>
        <text:list-item>
          <text:p text:style-name="P119">Anzahl fehlerhafter Builds pro Tag</text:p>
        </text:list-item>
        <text:list-item>
          <text:p text:style-name="P120"><text:span text:style-name="T35">Dauer eines Builds inklusive Tests</text:span><text:span text:style-name="T35"><text:note text:id="ftn39" text:note-class="footnote"><text:note-citation>39</text:note-citation><text:note-body><text:p text:style-name="P3">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6">Kennzahlen wie die Änderung von „Lines of Code“ <text:s/>pro Zeiteinheit, pro Subsystem machen durchaus Sinn, wenn man einen Testplan erstellen muss. Denn dort wo der größte Zuwachs erfolgt ist, da sollte auch der Fokus für das manuelle Testen liegen. </text:p>
      <text:p text:style-name="P26"><text:soft-page-break/>Diese Kennzahl eignet sich nicht für die Bewertung eines Entwicklers, da je nach zu lösendem Problem oder Fähigkeiten des Entwicklers die Zahl sehr unterschiedlich ausfällt. Außerdem erzeugt die Benutzung dieser Kennzahl oft großen Unmut bei den Entwicklern, wenn sie vermuten, dass sie danach bewertet werden.</text:p>
      <text:p text:style-name="P26">Sieht man die Programmierung als einen kreativen komplexen Prozess, dann führt eine Leistungsbewertung mittels Lines of Code nach den Regeln der Sozialpsychologie zu einer Verschlechterung der Leistung des einzelnen Entwicklers. Ist die Programmierung aber nur eine monotone einfach zu bewältigende Aufgabe ohne Kreativität im Sinne einer Softwarefabrik, dann führt die Leistungskontrolle zu mehr Lines of Code und minimiert das soziale Faulenzen.<text:note text:id="ftn0" text:note-class="footnote"><text:note-citation>40</text:note-citation><text:note-body><text:p text:style-name="P4">Vgl. Aronson (2008), Sozialpsychologie, <text:s/>Seite 284</text:p></text:note-body></text:note> Die Art der Beeinflussung durch Kennzahlen ist also von der Aufgabenstellung und den Fähigkeiten der Entwickler abhängig.</text:p>
      <text:p text:style-name="P26">Kennzahlen messen den Grad der Zielerreichung, um damit die Arbeitsergebnisse zu überprüfen und gegebenenfalls eine Verbesserung einzuleiten oder beim nächsten Messvorgang die Entwicklung vergleichen zu können.</text:p>
      <text:p text:style-name="P26">Eine Metrik bezeichnet ein <text:s/>System von Kennzahlen. Man unterscheidet folgende Kategorien von <text:alphabetical-index-mark-start text:id="IMark205199508"/><text:alphabetical-index-mark-start text:id="IMark117308380"/>Metriken<text:alphabetical-index-mark-end text:id="IMark117308380"/><text:alphabetical-index-mark-end text:id="IMark205199508"/>:</text:p>
      <text:list xml:id="list5644654124335904918" text:style-name="L33">
        <text:list-item>
          <text:p text:style-name="P88">Produktmetriken beschreiben die <text:s/>Eigenschaften des Produktes.</text:p>
        </text:list-item>
        <text:list-item>
          <text:p text:style-name="P88">Prozessmetriken geben Auskunft über die Güte des Entwicklungsprozesses, z. B. der durchschnittliche Aufwand zur Behebung eines Fehlers.</text:p>
        </text:list-item>
        <text:list-item>
          <text:p text:style-name="P88">Projektmetriken beschreiben das Softwareprojekt an sich, z. B. Auftragsvolumen, Teamgröße und Dauer der Projekte.<text:note text:id="ftn40" text:note-class="footnote"><text:note-citation>41</text:note-citation><text:note-body><text:p text:style-name="P4">Vgl. Popp (2013), <text:s/>Konfigurationsmanagement mit Subversion, Maven und Redmine; Seite 60</text:p></text:note-body></text:note></text:p>
        </text:list-item>
      </text:list>
      <text:p text:style-name="P26">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1" text:note-class="footnote"><text:note-citation>42</text:note-citation><text:note-body><text:p text:style-name="P3">Vgl. Grande (2013), 100 Minuten für Konfigurationsmanagement, Seite 93</text:p></text:note-body></text:note></text:p>
      <text:h text:style-name="P144" text:outline-level="2">Die technische Komponente des Qualitätsmanagements</text:h>
      <text:p text:style-name="P35">Auf einem Application Server können mehrere Versionen einer Anwendung laufen. <text:soft-page-break/>Dadurch ist es möglich die alte und die neue Softwareversion gleichzeitig zur Verfügung zu haben. Auf diese Weise kann das Risiko einer Umstellung gemindert werden, da einfach auf die alte Anwendung zurückgegangen werden kann.</text:p>
      <text:p text:style-name="P35">Mit Hilfe der <text:alphabetical-index-mark-start text:id="IMark115149420"/>Virtualisierung<text:alphabetical-index-mark-end text:id="IMark115149420"/> kann man kopierbare Umgebungen schaffen, in der die neue Anwendung installiert und getestet werden kann. Die VM kann einfach in das Zielsystem kopiert und gestartet werden, ohne dass Probleme mit der Umgebung auftreten können.</text:p>
      <text:p text:style-name="P35">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5">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Tools erfolgt. So können grobe technische Schnitzer im Programmcode sowie fehlerträchtige und überflüssige Konstrukte schnell und kostengünstig entfernt werden. Dadurch bleibt der Code lesbarer und die Wahrscheinlichkeit von Fehlern sinkt.</text:p>
      <text:h text:style-name="P144" text:outline-level="2">Die menschliche Komponente des Qualitätsmanagements</text:h>
      <text:p text:style-name="P35">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5">Die Vorteile einer Automatisierung müssen dargelegt werden, damit eine Win-Win-Situation entsteht. Die <text:alphabetical-index-mark-start text:id="IMark115149420"/>Testautomatisierung<text:alphabetical-index-mark-end text:id="IMark115149420"/> führt die einfachen mechanischen Testfälle durch, die bei jedem <text:alphabetical-index-mark-start text:id="IMark117308380"/>Build<text:alphabetical-index-mark-end text:id="IMark117308380"/> durchzuführen sind, um die Qualität der Software sicherzu-stellen. Tests, die immer wieder ausgeführt werden, nennt man auch <text:alphabetical-index-mark-start text:id="IMark205199508"/>Regressionstest<text:alphabetical-index-mark-end text:id="IMark205199508"/>s. Tester, die nicht mehr durch das mechanische Testen von Regressionstests in Anspruch genommen werden, können sich höherwertigen Aufgaben zuwenden, z. B. der Durchführung komplexer Testfälle, Analyse von Performance-Problemen oder <text:soft-page-break/>exploratives Testen, um zusätzliche Sicherheit für das System herzustellen und neue Testfälle zu definieren. Natürlich kann auch ein Übergang in die Entwicklung erfolgen, so dass ehemalige Tester das Entwicklungsteam unterstützen.</text:p>
      <text:p text:style-name="P35">Mit einem automatisierten Deployment können die Tester einfach selbst entscheiden in welcher Umgebung sie testen wollen. Dadurch sinkt die Abhängigkeit von den Administratoren des IT-Betriebs. Der IT-Betrieb kann sich vermehrt seinen eigentliche Aufgaben widmen und weitere Teile automatisieren. Natürlich können auch Mitarbeiter des IT-Betrieb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insgesamt zu einer größeren Produktivität.</text:p>
      <text:p text:style-name="P35">Für die Mitarbeit im Testumfeld eignen sich besonders ältere Mitarbeiter, die schon viel gesehen haben und wissen wie die Entwicklung läuft. Sie haben einen Sinn dafür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205199508"/><text:alphabetical-index-mark-start text:id="IMark117308380"/>Qualitätsmanagement<text:alphabetical-index-mark-end text:id="IMark117308380"/><text:alphabetical-index-mark-end text:id="IMark205199508"/>s. Denn hier ist ein teamübergreifendes Zusammenarbeiten notwendig.</text:p>
      <text:p text:style-name="P35">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5">Schlechte Kommunikation und das Fehlen von Respekt findet man häufig in schlecht funktionierenden Organisationen. Wenn alle zusammenarbeiten sind die Ergebnisse immer besser als die Summe der Einzelleistungen der Mitarbeiter.</text:p>
      <text:p text:style-name="P35">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60" text:outline-level="1">Development and Operations (DevOps)</text:h>
      <text:p text:style-name="P35"><text:alphabetical-index-mark-start text:id="IMark205199508" text:main-entry="true"/><text:alphabetical-index-mark-start text:id="IMark117308380" text:main-entry="true"/>DevOps<text:alphabetical-index-mark-end text:id="IMark117308380"/><text:alphabetical-index-mark-end text:id="IMark205199508"/>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der neuen Software relevant, denn dort sind beide Bereiche involviert. </text:p>
      <text:p text:style-name="P38">Im Gegensatz zu Continuous Delivery konzentriert sich DevOps auf den Release-Vorgang. Hier haben beide Vorgehensmodelle große Schnittmengen.</text:p>
      <text:h text:style-name="P153" text:outline-level="2">Die übliche organisatorische Situation</text:h>
      <text:p text:style-name="P35"><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2367396238003657480" text:style-name="L34">
        <text:list-item>
          <text:p text:style-name="P139"><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32">Die Entwicklung wird dafür bezahlt neue Anforderungen und Änderungen umzusetzen. Diese neuen Features sollen möglichst schnell den Kunden zur Verfügung gestellt werden. </text:p>
        </text:list-item>
      </text:list>
      <text:p text:style-name="P38">Für sich allein betrachtet haben beide Gruppen unterschiedliche Ziele. Aber von einer übergeordneten Ebene aus betrachtet, müssen beide Teams den Kunden zufriedenstellen. Und der Kunde will beides: Stabilität und Verlässlichkeit sowie Änderungen, um neue Features zu erhalten.</text:p>
      <text:p text:style-name="P35">Schlägt die Installation fehl, dann schiebt die eine Abteilung der anderen die Schuld zu, so dass ein nicht unerhebliches Konfliktpotential entsteht.<text:note text:id="ftn42"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153" text:outline-level="2"><text:soft-page-break/>Verbesserung der Zusammenarbeit</text:h>
      <text:p text:style-name="P35">Argwöhnische oder gar feindselige Gruppen werden ihre Vorurteile und ihr diskri-minierendes Verhalten ändern, wenn die folgenden sechs Bedingungen des Kontaktes erfüllt sind:</text:p>
      <text:list xml:id="list5776144805178306778" text:style-name="L35">
        <text:list-item>
          <text:p text:style-name="P140">Wechselseitige Abhängigkeit </text:p>
        </text:list-item>
        <text:list-item>
          <text:p text:style-name="P140">Ein gemeinsames Ziel </text:p>
        </text:list-item>
        <text:list-item>
          <text:p text:style-name="P140">Gleicher Status</text:p>
        </text:list-item>
        <text:list-item>
          <text:p text:style-name="P140">Zwanglose zwischenmenschliche Kontakte</text:p>
        </text:list-item>
        <text:list-item>
          <text:p text:style-name="P140">Mehrere Kontakte zwischen den Gruppen</text:p>
        </text:list-item>
        <text:list-item>
          <text:p text:style-name="P140">Gleichheit als soziale Norm<text:note text:id="ftn43" text:note-class="footnote"><text:note-citation>44</text:note-citation><text:note-body><text:p text:style-name="P3">Vgl. Aronson (2008), Sozialpsychologie, <text:s/>Seite 455 f.</text:p></text:note-body></text:note> </text:p>
        </text:list-item>
      </text:list>
      <text:p text:style-name="P35">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 Diese gemeinsamen Ziele müssen auch explizit kommuniziert werden.</text:p>
      <text:p text:style-name="P35">Das Einbinden des IT-Betriebs in die Entwicklung des Deployment-Skripts und eine gehäufte Anzahl von Releases führt zu einer Routine bei der Installation in der Produktionsumgebung. Zusätzlich unterscheiden sich die Releases durch ihre Häufigkeit nicht in so vielen Punkten, so dass das Gefahren- und Konfliktpotential für das einzelne Release sinkt.</text:p>
      <text:p text:style-name="P35">Continuous Delivery ist ein Weg die Zusammenarbeit der beiden Abteilungen zu verbessern und ein qualitativ hochwertigeres Ergebnis zu erhalten. Der letzte Abschnitt der Deployment Pipeline liegt organisatorisch in einer anderen Abteilung, und zwar im IT-Betrieb. Das heißt, die agile Entwicklungsmethode muss auch in diese Abteilung transferiert werden. Continuous Delivery ist also ein Weg DevOps in die Realität umzusetzen. </text:p>
      <text:h text:style-name="P152" text:outline-level="2"><text:soft-page-break/>Der Chaos Monkey</text:h>
      <text:p text:style-name="P52"><text:span text:style-name="T1">Das Ziel von DevOps ist zum einen die Zusammenarbeit zwischen Development und </text:span><text:span text:style-name="T1">Operations und zum anderen eine sich selbst heilende Infr</text:span><text:span text:style-name="T15">astruktur. Um eine solche </text:span><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4" text:note-class="footnote"><text:note-citation>45</text:note-citation><text:note-body><text:p text:style-name="P21"><text:s/>Vgl. Duvall (2012), Agile DevOps</text:p></text:note-body></text:note></text:span><text:span text:style-name="T15"> <text:s/></text:span></text:p>
      <text:p text:style-name="P38">Ein Ergebnis dieses Vorgehensmodells, das insbesondere bei Cloud-Anwendungen für eine hohe Verfügbarkeit notwendig ist, ist der <text:alphabetical-index-mark-start text:id="IMark205199508"/><text:alphabetical-index-mark-start text:id="IMark117308380"/>Chaos Monkey<text:alphabetical-index-mark-end text:id="IMark117308380"/><text:alphabetical-index-mark-end text:id="IMark205199508"/>. Der Chaos Monkey ist ein Service im Amazon Web Service,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153" text:outline-level="2">Auswirkungen von DevOps</text:h>
      <text:p text:style-name="P38">DevOps führt die Entwicklung und den IT-Betrieb wieder näher zusammen. In Verbindung mit agilen Softwareentwicklungsmethoden hat es folgende Einflüsse auf den Release-Vorgang einer Anwendung:</text:p>
      <text:list xml:id="list2690622335533199597" text:style-name="L36">
        <text:list-item>
          <text:p text:style-name="P133">Durch die gesteigerte Zahl der Releases pro Zeiteinheit werden in jedem Release weniger Neuerungen ausgeliefert. Dadurch sinkt das Risiko für das einzelne Release und die Anwendung ändert sich fortlaufend in kleinen Schritten.</text:p>
        </text:list-item>
        <text:list-item>
          <text:p text:style-name="P133">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33">Durch die Automatisierung des Release-Vorgangs wird das Deployment beliebig wiederholbar und die Wahrscheinlichkeit für eine fehlerhafte Installation sinkt.</text:p>
        </text:list-item>
        <text:list-item>
          <text:p text:style-name="P133">DevOps bringt genauso wie Continuous Delivery eine Änderung schneller und risikoärmer an den Kunden.</text:p>
        </text:list-item>
        <text:list-item>
          <text:p text:style-name="P133"><text:soft-page-break/>DevOps führt agile Methoden in die Systemadministration ein.</text:p>
        </text:list-item>
      </text:list>
      <text:p text:style-name="P38">DevOps kann nur gut funktionieren, wenn in beiden organisatorischen Einheiten die gleichen Werkzeuge genutzt werden. Auch hier ist am besten schon im Vorfeld eine Abstimmung notwendig. Denn Zusammenarbeit und gemeinsame Gespräche vermindern das Konfliktpotential.</text:p>
      <text:h text:style-name="P161" text:outline-level="1">Beispielhafte Toolkette</text:h>
      <text:p text:style-name="P56">Die beispielhafte <text:alphabetical-index-mark-start text:id="IMark115149420"/><text:alphabetical-index-mark-start text:id="IMark117308380"/>Toolkette<text:alphabetical-index-mark-end text:id="IMark117308380"/><text:alphabetical-index-mark-end text:id="IMark115149420"/> hat ein Projekt mit <text:s/>Java-Technologie als gedachten Hintergrund. Vorzugsweise werden Open Source Produkte genutzt, wie sie in der Java-Umgebung häufig anzutreffen sind. </text:p>
      <text:p text:style-name="P30"><text:span text:style-name="T20">In laufenden Softwareprojekten sind Prozessverbesserungen mit Vorsicht zu genießen. Die f</text:span><text:span text:style-name="T22">ormalen Prozessverbesserungsprogramme kosten Zeit und Geld. Ein geordnetes Programm zur </text:span><text:span text:style-name="T24">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in den Projekten, in denen sie eingeführt werden, meistens mehr als sie nützen.</text:span><text:span text:style-name="T24"><text:note text:id="ftn45" text:note-class="footnote"><text:note-citation>46</text:note-citation><text:note-body><text:p text:style-name="P3">Vgl. De Marco (1998), <text:s/>Der Termin, Seite 139</text:p></text:note-body></text:note></text:span></text:p>
      <text:p text:style-name="P28">Jede Softwareentwicklung hat in der Praxis ihre Besonderheiten. Deshalb kann es nicht „die richtigen Tools“ zur Erstellung ein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das Betriebssystem, die Programmiersprache und um welche Art von Anwendung es sich handelt, z. B. Web-Applikation, Fat-Client oder embedded Software.</text:p>
      <text:p text:style-name="P28">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47" text:outline-level="2">Die Tools der Kernfunktionalitäten</text:h>
      <text:p text:style-name="P56">Die Kernfunktionalität der <text:alphabetical-index-mark-start text:id="IMark115149420"/><text:alphabetical-index-mark-start text:id="IMark117308380"/>Deployment Pipeline<text:alphabetical-index-mark-end text:id="IMark117308380"/><text:alphabetical-index-mark-end text:id="IMark115149420"/> lässt sich sehr gut mit nur wenigen Open Source Tools realisieren: </text:p>
      <text:list xml:id="list1803072390261178731" text:style-name="L37">
        <text:list-item>
          <text:p text:style-name="P89">Versionsverwaltung: <text:tab/>Git</text:p>
        </text:list-item>
        <text:list-item>
          <text:p text:style-name="P89">Build-Tool: <text:tab/><text:tab/>Gradle</text:p>
        </text:list-item>
        <text:list-item>
          <text:p text:style-name="P89"><text:soft-page-break/>Testframework: <text:tab/>Junit</text:p>
        </text:list-item>
        <text:list-item>
          <text:p text:style-name="P89">CI-Server: <text:tab/><text:tab/>Jenkins</text:p>
        </text:list-item>
      </text:list>
      <text:h text:style-name="P100" text:outline-level="3">Versionsverwaltung mit Git</text:h>
      <text:p text:style-name="P45"><text:alphabetical-index-mark-start text:id="IMark115149420" text:main-entry="true"/><text:span text:style-name="T2">Git</text:span><text:alphabetical-index-mark-end text:id="IMark115149420"/> ist ein verteiltes Versionsverwaltungssystem. Ein vorhandenes Repository auf <text:s/>einem entfernten Rechner kann auf einfache Weise dupliziert werden. Der Clone-Befehl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bei verteilten Entwicklerteams sehr beliebt geworden. </text:p>
      <text:p text:style-name="P45">Ein Commit ist in Git ein zweistufiger Prozess. Zuerst wird mit dem add-Befehl die Datei in einem Zwischenspeicher abgelegt, der alle Dateien sammelt, die bei einem Commit ins Repository integriert werden sollen. Mit dem Commit-Befehl erfolgt dann das Check-in der neuen Version. Es wird nicht eine Datei versioniert, sondern immer das ganze Repository.</text:p>
      <text:p text:style-name="P45">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5">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45">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45"><text:soft-page-break/>Git berechnet für jede Änderung einen 40-stellige SHA-1 Hash. Dadurch wird die Integrität der Daten sichergestellt. Außerdem referenziert Git intern Informationen über einen Commit nicht über den Namen sondern den SHA-1 Hash. Auch für jede Datei wird ein solcher SHA-1 Hash angelegt. Dieser Hash wird aus den Änderungen, dem Namen und dem Commit-Zeitpunkt berechnet.</text:p>
      <text:p text:style-name="P45">Der Commit-Hash hat die besondere Eigenschaft, dass er praktisch immer eindeutig einen Commit identifiziert. Diese Eigenschaft macht das verteilte Arbeiten ohne Verbindung zu einem zentralen Repository erst möglich. Denn für das verteilte Arbeiten müssen alle erzeugten Hashs unterschiedliche Werte haben. Für den Hash stehen 2 hoch 160 Möglichkeiten zur Verfügung, so dass die Möglichkeit, dass zwei Dateien einen gleichen Hash besitzen extrem gering ist.<text:note text:id="ftn46" text:note-class="footnote"><text:note-citation>47</text:note-citation><text:note-body><text:p text:style-name="P4">Vgl. Preißel (2012), Git, Seite 21</text:p></text:note-body></text:note></text:p>
      <text:p text:style-name="P45">Aus Gründen der Vereinfachung dürfen in Git-Kommandos die Hashs verkürzt angegeben werden, wenn sie eindeutig sind.</text:p>
      <text:p text:style-name="P45">Git ist sehr effizient implementiert und selbst bei einer sehr langen Commit-Historie wie z. B. dem Linux-Kerne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4">Vgl. Preißel (2012), Git, Seite 38</text:p></text:note-body></text:note> </text:p>
      <text:p text:style-name="P45">Bei großen Dateien wächst das Repository sehr schnell sehr stark an und ein Nachteil von Git ist, dass jeder Nutzer das komplette Repository auf seinem Rechner hat und dafür auch den entsprechenden Plattenplatz benötigt.</text:p>
      <text:p text:style-name="P45">Soll in Git während der laufenden Entwicklung ein Bug-Fix gemacht werden, dann kann man die im Augenblicklick gemachten Änderungen ohne Commit mit dem sogenannten Stashing sichern, den Bug auf der Mainline beheben und danach die Feature-Entwicklung fortführen.</text:p>
      <text:p text:style-name="P45">Ein weiteres schönes Feature ist das Bisection. Damit kann man automatisiert nach dem Commit suchen in dem erstmalig ein bestimmter Fehler auftrat. Dies geht über ein Shell-Skript, das den Fehler reproduziert. Ist das entsprechende Commit gefunden, dann wird dadurch der Fehler sehr stark eingegrenzt, da in diesem Commit ja nur relativ wenig Code geändert wurde.</text:p>
      <text:p text:style-name="P45">Ansonsten besitzt Git die gleichen Fähigkeiten wie andere <text:soft-page-break/>Versionsverwaltungssysteme:</text:p>
      <text:list xml:id="list7875668657617249826" text:style-name="L38">
        <text:list-item>
          <text:p text:style-name="P134">Besonders wichtige Stände können mit einem kommentierten Tag gekennzeichnet werden. Ein Tag ist wie ein Branch eine Kopie des aktuellen Standes, die sich allerdings niemals ändert.</text:p>
        </text:list-item>
        <text:list-item>
          <text:p text:style-name="P134">Git unterstützt Branching und Merging, wobei auf die Merging-Algorithmen besondere Sorgfalt gelegt wurde.</text:p>
        </text:list-item>
      </text:list>
      <text:p text:style-name="P45">Falls im Unternehmen aktuell Subversion eingesetzt wird, so kann man mit der Subversion-Bridge den Git-Client mit einem Subversion-Server nutzen, um einige Vorteile selbst zu erleben und die Hürde für die Einführung von Git zu senken.</text:p>
      <text:p text:style-name="P45">Leider gibt es in Git einige Befehle, die vom Namen her aus anderen Versions-verwaltungen bekannt sind, jedoch in Git eine andere Bedeutung haben. So muss eine Umstellung und die Einarbeitung durch ein oder zwei Mitglieder je Entwicklungsteam vorbereitet werden, damit alles möglichst reibungslos verläuft</text:p>
      <text:h text:style-name="P100" text:outline-level="3">Build Automation mit Gradle</text:h>
      <text:p text:style-name="P62"><text:alphabetical-index-mark-start text:id="IMark115149420" text:main-entry="true"/>Gradle<text:alphabetical-index-mark-end text:id="IMark115149420"/> ist ein modernes Build-Management-Tool. Es kann auf das Maven Central Repository zugreifen und so Third-Party-Abhängigkeiten gut bedienen. Das Maven Central Repository ist ein öffentliches <text:alphabetical-index-mark-start text:id="IMark117308380"/>Artefakt-Repository<text:alphabetical-index-mark-end text:id="IMark117308380"/>.</text:p>
      <text:p text:style-name="P53">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1">Conventions over Configurations</text:span>.</text:p>
      <text:p text:style-name="P53">Durch die vorgegebene Projektstrukturen finden sich die Entwickler schneller in den Projekten zurecht, wenn sie einmal den allgemeinen Aufbau kennen. Allerdings ist durch diese Vorgehensweise der initiale Aufwand bei der Erstellung eines Projektes höher.</text:p>
      <text:p text:style-name="P53">Gradle bietet Möglichkeiten <text:alphabetical-index-mark-start text:id="IMark117308380"/>Unit-Test<text:alphabetical-index-mark-end text:id="IMark117308380"/>s durch einfache Einstellungen zu parallelisieren. Auf diese Weise ist es bei unabhängigen Testfällen einfach möglich die Durchlaufzeiten zu verringern.</text:p>
      <text:p text:style-name="P53"><text:soft-page-break/>Für das Ansprechen von Gradle über Jenkins steht ein Plugin zur Verfügung, so dass man auch die Fähigkeiten von Jenkins zur Parallelisierung nutzen kann, um in großen Projekten akzeptable Durchlaufzeiten zu erhalten.</text:p>
      <text:p text:style-name="P53">Dadurch das die <text:alphabetical-index-mark-start text:id="IMark117308380"/>Build-Skript<text:alphabetical-index-mark-end text:id="IMark117308380"/>e in der Programmiersprache Groovy geschrieben werden, ergeben sich Möglichkeiten, die von anderen Build-Tools nur mit unvergleich-lich hohem Aufwand nachvollzogen werden können. Es ist einfacher für einen Ent-wickler die gewünschten Funktionalitäten in einer Programmiersprache zu beschreiben als in einer XML-Datei wie bei Ant oder Maven.</text:p>
      <text:p text:style-name="P53">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3">Inkrementelle Builds bei denen nur die Sourcen neu übersetzt und getestet werden, die geändert wurden, sind in Gradle einfach möglich. Sie können mit einfachen Mitteln auch für neue Vorgänge programmatisch erzeugt werden.</text:p>
      <text:p text:style-name="P53">Bei größeren Projekten erfolgt eine Aufteilung in Komponenten, die voneinander abhängig sind und getrennt gebaut werden. Im Wortschatz von Gradle nennt man solche Builds Multiprojekt-Builds.</text:p>
      <text:p text:style-name="P53">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105" text:outline-level="3">Testframework JUnit</text:h>
      <text:p text:style-name="P73"><text:alphabetical-index-mark-start text:id="IMark117308380" text:main-entry="true"/>JUnit<text:alphabetical-index-mark-end text:id="IMark117308380"/>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73">In Java wird für jede Klasse eine eigene Datei angelegt. In einem parallelen Verzeichnispfad wird für jede dieser Klassen eine Testklasse erzeugt, die von <text:soft-page-break/>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73">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73">Das Schreiben von <text:alphabetical-index-mark-start text:id="IMark117308380"/>Unit-Test<text:alphabetical-index-mark-end text:id="IMark117308380"/>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73">Greift man mit JUnit-Tests auch auf andere Komponenten wie z. B. Dateien, Third-Party-Libs oder Datenbanken zu, dann handelt es sich um Integrationstests, die langsamer sind und aus diesem Grund meistens nicht mehr in der Commit Stage ausgeführt werden.</text:p>
      <text:h text:style-name="P105" text:outline-level="3">Continuous Integration Server Jenkins</text:h>
      <text:p text:style-name="P53"><text:alphabetical-index-mark-start text:id="IMark117308380" text:main-entry="true"/>Jenkins<text:alphabetical-index-mark-end text:id="IMark117308380"/> ist ein in Java geschriebener Continuous Integration Server (CI-Server). Er ist eine Abspaltung des CI-Servers Hudson. </text:p>
      <text:p text:style-name="P53">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54"><draw:frame draw:style-name="fr3" draw:name="Grafik6" text:anchor-type="paragraph" svg:width="12.384cm" svg:height="6.562cm" draw:z-index="6"><draw:image xlink:href="Pictures/10000201000001D4000000F8804C40AE.png" xlink:type="simple" xlink:show="embed" xlink:actuate="onLoad"/></draw:frame><text:soft-page-break/>Abbildung 6: Der CI-Server im Mittelpunkt<text:note text:id="ftn48" text:note-class="footnote"><text:note-citation>49</text:note-citation><text:note-body><text:p text:style-name="P4"><text:span text:style-name="T29">Vgl. Schluff (2013), </text:span><text:span text:style-name="T30">Von Continuous Integration <text:s/>zu Continuous Delivery (JAX), Seite 2</text:span></text:p></text:note-body></text:note></text:p>
      <text:p text:style-name="P53">Jenkins überwacht das Version Control System (VCS) und startet den neuen Build über das Build-Tool sobald er eine Änderung erkannt hat. Natürlich sind auch manuelle oder zeitgesteuerte Starts möglich, aber das entspricht nicht dem Wesen von Continuous Integration bzw. Continuous Delivery. Auf die Ergebnisse und die Log-Files kann über den CI-Server zugegriffen werden.</text:p>
      <text:p text:style-name="P53">Jede Stage in der <text:alphabetical-index-mark-start text:id="IMark117308380"/>Deployment Pipeline<text:alphabetical-index-mark-end text:id="IMark117308380"/> bildet einen eigenen Build-Prozess bzw. Job im CI-Server. Die Build-Prozesse sind im CI-Server voneinander abhängig, so dass bei Fehlerfreiheit der nächste Build-Job aufgerufen wird, und zwar so lange bis das System auf dem Produktionsrechner installiert ist. Das passiert natürlich nur wenn kein Fehler auftritt und kein manueller Test bzw. Eingriff geplant ist. Siehe auch Abbildung 3.</text:p>
      <text:p text:style-name="P53">Durch die Protokollierung aller Aktivitäten mit dem CI-Server gibt sich eine lückenlose Nachvollziehbarkeit aller Aktivitäten. So kann man problemlos nachsehen wann das letzte Update auf dem Systemtestrechner eingespielt wurde.</text:p>
      <text:p text:style-name="P53">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53">Im Umfeld eines CI-Servers nennt man <text:s/>das Ergebnis einer Job-Ausführung <text:s/>Build. Die Builds sind nummeriert und werden archiviert, so dass man z. B. die Laufzeiten und die Protokolle vergleichen kann. </text:p>
      <text:p text:style-name="P53">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3">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3">Die Flexibilität des Jenkins-Servers ergibt sich durch die Vielzahl der Plugins mit denen das System an verschiedenste Umgebungen und Tools angepasst werden kann.</text:p>
      <text:p text:style-name="P53">Jenkins besitzt eine Rechteverwaltung, so dass der Zugriff auf die Weboberfläche einschränkbar ist. </text:p>
      <text:p text:style-name="P53">Mit einem CI-Server kann man den Zustand eines Projektes bzw. Teilprojektes sehr schön nachvollziehbar gestalten, denn man sieht wie oft in der Vergangenheit ein Job gestartet wurde und fehlgeschlagen ist.</text:p>
      <text:p text:style-name="P53">Innerhalb von Jenkins wird die Deployment Pipeline als Serie von Jobs implementiert, die voneinander abhängen.</text:p>
      <text:p text:style-name="P53">Mit Jenkins lassen sich natürlich nicht nur Vorgänge automatisieren, die mit dem Bauen von Software zusammenhängen. Es können beliebige Arbeiten, die immer wieder durchzuführen sind, automatisiert werden, z. B. das Holen oder Übertragen von Daten.</text:p>
      <text:p text:style-name="P53">Für Jenkins gibt es inzwischen auch Plugins, die das Konzept der Deployment Pipeline unterstützen, so dass die Kopplung der einzelnen Jobs erleichtert wird.</text:p>
      <text:h text:style-name="P156" text:outline-level="2">Weitere Tools</text:h>
      <text:p text:style-name="P53">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05" text:outline-level="3">Das <text:alphabetical-index-mark-start text:id="IMark117308380" text:main-entry="true"/><text:alphabetical-index-mark-start text:id="IMark115149420" text:main-entry="true"/>Artefakt-Repository<text:alphabetical-index-mark-end text:id="IMark115149420"/><text:alphabetical-index-mark-end text:id="IMark117308380"/> Artifactory</text:h>
      <text:p text:style-name="P62">Mit <text:alphabetical-index-mark-start text:id="IMark117308380" text:main-entry="true"/>Artifactory<text:alphabetical-index-mark-end text:id="IMark117308380"/>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53">Ein solcher eigener Server bietet Caching- und Proxy-Funktionalität. Darüber hinaus können auch Zugriffsrechte vergeben werden. Auf diesem Maven Repository Server erfolgt natürlich auch die Veröffentlichung der eigenen Artefakte, so dass andere Teams oder der Build-Server darauf zugreifen kann.</text:p>
      <text:p text:style-name="P53">Bei der Einrichtung eines eigenen Repository-Servers sollte Folgendes beachtet werden:</text:p>
      <text:list xml:id="list6595997198010050372" text:style-name="L39">
        <text:list-item>
          <text:p text:style-name="P92">Alle Anwender sollten Leserechte auf das Repository haben.</text:p>
        </text:list-item>
        <text:list-item>
          <text:p text:style-name="P92">Für jedes Projekt gibt es zwei Repositories: eines für Snapshots und eines für Releases.</text:p>
        </text:list-item>
        <text:list-item>
          <text:p text:style-name="P92">Normale User dürfen Snapshots lesen und schreiben, aber Releases nur lesen.</text:p>
        </text:list-item>
        <text:list-item>
          <text:p text:style-name="P98"><text:span text:style-name="T1">Release-Manager haben sowohl auf Snapshots als auch auf Releases Lese- und Schreibrechte. Dadurch wird verhindert, dass unkontrolliert oder ungewollt Releases erzeugt bzw. das bestehende Release überschrieben wird.</text:span><text:span text:style-name="T1"><text:note text:id="ftn49" text:note-class="footnote"><text:note-citation>50</text:note-citation><text:note-body><text:p text:style-name="P3">Vgl. Spiller (2011), Maven 3 Konfigurationsmanagement mit Java, Seite 123</text:p></text:note-body></text:note></text:span></text:p>
        </text:list-item>
      </text:list>
      <text:p text:style-name="P53">Der Zugriff vom Build-Tool Gradle auf ein firmeninterns Artefakt-Repository lässt sich einfach in Gradle implementieren.</text:p>
      <text:h text:style-name="P100" text:outline-level="3">Statische Codeanalyse mit PMD</text:h>
      <text:p text:style-name="P42"><text:alphabetical-index-mark-start text:id="IMark117308380" text:main-entry="true"/>PMD<text:alphabetical-index-mark-end text:id="IMark117308380"/> dient zur <text:alphabetical-index-mark-start text:id="IMark115149420"/>statischen Codeanalyse<text:alphabetical-index-mark-end text:id="IMark115149420"/>.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42">Bei der statischen Analyse werden Vorschläge für eine bessere Codequalität gemacht. Fehler, die bei der statischen Codeanalyse gefunden werden, haben keinen Einfluss auf die Ausführung der Software.</text:p>
      <text:p text:style-name="P42"><text:soft-page-break/>Gesucht wird nach ungenutztem Code, wie nicht benutzte Variablen, nach leeren Blöcken, nach unlesbaren Ausdrücken in Bedingungsabfragen und Methoden mit hoher Komplexität, die dadurch schwer zu warten sind. PMD gibt eine große Anzahl von Regeln vor. </text:p>
      <text:p text:style-name="P42">Zu den Best Practices gehört es aus der großen Menge nur einige wenige Regeln auszusuchen, mit denen man den Einsatz des Tools beginnt. Auf diese Weise erhält man keine langen und unübersichtliche Fehlerprotokolle, die niemand lesen will. Bei Bedarf kann man eigene Regeln festlegen, die dann bei jedem Aufruf abgeprüft werden.</text:p>
      <text:p text:style-name="P42">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2">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56">Die statische Analyse ist unabhängig von den anderen Prüfungen, so das dieser Schritt parallel zu den Unit-Tests laufen kann, um die Laufzeit zu minimieren.</text:p>
      <text:h text:style-name="P103" text:outline-level="3">GUI-Tests mit QF-Test</text:h>
      <text:p text:style-name="P50"><text:alphabetical-index-mark-start text:id="IMark115149420" text:main-entry="true"/><text:span text:style-name="T8">QF-Test</text:span><text:alphabetical-index-mark-end text:id="IMark115149420"/><text:span text:style-name="T8"> ist ein Tool mit dem sich Blackbox-Tests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46">Die Vorgaben für einen Akzeptanztest können schon vor der Entwicklung der Software erstellt werden. Die Erstellung solcher Vorgaben ist oft sehr aufwendig und die <text:soft-page-break/>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 </text:p>
      <text:p text:style-name="P46">Für das Blackbox-Testen ist die Erzeugung eines synthetischen Datenbestandes notwendig, um die Tests in einem möglichst kurzen Zeitrahmen durchführen zu können. Denn bei der Erzeugung des Testdatenbestandes mit dem Test-Tool geht viel Zeit verloren. Außerdem sollten aufeinander aufbauende Tests vermieden werden. Denn wenn in einer solchen Testkette der erste Testfall fehlschlägt, dann werden auch alle folgenden Testfälle nicht ausgeführt.</text:p>
      <text:p text:style-name="P46">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46">QF-Test bietet die Funktionalität des „<text:alphabetical-index-mark-start text:id="IMark115149420"/><text:alphabetical-index-mark-start text:id="IMark117308380"/>Record and Reply<text:alphabetical-index-mark-end text:id="IMark117308380"/><text:alphabetical-index-mark-end text:id="IMark115149420"/>“.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6">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46">Langfristig zahlt sich allerdings der keywordgetriebene Ansatz aus, weil dadurch keine oder nur wenige Redundanzen erzeugt werden. Dieses Vorgehen vereinfacht die Wartung und die Erstellung neuer Testfälle. Neue Testfälle können dann aufgrund von vorhandenen Keywords einfach zusammengestellt werden.</text:p>
      <text:p text:style-name="P57">QF-Test unterstützt beide Ansätze, den keywordgetriebene Tests als auch „Record and Replay“.</text:p>
      <text:h text:style-name="P105" text:outline-level="3"><text:soft-page-break/>Code as Infrastructure mit Chef</text:h>
      <text:p text:style-name="P46">Das Tool <text:alphabetical-index-mark-start text:id="IMark115149420" text:main-entry="true"/><text:alphabetical-index-mark-start text:id="IMark117308380" text:main-entry="true"/>Chef<text:alphabetical-index-mark-end text:id="IMark117308380"/><text:alphabetical-index-mark-end text:id="IMark115149420"/> bietet Hilfe beim Management der Infrastruktur. <text:s/>Mit Chef kann man die Installation eines Rechners in eine Form von Code gießen, die in eine Versions-verwaltung abgeleg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6">Zur Infrastruktur gehören oft mehrere virtuelle oder auch <text:s/>echte <text:s/>Rechnersysteme, z. B. ein Datenbank-Server, ein Application Server, mehrere Entwicklungsrechner, Testrechner und ein oder mehrere Produktionsrechner. Das manuelle Aufsetzen solcher Rechnersysteme dauert oft Tage. Wird die Installation solcher Rechner mit Chef <text:s/>in mehreren Skripten dokumentiert, dann lassen sich diese Skripte für die Installation beliebig vieler gleichartiger Rechner nutzen. Mit leichten Anpassungen dieser Skripte sind Variationen möglich, mit denen sich ganze Serverfarmen einfach aufsetzen lassen. </text:p>
      <text:p text:style-name="P46">Noch wichtiger ist, dass ein als Skript vorhandener Installationsvorgang im Gegensatz zu einer manuellen Installation immer gleich abläuft und keine Eingabefehler auftreten. Ein Rechner ist wie der andere installiert.</text:p>
      <text:p text:style-name="P46">Die Recipe-Skripts von Chef sind Ruby-Skripts. Mehrere Recipes ergeben ein Cookbook. Jedes Cookbook bearbeitet ein Thema.</text:p>
      <text:p text:style-name="P46">Es gibt viele Chef-Cookbooks, die schon vorbereitete Abläufe enthalten, z. B. zur Installation einer Datenbank wie MySQL. Das mysql Cookbook installiert und konfiguriert einen MySQL-Client oder einen MySQL-Server. </text:p>
      <text:p text:style-name="P46">Mit dem Windows Cookbook lassen sich verschiedene Programme auf einem Windowssystem installieren z. B. PuTTY, 7-Zip, Mozilla Firefox usw. </text:p>
      <text:p text:style-name="P46">In Zusammenarbeit mit Gradle und Jenkins lassen sich viele Vorgänge auf elegante Weise automatisieren. Das Aufsetzen eines kompletten Testrechners wird damit zu einem einfachen und schnell durchführbaren Vorgang.</text:p>
      <text:p text:style-name="P46">Die Vorteile für eine Umgebungserstellung per Skript sind:</text:p>
      <text:list xml:id="list258267547945926143" text:style-name="L40">
        <text:list-item>
          <text:p text:style-name="P135">Die Umgebungen sind immer in einem definierten bekannten Zustand.</text:p>
        </text:list-item>
        <text:list-item>
          <text:p text:style-name="P135"><text:soft-page-break/>Es können sich selbst testende und Deployments erzeugt werden.</text:p>
        </text:list-item>
        <text:list-item>
          <text:p text:style-name="P135">Das Risiko sinkt, dass sich Deployments anders als erwartet verhalten.</text:p>
        </text:list-item>
        <text:list-item>
          <text:p text:style-name="P135">Die Erzeugung der Umgebung ist ein Teil der Deployment Pipeline.</text:p>
        </text:list-item>
        <text:list-item>
          <text:p text:style-name="P135">Es werden Kopfmonopole vermieden, da das Wissen in den Skripten steckt.</text:p>
        </text:list-item>
        <text:list-item>
          <text:p text:style-name="P135">Die Deployments sind vorhersagbar und wiederholbar.</text:p>
        </text:list-item>
        <text:list-item>
          <text:p text:style-name="P135">Die Umgebungen lassen sich schnell erzeugen.</text:p>
        </text:list-item>
      </text:list>
      <text:p text:style-name="P46"><text:span text:style-name="T23">In Verbindung mit </text:span><text:alphabetical-index-mark-start text:id="IMark205199508"/><text:span text:style-name="T23">Virtualisierung</text:span><text:alphabetical-index-mark-end text:id="IMark205199508"/><text:span text:style-name="T23">en lassen sich nahezu beliebige Testumgebungen inklusive der virtuellen Netzwerke schnell und kostengünstig auch für kurzzeitige Tests aufbauen.</text:span></text:p>
      <text:h text:style-name="P105" text:outline-level="3">Datenbanktests mit DBUnit</text:h>
      <text:p text:style-name="P53"><text:alphabetical-index-mark-start text:id="IMark205199508" text:main-entry="true"/>DBUnit<text:alphabetical-index-mark-end text:id="IMark205199508"/> ist eine Erweiterung bzw. ein Aufsatz zu JUnit. Das heißt, es bietet die gleichen Möglichkeiten wie JUnit und erlaubt zusätzlich einen einfachen Umgang mit rela-tionalen Datenbanken. Da Datenbank-Tests länger laufen als Unit-Tests, ist es nicht <text:s/>sinnvoll diese Tests in der <text:alphabetical-index-mark-start text:id="IMark117308380"/>Commit Stage<text:alphabetical-index-mark-end text:id="IMark117308380"/> auszuführen. Es ist besser eine eigene Stage für die Integrationstests zu implementieren.</text:p>
      <text:p text:style-name="P53">Für den Test ist es günstig wenn jeder Entwickler seine eigene Testdatenbank hat. So kann jeder ungestört testen. Das Erzeugen der Datenbank und die Migration auf die richtige Version ist am besten zu automatisieren (siehe auch Abschnitt über Flyway).</text:p>
      <text:p text:style-name="P53">Vor jedem Testfall ist die Datenbank in einen bekannten Zustand zu bringen. Diese Operation und auch das Prüfen des Testergebnisses wird durch zusätzliche Features unterstützt. So können Daten für die mehrfache Nutzung in XML-Files abgelegt werden.</text:p>
      <text:p text:style-name="P53">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17308380"/>Unit-Test<text:alphabetical-index-mark-end text:id="IMark117308380"/>s.</text:p>
      <text:p text:style-name="P53">DBUnit bietet also Integrationstests unter Einbezug der Datenbank. Ob solche Tests in einem Projekt sinnvoll sind, muss von Projekt zu Projekt oder auch von Komponente zu Komponente innerhalb eines Großprojektes entschieden werden.</text:p>
      <text:p text:style-name="P53"><text:soft-page-break/>Für das Testen braucht man mehr als nur eine Datenbank. <text:s/>Hier ein Vorschlag für das Testen mit den verschiedenen Datenbanken:</text:p>
      <text:list xml:id="list4014794097963744887" text:style-name="L41">
        <text:list-item>
          <text:p text:style-name="P93">Die Produktionsdatenbank enthält Echtdaten. Auf ihr sollten nach Möglichkeit keine Tests ausgeführt werden.</text:p>
        </text:list-item>
        <text:list-item>
          <text:p text:style-name="P93">Die lokale Entwicklerdatenbank ist der Ort an dem der Entwickler einen Großteil seiner Tests ausführt.</text:p>
        </text:list-item>
        <text:list-item>
          <text:p text:style-name="P93">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93">Eine Integrationsdatenbank zum Ausprobieren der Datenbankmigration. Es wird geprüft, ob alle Stored Procedures, Strukturänderungen und Trigger in den Migrationsskripten enthalten sind. </text:p>
        </text:list-item>
      </text:list>
      <text:h text:style-name="P105" text:outline-level="3">Datenbankmigration mit Flyway</text:h>
      <text:p text:style-name="P53"><text:alphabetical-index-mark-start text:id="IMark117308380" text:main-entry="true"/>Flyway<text:alphabetical-index-mark-end text:id="IMark117308380"/> ist ein einfaches Tool zur Migration von Datenbanken. In einem bestimmten Verzeichnis werden SQL-Skripte abgelegt, die eine bestimmte Namenskonvention erfüllen:</text:p>
      <text:p text:style-name="P23">V&lt;Version&gt;_&lt;Seq&gt;__Description.sql</text:p>
      <text:p text:style-name="P23">Beispiel: V1.2.3_A__newTableCustomer.sql</text:p>
      <text:p text:style-name="P23">In der Datenbank legt Flyway die Version der Datenbank in einer eigene Tabelle mit dem Namen SCHEMA_VERSION an.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 Danach wird der Inhalt der Tabelle SCHEMA_VERSION entsprechend angepasst.</text:p>
      <text:p text:style-name="P23">Wird der Start von Flyway in das Build-Skript integriert, dann wird die Datenbank immer auf die richtige Version gebracht. In den Migrations-Skripten kann man nicht nur DDL-<text:soft-page-break/>Befehle sondern auch DML-Befehle ablegen, so dass auch Testdaten in die Datenbank geladen werden können.</text:p>
      <text:p text:style-name="P23">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durch das Einspielen der Datenbanksicherung erfolgen, was jedoch den Verlust der neu erfassten Daten nach sich zieht.</text:p>
      <text:h text:style-name="P100" text:outline-level="3">Anforderungs- und Problemverwaltung mit JIRA</text:h>
      <text:p text:style-name="P65">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62">JIRA enthält Änderungswünsche und Problemberichte, die über eine Nummer identifiziert werden. Wenn diese Nummer beim Commit einer Änderung mitgegeben wird, dann ist erkennbar welche Arbeiten schon umgesetzt wurden und die Nachverfolgbarkeit der Änderungen ist gesichert.</text:p>
      <text:p text:style-name="P45">JIRA wird zentral auf einem Server installiert und die Nutzer greifen per Browser auf die Anwendung zu. Workflows lassen sich in JIRA frei konfigurieren, so dass es an die jeweiligen Belange des Unternehmens angepasst werden kann.</text:p>
      <text:p text:style-name="P45">JIRA unterstützt agile Entwicklungs- bzw. Wartungsmodelle wie Scrum und Kanban. Das heißt, es passt sehr gut in das agile Umfeld, dass von Continuous Delivery benötigt wird.</text:p>
      <text:p text:style-name="P45">Mit dem Add-on JIRA Agile 101 wird ein Default Workflow für Scrum installiert. So können Backlogs und Sprints angelegt und für die Zukunft geplant werden. Der Verlauf eines Sprints wird mit einem Burndown Chart dargestellt. </text:p>
      <text:p text:style-name="P40">JIRA ist ein flexibles Tool, das die Kommunikation im Projekt sehr gut unterstützen kann.</text:p>
      <text:h text:style-name="P150" text:outline-level="2"><text:soft-page-break/><text:span text:style-name="T36">Das Zusammenspiel</text:span><text:span text:style-name="T36"> </text:span><text:span text:style-name="T36">der</text:span><text:span text:style-name="T36"> </text:span><text:span text:style-name="T36">Toolkette</text:span></text:h>
      <text:p text:style-name="P56">Das Ziel von Continuous Delivery ist die möglichst umfassende Automatisierung der Deployment Pipeline, um Änderungen schneller und risikoärmer in die Produktions-umgebung zu bringen. Zur Unterstützung dieser Ziele wird eine <text:alphabetical-index-mark-start text:id="IMark117308380" text:main-entry="true"/>Toolkette<text:alphabetical-index-mark-end text:id="IMark117308380"/> aufgebaut. </text:p>
      <text:p text:style-name="P56">Die Ablage der Konfigurationselemente erfolgt in einer Versionsverwaltung wie Git, damit der Entwicklungsprozess nachvollziehbar ist und alte Stände bei Bedarf wieder herstellbar sind. Git ist eine verteilte Versionsverwaltung, die für viele kleine Dateien optimiert ist.</text:p>
      <text:p text:style-name="P58">Für die eigentliche Automatisierung der Deployment Pipeline müssen Skripte ge-schrieben werden. Für diese Aufgabe gibt es spezielle Build Automation Tools wie Gradle, die für das Check-out, Kompilieren, Packen, Starten von Tests und die Veröffentlichung von Artefakten geschaffen wurden. Eine domainspezifische Sprache erleichtert das Schreiben kompakter Skripte.</text:p>
      <text:p text:style-name="P58">Ein häufig genutztes Testframework ist JUnit. Mit ihm lassen sich sowohl Unit-Tests als auch Integrationstest ausführen und zu Test-Suiten zusammenfassen. Mit JUnit sind auch Akzeptanztests möglich, wenn die Eingaben mit den API-Aufrufen durchgeführt werden, die auch die GUI benutzt.</text:p>
      <text:p text:style-name="P58">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58">Die bis jetzt aufgezählten Tools gehören praktisch zu Grundausstattung. Sie erlauben einen guten und professionellen Einstieg in die Welt von Continuous Delivery. Damit ist die Grundausstattung identisch mit den Tools, die für Continuous Integration genutzt werden. Alle zusätzlichen Tools erweitern das Konzept von Continuous Delivery und fügen neue und bessere Möglichkeiten zur Automatisierung hinzu. Diese Tools sind nicht spezifisch für Continuous Delivery, sondern unterstützen den Software-entwicklungsprozess.</text:p>
      <text:p text:style-name="P58">Für die Abschnitte der Deployment Pipeline ist es wichtig alle Artefakte nur einmal zu erzeugen und sie dann immer wieder zu benutzen. Diese <text:s/>Artefakte werden zur besseren und schnelleren Verwaltung in einem Artefakt-Repository zwischen-gespeichert. Hier werden auch die Third-Party-Libraries abgelegt. Das Build-Tool <text:soft-page-break/>Gradle greift sowohl lesend als auch schreibend in der Commit Stage darauf zu. Artifactory liefert diese wichtige Funktionalität.</text:p>
      <text:p text:style-name="P58">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mit dem Build-Tool oder mit dem CI-Server.</text:p>
      <text:p text:style-name="P58">Damit die Datenbank auf allen Test- und Entwicklungsrechnern immer auf dem richtigen Stand ist, braucht es eine Automatisierung der Datenbankmigration. Weil nicht alle Entwickler über ein entsprechendes Datenbank-Know-how verfügen, erleichtert Flyway diesen wichtigen Migrationsschritt.</text:p>
      <text:p text:style-name="P58">Weiter Tools, die einfach über die verschiedenen Build-Skripte in den unterschiedlichen Stages der Deployment Pipeline genutzt werden, sind PMD zur statischen Code-analyse und QF-Test zur Ausführung von Blackbox GUI-Tests.</text:p>
      <text:p text:style-name="P58">QF-Test arbeitet wie ein Roboter. Die Eingaben und Mausbewegungen erfolgen wie von Geisterhand. Testspezifikationen können damit in ein ausführbares Skript verwandelt werden. Dies entspricht der agilen Vorgehensweise, die einen ausführbaren Code als wichtiger einschätzt als eine formale übergeordnete Dokumentation.</text:p>
      <text:p text:style-name="P58">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161" text:outline-level="1">Fazit</text:h>
      <text:p text:style-name="P53">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5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text:s/>sich Continuous Delivery nicht wörtlich umsetzen lässt.</text:p>
      <text:p text:style-name="P53">Ein agiles Vorgehen ist allerdings nicht gleichbedeutend mit dem Erfolg eines Projektes. Auch agil durchgeführte Projekte scheitern. Wichtig ist es immer auch den Menschen im Auge zu behalten, denn die Softwareentwicklung ist ein Problemlösungs-prozess, der ausschließlich durch den Menschen durchgeführt wird.</text:p>
      <text:p text:style-name="P53">Continuous Delivery hat eine riesige Toolkette im Schlepptau und diese Werkzeuge können auch wirklich nützlich sein. Es kommt aber auf den richtigen Einsatz der Tools an und die Tools müssen auch von den Menschen angenommen werden. Eine Einführung mitten in der Entwicklungsphase führt nur selten zu einer Steigerung der Produktivität <text:s/>innerhalb des laufenden Projektes.</text:p>
      <text:p text:style-name="P53">Die intelligente und zielorientiert Anwendung der Tools ist und bleibt das Maß aller Dinge. Genauso wie Menschen, die nicht zusammen passen, werden auch Tools die nicht zu den Menschen passen, kein gutes Projektergebnis zustande bringen.</text:p>
      <text:p text:style-name="P53">Continuous Delivery ist ein Buzzword durch das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17308380"/>Deployment Pipeline<text:alphabetical-index-mark-end text:id="IMark117308380"/> beteiligten Teams müssen sich der Agilität stellen <text:soft-page-break/>und kommunikativer und ergebnisorientierter werden.</text:p>
      <text:p text:style-name="P53">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53">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53">Eine Weiterentwicklung scheint kaum noch möglich für die Unternehmen, die Continous Delivery schon umgesetzt haben. Die Kommunikation zwischen den <text:s/>Menschen muss aber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zu kommen. </text:p>
      <text:p text:style-name="P53">Wer zu langsam ist, den bestraft die Konkurrenz.</text:p>
      <text:p text:style-name="P53"/>
      <text:h text:style-name="P161" text:outline-level="1">Anhang</text:h>
      <text:h text:style-name="P149" text:outline-level="2">Glossar</text:h>
      <text:p text:style-name="P63"><text:span text:style-name="T3">Artefakt-Repository</text:span><text:span text:style-name="T2">: Die Speicherung von Artefakten an einem zentralen Ort, damit alle Projektmitglieder darauf zugreifen können.</text:span></text:p>
      <text:p text:style-name="P60"><text:span text:style-name="T3">Artefakt</text:span><text:span text:style-name="T2">: Ein Artefakt ist ein Ergebnis von Aktivitäten im Softwareentwicklungsprozess, z.B. <text:s/>eine JAR-Datei.</text:span></text:p>
      <text:p text:style-name="P60"><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60"><text:span text:style-name="T3">Build</text:span><text:span text:style-name="T2">: Ein Build ist der Prozess der aus dem Sourcecode und den anderen Ressourcen ein lauffähiges Programm zusammenbaut. Das Ergebnis eines fehlerfreien Builds ist ein lauffähiger Zwischenstand des Produktes.</text:span></text:p>
      <text:p text:style-name="P60"><text:span text:style-name="T3">Build-Server</text:span><text:span text:style-name="T2">: Dedizierter Rechner auf dem nach einem Check-in durch die Entwickler ein Build durchgeführt wird.</text:span></text:p>
      <text:p text:style-name="P60"><text:span text:style-name="T3">Check-ou</text:span><text:span text:style-name="T2">t: Holt die Source aus der Versionsverwaltung und erstellt eine lokale Arbeitskopie.</text:span></text:p>
      <text:p text:style-name="P60"><text:span text:style-name="T3">CI-Server</text:span><text:span text:style-name="T2">: Der Continuous Integration Server steuert und überwacht die laufende Integration neuer Sourcen in die Mainline. Auf ihm wird die Deployment Pipeline implementiert.</text:span></text:p>
      <text:p text:style-name="P53"><text:span text:style-name="T25">Commit</text:span>: Die geänderten lokalen Sourcen der Arbeitskopie werden mit dem Commit in das Repository der Versionsverwaltung übertragen.</text:p>
      <text:p text:style-name="P60"><text:span text:style-name="T3">Deployment</text:span><text:span text:style-name="T2">: Softwareverteilung oder Installation der Anwendung auf einem Rechner.</text:span></text:p>
      <text:p text:style-name="P60"><text:span text:style-name="T3">Happy Path</text:span><text:span text:style-name="T2">: Der Happy Path ist der einfachste Weg, um eine Anforderung des Kunden durch Programmeingaben als Testfall zu erfüllen. Es funktioniert alles wie erwartet, es gibt keine Ausnahmen oder Fehlermeldungen. </text:span></text:p>
      <text:p text:style-name="P53"><text:span text:style-name="T25">Lokales Build:</text:span> Ein Build auf dem lokalen Entwicklungsrechner mit den aktuellen Änderungen der anderen Entwickler zur Vorbereitung eines Commits.</text:p>
      <text:p text:style-name="P60"><text:span text:style-name="T3">Mainline</text:span><text:span text:style-name="T2">: Die Mainline ist die Hauptentwicklungslinie</text:span></text:p>
      <text:p text:style-name="P60"><text:soft-page-break/><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60"><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60"><text:span text:style-name="T3">Plugin</text:span><text:span text:style-name="T2">: Das Plugin ist ein Erweiterungsmodul, das zur Laufzeit hinzugefügt werden kann.</text:span></text:p>
      <text:p text:style-name="P60"><text:span text:style-name="T3">Mock</text:span><text:span text:style-name="T2">: Begriff aus der Testautomatisierung. Ein Mock-Objekt ersetzt eine Instanz einer Klasse, die für das Testen gebraucht wird. Ein Mock ist konfigurierbar und damit flexibler einsetzbar als ein Stub, der immer den gleichen Wert zurückliefert.</text:span></text:p>
      <text:p text:style-name="P60"><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53"><text:span text:style-name="T25">Repository</text:span>: Projektarchiv eines Versionsverwaltungssystems in dem die Versionen aller Konfigurationselemente dauerhaft meist <text:s/>zentral gespeichert werden.</text:p>
      <text:p text:style-name="P60"><text:span text:style-name="T3">Snapshot</text:span><text:span text:style-name="T2">: Bezeichnet eine Entwicklungsversion des Produktes, d. h. im Umfeld von Continuous Integration <text:s/>ein Build das nur für interne Zwecke verwendet wird. In der Regel hat es eine interne Versionsnummer und einen Timestamp im Namen.</text:span></text:p>
      <text:p text:style-name="P60"><text:span text:style-name="T3">Stub</text:span><text:span text:style-name="T2">: Eine zu Testzwecken geschriebene Klasse, die festgelegte Werte zurückliefert, um einfach testen zu können.</text:span></text:p>
      <text:p text:style-name="P60"><text:span text:style-name="T3">Trunk</text:span><text:span text:style-name="T2">: Englischer Begriff für den Hauptentwicklungspfad. Er kommt oft im Umfeld der Versionsverwaltung Subversion vor.</text:span></text:p>
      <text:p text:style-name="P53"><text:span text:style-name="T25">Update</text:span>: Es aktualisiert die Daten der lokalen Arbeitskopie mit den Daten aus dem Repository.</text:p>
      <text:p text:style-name="P60"><text:span text:style-name="T3">User Acceptance Test (UAT)</text:span><text:span text:style-name="T2">: Hier handelt es sich um die letzte Phase des Testprozesses. Hier testen meist echte User die Software und prüfen, ob die Anforderungen erfüllt sind.</text:span></text:p>
      <text:p text:style-name="P60"><text:soft-page-break/><text:span text:style-name="T3">Version</text:span><text:span text:style-name="T2">: Die Version ist eine eindeutige Information, um unterschiedliche Stände eines Konfigurationselementes zu unterscheiden.</text:span></text:p>
      <text:p text:style-name="P61"><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157" text:outline-level="2">Internetpräsenzen der Tools</text:h>
      <text:p text:style-name="P49"><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24"><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24"><text:span text:style-name="T12">DBUnit</text:span><text:span text:style-name="T10">:<text:line-break/></text:span><text:a xlink:type="simple" xlink:href="http://dbunit.sourceforge.net/"><text:span text:style-name="T16">http://dbunit.sourceforge.net/</text:span></text:a><text:span text:style-name="T10"> </text:span></text:p>
      <text:p text:style-name="P24"><text:span text:style-name="T12">Flyway</text:span><text:span text:style-name="T10">:<text:line-break/></text:span><text:a xlink:type="simple" xlink:href="http://flywaydb.org/"><text:span text:style-name="T16">http://flywaydb.org/</text:span></text:a><text:span text:style-name="T10"> </text:span></text:p>
      <text:p text:style-name="P24"><text:span text:style-name="T11">Git</text:span><text:span text:style-name="T9">: <text:line-break/></text:span><text:a xlink:type="simple" xlink:href="http://git-scm.com/"><text:span text:style-name="T16">http://git-scm.com/</text:span></text:a><text:span text:style-name="T10"> </text:span></text:p>
      <text:p text:style-name="P24"><text:span text:style-name="T11">Gradle</text:span><text:span text:style-name="T9">: <text:line-break/></text:span><text:a xlink:type="simple" xlink:href="http://www.gradle.org/"><text:span text:style-name="T16">http://www.gradle.org/</text:span></text:a><text:span text:style-name="T10"> </text:span></text:p>
      <text:p text:style-name="P24"><text:span text:style-name="T11">Jenkins</text:span><text:span text:style-name="T9">: <text:line-break/></text:span><text:a xlink:type="simple" xlink:href="http://jenkins-ci.org/"><text:span text:style-name="T16">http://jenkins-ci.org/</text:span></text:a><text:span text:style-name="T10"> </text:span></text:p>
      <text:p text:style-name="P24"><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24"><text:span text:style-name="T11">Junit</text:span><text:span text:style-name="T9">: <text:line-break/></text:span><text:a xlink:type="simple" xlink:href="http://junit.org/"><text:span text:style-name="T16">http://junit.org/</text:span></text:a><text:span text:style-name="T10"> </text:span></text:p>
      <text:p text:style-name="P24"><text:span text:style-name="T12">PMD</text:span><text:span text:style-name="T10">: <text:line-break/></text:span><text:a xlink:type="simple" xlink:href="http://pmd.sourceforge.net/"><text:span text:style-name="T16">http://pmd.sourceforge.net/</text:span></text:a><text:span text:style-name="T10"> </text:span></text:p>
      <text:p text:style-name="P24"><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4">/</text:span></text:p>
      <text:h text:style-name="P158" text:outline-level="2">Source-Beispiele</text:h>
      <text:p text:style-name="P76">// Beispielhafter JUnit-Test</text:p>
      <text:p text:style-name="P74">package de.gradlebuch;</text:p>
      <text:p text:style-name="P74">import java.util.List;</text:p>
      <text:p text:style-name="P74">import org.junit.*;</text:p>
      <text:p text:style-name="P74">import static org.junit.Assert.*;</text:p>
      <text:p text:style-name="P74"/>
      <text:p text:style-name="P74">public class TestHelloWorld {</text:p>
      <text:p text:style-name="P74"><text:tab/>private HelloWorld oUT;</text:p>
      <text:p text:style-name="P74"><text:tab/>private static <text:s/>long startTime;</text:p>
      <text:p text:style-name="P74"><text:tab/>public static long runTime;</text:p>
      <text:p text:style-name="P74"><text:tab/>private List &lt;String&gt; list;</text:p>
      <text:p text:style-name="P74"><text:tab/></text:p>
      <text:p text:style-name="P74"><text:tab/>@BeforeClass public static void init() {</text:p>
      <text:p text:style-name="P74"><text:tab/><text:tab/>startTime = System.currentTimeMillis();</text:p>
      <text:p text:style-name="P74"><text:tab/>}</text:p>
      <text:p text:style-name="P74"><text:tab/></text:p>
      <text:p text:style-name="P74"><text:tab/>@AfterClass public static void destroy() {</text:p>
      <text:p text:style-name="P74"><text:tab/><text:tab/>runTime = System.currentTimeMillis() - startTime;</text:p>
      <text:p text:style-name="P74"><text:tab/>}</text:p>
      <text:p text:style-name="P74"><text:tab/></text:p>
      <text:p text:style-name="P74"><text:tab/>@Before public void setUp() { // Vor jedem Testfall</text:p>
      <text:p text:style-name="P74"><text:tab/><text:tab/>oUT = new HelloWorld();</text:p>
      <text:p text:style-name="P74"><text:tab/>}</text:p>
      <text:p text:style-name="P74"><text:tab/></text:p>
      <text:p text:style-name="P74"><text:tab/>@After public void tearDown() { // Nach jedem Testfall</text:p>
      <text:p text:style-name="P74"><text:tab/><text:tab/>oUT = null;</text:p>
      <text:p text:style-name="P74"><text:tab/>}</text:p>
      <text:p text:style-name="P74"><text:tab/></text:p>
      <text:p text:style-name="P74"><text:tab/>@Test public void testGenerateGreetingsData() {</text:p>
      <text:p text:style-name="P74"><text:tab/><text:tab/>list = oUT.generateGreetingsData();</text:p>
      <text:p text:style-name="P74"><text:tab/><text:tab/>assertEquals("Falsche Anzahl Einträge", 1,</text:p>
      <text:p text:style-name="P74"><text:tab/><text:tab/><text:tab/>list.size());</text:p>
      <text:p text:style-name="P74"><text:tab/>}</text:p>
      <text:p text:style-name="P74"><text:tab/>@Test public void testData() {</text:p>
      <text:p text:style-name="P74"><text:tab/><text:tab/>assertNotNull("Testobjekt nicht vorhanden", oUT);</text:p>
      <text:p text:style-name="P74"><text:tab/>}</text:p>
      <text:p text:style-name="P77">}</text:p>
      <text:p text:style-name="P77"/>
      <text:p text:style-name="P67"><text:span text:style-name="T25">// Beispiel: build.gradle</text:span><text:line-break/>// für das Bauen und Testen eines Beispielprogramms</text:p>
      <text:p text:style-name="P75">apply plugin: 'java'</text:p>
      <text:p text:style-name="P75">repositories {</text:p>
      <text:p text:style-name="P75"><text:tab/>mavenCentral()</text:p>
      <text:p text:style-name="P75">}</text:p>
      <text:p text:style-name="P75"/>
      <text:p text:style-name="P75">dependencies {</text:p>
      <text:p text:style-name="P75"><text:tab/>testCompile group: 'junit', name: 'junit', version: '4.+'</text:p>
      <text:p text:style-name="P75">}</text:p>
      <text:p text:style-name="P75"/>
      <text:p text:style-name="P75">jar {</text:p>
      <text:p text:style-name="P75"><text:tab/>manifest {</text:p>
      <text:p text:style-name="P75"><text:tab/><text:tab/>attributes 'Main-Class': 'de.gradlebuch.HelloWorld'</text:p>
      <text:p text:style-name="P75"><text:tab/>}</text:p>
      <text:p text:style-name="P75">}</text:p>
      <text:p text:style-name="P75"/>
      <text:p text:style-name="P75">C:\Users\Frank\Desktop\Gradle\gradlebuch&gt;gradle clean test</text:p>
      <text:p text:style-name="P75">:clean</text:p>
      <text:p text:style-name="P75">:compileJava</text:p>
      <text:p text:style-name="P75">:processResources UP-TO-DATE</text:p>
      <text:p text:style-name="P75">:classes</text:p>
      <text:p text:style-name="P75">:compileTestJava</text:p>
      <text:p text:style-name="P75">:processTestResources UP-TO-DATE</text:p>
      <text:p text:style-name="P75">:testClasses</text:p>
      <text:p text:style-name="P75">:test</text:p>
      <text:p text:style-name="P75"/>
      <text:p text:style-name="P75">BUILD SUCCESSFUL</text:p>
      <text:p text:style-name="P75"/>
      <text:p text:style-name="P75">Total time: 5.026 secs</text:p>
      <text:p text:style-name="P75">C:\Users\Frank\Desktop\Gradle\gradlebuch&gt;</text:p>
      <text:p text:style-name="P37"/>
      <text:h text:style-name="P155" text:outline-level="2">Literaturverzeichnis</text:h>
      <text:p text:style-name="P68"><text:span text:style-name="T28">Aronson, Elliot; Wilson, Timothy D.; Akert, Robin M.<text:line-break/></text:span><text:span text:style-name="T21">Sozialpsychologie<text:line-break/>6. Auflage, München, Pearson, 2008</text:span></text:p>
      <text:p text:style-name="P7"><text:span text:style-name="T27">Aiello, Bob; Sachs, Leslie<text:line-break/></text:span><text:span text:style-name="T20">Configuration Management Best Practices<text:line-break/></text:span><text:span text:style-name="T21">Erstauflage, Boston, Pearson Education, 2010</text:span></text:p>
      <text:p text:style-name="P24"><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24"><text:span text:style-name="T11">Boehm, Barry W.</text:span><text:span text:style-name="T9"><text:line-break/>Wirtschaftliche Software-Produktion<text:line-break/>Erstauflage, Wiesbaden, Forkel-Verlag, 1986</text:span></text:p>
      <text:p text:style-name="P5"><text:span text:style-name="T26">DeMarco, Tom</text:span><text:span text:style-name="T32"><text:line-break/>Der Termin: Ein Roman über Projektmanagement<text:line-break/>Carl Hanser Verlag, München, 2007<text:line-break/>Titel der amerikanischen Originalausgabe<text:line-break/>The Deadline: A Vovel about Project Management<text:line-break/>Erstauflage, Dorset House Publishing, New York, 1997</text:span></text:p>
      <text:p text:style-name="P24"><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5"><text:span text:style-name="T28">Dirbach, Jörg</text:span><text:span text:style-name="T21">; Flückiger, Markus; Lentz, Steffen<text:line-break/>Software entwickeln mit Verstand<text:line-break/>Erstauflage, dpunkt.verlag, Heidelberg, 2011</text:span></text:p>
      <text:p text:style-name="P5"><text:span text:style-name="T21"/></text:p>
      <text:p text:style-name="P25"><text:soft-page-break/><text:span text:style-name="T18">Duvall, Paul</text:span><text:span text:style-name="T19"><text:line-break/>Continuous Integration: Patterns and Anti-Patterns <text:line-break/></text:span><text:a xlink:type="simple" xlink:href="http://refcardz.dzone.com/refcardz/continuous-integration"><text:span text:style-name="T7">http://refcardz.dzone.com/refcardz/continuous-integration</text:span></text:a><text:span text:style-name="T19"> <text:line-break/>Zuletzt besucht am 26.12.2013</text:span></text:p>
      <text:p text:style-name="P24"><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5"><text:span text:style-name="T28">Duvall, Paul M.</text:span><text:span text:style-name="T21"><text:line-break/>Continuous Integration <text:line-break/>Erstauflage, Boston, Addison Wesley, 2007</text:span></text:p>
      <text:p text:style-name="P8"><text:span text:style-name="T25">Edwards, Damon (2010)</text:span><text:line-break/>What is DevOps?<text:line-break/><text:a xlink:type="simple" xlink:href="http://dev2ops.org/2010/02/what-is-devops/">http://dev2ops.org/2010/02/what-is-devops/</text:a><text:line-break/>Zuletzt besucht am 26.12.2013</text:p>
      <text:p text:style-name="P8"><text:span text:style-name="T25">Fewster, Mark; Graham, Dorothy</text:span><text:line-break/>Software Test Automation<text:line-break/>New York, Addison-Wesley, 1999</text:p>
      <text:p text:style-name="P5"><text:span text:style-name="T28">Fontaine, Axel</text:span><text:span text:style-name="T21"><text:line-break/>Architecting for Continuous Delivery <text:line-break/>Javamagazin, 11.2013, S. 25 ff.</text:span></text:p>
      <text:p text:style-name="P24"><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24"><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24"><text:span text:style-name="T9"/></text:p>
      <text:p text:style-name="P5"><text:soft-page-break/><text:span text:style-name="T28">Grande, Marcus</text:span><text:span text:style-name="T21"><text:line-break/>100 Minuten für Konfigurationsmanagement<text:line-break/>Erstauflage, Vieweg + Teubner Verlag, Wiesbaden, 2013</text:span></text:p>
      <text:p text:style-name="P24"><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text:span text:style-name="T28">Humble, Jez; Farley, David</text:span><text:span text:style-name="T21"><text:line-break/>Continious Delivery<text:line-break/>Erstauflage, Boston, Pearson Education, 2011</text:span></text:p>
      <text:p text:style-name="P7"><text:span text:style-name="T28">Kankanamge, Charitha</text:span><text:span text:style-name="T21"><text:line-break/>Web Services Testing with soapUI<text:line-break/>Erstauflage, Packt Publishing, Birmingham, 2012</text:span></text:p>
      <text:p text:style-name="P7"><text:span text:style-name="T28">Kavis, Mike (2013)</text:span><text:span text:style-name="T21"><text:line-break/>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26.12.2013</text:span></text:p>
      <text:p text:style-name="P5"><text:span text:style-name="T28">Liggesmeyer, Peter</text:span><text:span text:style-name="T21"><text:line-break/>Software-Qualität<text:line-break/>2.Auflage, Heidelberg, Spektrum Akademischer Verlag, 2009</text:span></text:p>
      <text:p text:style-name="P24"><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text:span text:style-name="T28">Pasch, Jürgen<text:line-break/></text:span><text:span text:style-name="T21">Software-Entwicklung im Team<text:line-break/>Erstauflage, Berlin Heidelberg, Springerverlag 1994</text:span></text:p>
      <text:p text:style-name="P7"><text:span text:style-name="T21"/></text:p>
      <text:p text:style-name="P7"><text:span text:style-name="T21"/></text:p>
      <text:p text:style-name="P24"><text:soft-page-break/><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5"><text:span text:style-name="T26">Popp, Gunther</text:span><text:span text:style-name="T32"><text:line-break/>Konfigurationsmanagement mit Subversion, Maven und Redmine<text:line-break/>4. Auflage,Heidelberg, dpunkt.verlag, 2013</text:span></text:p>
      <text:p text:style-name="P5"><text:span text:style-name="T28">Popp, Gunther (2009)</text:span><text:span text:style-name="T21"><text:line-break/>Agiles Konfigurationsmanagement mit Open-Source-Werkzeugen<text:line-break/></text:span><text:a xlink:type="simple" xlink:href="http://www.guntherpopp.de/download/SET2009AgilesKonfigurationsmanagement.pdf"><text:span text:style-name="T21">http://www.guntherpopp.de/download/SET2009AgilesKonfigurationsmanagement.pdf</text:span></text:a><text:span text:style-name="T21"><text:line-break/>Zuletzt besucht am 26.12.2013</text:span></text:p>
      <text:p text:style-name="P5"><text:span text:style-name="T28">Preisendörfer, Peter</text:span><text:span text:style-name="T21"><text:line-break/>Organisationssoziologie<text:line-break/>2. Auflage, Wiesbaden, VS Verlag für Sozialwissenschaften, 2008</text:span></text:p>
      <text:p text:style-name="P5"><text:span text:style-name="T28">Preißel, René; Stachman, Björn</text:span><text:span text:style-name="T21"><text:line-break/>Git<text:line-break/></text:span><text:span text:style-name="T21">Erstauflage, Heidelbgerg, dpunkt.verlag, 2012</text:span></text:p>
      <text:p text:style-name="P24"><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24"><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24"><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24"><text:span text:style-name="T14"/></text:p>
      <text:p text:style-name="P5"><text:soft-page-break/><text:span text:style-name="T28">Sneed, Harry M.</text:span><text:span text:style-name="T21"><text:line-break/>Software Produktmanagement <text:line-break/>Erstauflage, dpunkt.verlag, Heidelberg, 2004</text:span></text:p>
      <text:p text:style-name="P5"><text:span text:style-name="T28">Spiller, Martin</text:span><text:span text:style-name="T21"><text:line-break/>Maven 3, Konfigurationsmanagement mit Java<text:line-break/>Erstauflage, Heidelberg, mitp, 2011</text:span></text:p>
      <text:p text:style-name="P24"><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24"><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11"><text:span text:style-name="T26">Wiest, Simon</text:span><text:span text:style-name="T32"><text:line-break/>Continuous Integration <text:s/>mit Hudson<text:line-break/>Erstauflage, dpunkt.verlag, Heidelberg, 2011</text:span></text:p>
      <text:p text:style-name="P12"/>
      <text:h text:style-name="P157"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5"><text:s text:c="2"/>Abhängigkeiten<text:tab/>13</text:p>
          <text:p text:style-name="P165"><text:s text:c="2"/>Acceptance Test Stage<text:tab/>33, <text:span text:style-name="Main_20_index_20_entry">37, </text:span>59</text:p>
          <text:p text:style-name="P165"><text:s text:c="2"/>Änderungsmanagement<text:tab/><text:span text:style-name="Main_20_index_20_entry">7</text:span></text:p>
          <text:p text:style-name="P165"><text:s text:c="2"/>Artefakt-Repository<text:tab/>13, 32, 73, <text:span text:style-name="Main_20_index_20_entry">77</text:span></text:p>
          <text:p text:style-name="P165"><text:s text:c="2"/>Artifactory<text:tab/><text:span text:style-name="Main_20_index_20_entry">77</text:span></text:p>
          <text:p text:style-name="P165"><text:s text:c="2"/>Auditmanagement<text:tab/><text:span text:style-name="Main_20_index_20_entry">9</text:span></text:p>
          <text:p text:style-name="P165"><text:s text:c="2"/>Baseline<text:tab/>14</text:p>
          <text:p text:style-name="P165"><text:s text:c="2"/>Belastbarkeitstest<text:tab/>40</text:p>
          <text:p text:style-name="P165"><text:s text:c="2"/>Build<text:tab/><text:span text:style-name="Main_20_index_20_entry">6, </text:span>19f., 25, 30, 35, 37, 64</text:p>
          <text:p text:style-name="P165"><text:s text:c="2"/>Build Master<text:tab/>36, 38, <text:span text:style-name="Main_20_index_20_entry">51</text:span></text:p>
          <text:p text:style-name="P165"><text:s text:c="2"/>Build-Server<text:tab/>25, 32</text:p>
          <text:p text:style-name="P165"><text:s text:c="2"/>Build-Skript<text:tab/>12, 18, 26, 32, 74</text:p>
          <text:p text:style-name="P165"><text:s text:c="2"/>Buildmanagement<text:tab/><text:span text:style-name="Main_20_index_20_entry">5</text:span></text:p>
          <text:p text:style-name="P165"><text:s text:c="2"/>Chaos Monkey<text:tab/>68</text:p>
          <text:p text:style-name="P165"><text:s text:c="2"/>Chef<text:tab/><text:span text:style-name="Main_20_index_20_entry">81</text:span></text:p>
          <text:p text:style-name="P165"><text:s text:c="2"/>CI-Server<text:tab/>32</text:p>
          <text:p text:style-name="P165"><text:s text:c="2"/>Commit<text:tab/>20</text:p>
          <text:p text:style-name="P165"><text:s text:c="2"/>Commit Stage<text:tab/>32, <text:span text:style-name="Main_20_index_20_entry">34, </text:span>59, 82</text:p>
          <text:p text:style-name="P165"><text:s text:c="2"/>Continuous Delivery<text:tab/>1, <text:span text:style-name="Main_20_index_20_entry">28, </text:span>29f., 58</text:p>
          <text:p text:style-name="P165"><text:s text:c="2"/>Continuous Deployment<text:tab/><text:span text:style-name="Main_20_index_20_entry">24</text:span></text:p>
          <text:p text:style-name="P165"><text:s text:c="2"/>Continuous Integration<text:tab/><text:span text:style-name="Main_20_index_20_entry">17</text:span></text:p>
          <text:p text:style-name="P165"><text:s text:c="2"/>Datenbankadministrator<text:tab/><text:span text:style-name="Main_20_index_20_entry">51</text:span></text:p>
          <text:p text:style-name="P165"><text:s text:c="2"/>Datenbankmigration<text:tab/><text:span text:style-name="Main_20_index_20_entry">55</text:span></text:p>
          <text:p text:style-name="P165"><text:s text:c="2"/>DBUnit<text:tab/><text:span text:style-name="Main_20_index_20_entry">82</text:span></text:p>
          <text:p text:style-name="P165"><text:s text:c="2"/>Deployment<text:tab/>15</text:p>
          <text:p text:style-name="P165"><text:s text:c="2"/>Deployment Pipeline<text:tab/><text:span text:style-name="Main_20_index_20_entry">31, </text:span>34, 57, 70, 76, 87</text:p>
          <text:p text:style-name="P165"><text:s text:c="2"/>DevOps<text:tab/><text:span text:style-name="Main_20_index_20_entry">66</text:span></text:p>
          <text:p text:style-name="P165"><text:s text:c="2"/>Durchsatztest<text:tab/>40</text:p>
          <text:p text:style-name="P165"><text:s text:c="2"/>Entwicklerteam<text:tab/><text:span text:style-name="Main_20_index_20_entry">50</text:span></text:p>
          <text:p text:style-name="P165"><text:s text:c="2"/>explorative Test<text:tab/>39, 61</text:p>
          <text:p text:style-name="P165"><text:s text:c="2"/>Feature Branch<text:tab/><text:span text:style-name="Main_20_index_20_entry">54</text:span></text:p>
          <text:p text:style-name="P165"><text:s text:c="2"/>Feature Toggle<text:tab/><text:span text:style-name="Main_20_index_20_entry">53</text:span></text:p>
          <text:p text:style-name="P165"><text:s text:c="2"/>Flyway<text:tab/><text:span text:style-name="Main_20_index_20_entry">83</text:span></text:p>
          <text:p text:style-name="P165"><text:s text:c="2"/>Funktionale Tests<text:tab/><text:span text:style-name="Main_20_index_20_entry">60</text:span></text:p>
          <text:p text:style-name="P165"><text:s text:c="2"/>Git<text:tab/><text:span text:style-name="Main_20_index_20_entry">71</text:span></text:p>
          <text:p text:style-name="P165"><text:s text:c="2"/>Gradle<text:tab/><text:span text:style-name="Main_20_index_20_entry">73</text:span></text:p>
          <text:p text:style-name="P165"><text:s text:c="2"/>Happy Path<text:tab/>33, 37, <text:span text:style-name="Main_20_index_20_entry">61</text:span></text:p>
          <text:p text:style-name="P165"><text:s text:c="2"/>Infrastruktur<text:tab/><text:span text:style-name="Main_20_index_20_entry">43f.</text:span></text:p>
          <text:p text:style-name="P165"><text:s text:c="2"/>Jenkins<text:tab/><text:span text:style-name="Main_20_index_20_entry">75</text:span></text:p>
          <text:p text:style-name="P165"><text:s text:c="2"/>JUnit<text:tab/><text:span text:style-name="Main_20_index_20_entry">74</text:span></text:p>
          <text:p text:style-name="P165"><text:s text:c="2"/>Kennzahlen,<text:tab/><text:span text:style-name="Main_20_index_20_entry">62</text:span></text:p>
          <text:p text:style-name="P165"><text:s text:c="2"/>Konfiguration<text:tab/>3</text:p>
          <text:p text:style-name="P165"><text:s text:c="2"/>Konfigurations-management-Handbuch<text:tab/><text:span text:style-name="Main_20_index_20_entry">12</text:span></text:p>
          <text:p text:style-name="P165"><text:s text:c="2"/>Konfigurationselement<text:tab/><text:span text:style-name="Main_20_index_20_entry">11, </text:span>14</text:p>
          <text:p text:style-name="P165"><text:s text:c="2"/>Konfigurationsmanagement<text:tab/>1, <text:span text:style-name="Main_20_index_20_entry">3</text:span></text:p>
          <text:p text:style-name="P165"><text:s text:c="2"/>Leistungstest<text:tab/>40</text:p>
          <text:p text:style-name="P165"><text:s text:c="2"/>lokales Build<text:tab/>19</text:p>
          <text:p text:style-name="P165"><text:s text:c="2"/>Management<text:tab/><text:span text:style-name="Main_20_index_20_entry">48</text:span></text:p>
          <text:p text:style-name="P165"><text:s text:c="2"/>Manual Test Stage<text:tab/><text:span text:style-name="Main_20_index_20_entry">38, </text:span>60</text:p>
          <text:p text:style-name="P165"><text:s text:c="2"/>Metriken<text:tab/>63</text:p>
          <text:p text:style-name="P165"><text:s text:c="2"/>Nichtfunktionale Tests<text:tab/><text:span text:style-name="Main_20_index_20_entry">61</text:span></text:p>
          <text:p text:style-name="P165"><text:s text:c="2"/>Performance Testing Stage<text:tab/><text:span text:style-name="Main_20_index_20_entry">39, </text:span>60f.</text:p>
          <text:p text:style-name="P165"><text:s text:c="2"/>PMD<text:tab/><text:span text:style-name="Main_20_index_20_entry">78</text:span></text:p>
          <text:p text:style-name="P165"><text:s text:c="2"/>Produkt Owner<text:tab/><text:span text:style-name="Main_20_index_20_entry">49</text:span></text:p>
          <text:p text:style-name="P165"><text:s text:c="2"/>Projektorganisation<text:tab/>14</text:p>
          <text:p text:style-name="P165"><text:s text:c="2"/>Projektstruktur<text:tab/>14</text:p>
          <text:p text:style-name="P165"><text:s text:c="2"/>QF-Test<text:tab/><text:span text:style-name="Main_20_index_20_entry">79</text:span></text:p>
          <text:p text:style-name="P165"><text:s text:c="2"/>Qualitätsmanagement<text:tab/><text:span text:style-name="Main_20_index_20_entry">57, </text:span>65</text:p>
          <text:p text:style-name="P165"><text:s text:c="2"/>Qualitätsplanung<text:tab/><text:span text:style-name="Main_20_index_20_entry">57</text:span></text:p>
          <text:p text:style-name="P165"><text:s text:c="2"/>Record and Reply<text:tab/>80</text:p>
          <text:p text:style-name="P165"><text:s text:c="2"/>Refactoring<text:tab/><text:span text:style-name="Main_20_index_20_entry">56</text:span></text:p>
          <text:p text:style-name="P165"><text:s text:c="2"/>Regressionstest<text:tab/>59, 64</text:p>
          <text:p text:style-name="P165"><text:s text:c="2"/>Release<text:tab/>6</text:p>
          <text:p text:style-name="P165"><text:s text:c="2"/>Release Stage<text:tab/><text:span text:style-name="Main_20_index_20_entry">41, </text:span>60</text:p>
          <text:p text:style-name="P165"><text:s text:c="2"/>Releasemanagement<text:tab/><text:span text:style-name="Main_20_index_20_entry">6</text:span></text:p>
          <text:p text:style-name="P165"><text:s text:c="2"/>Rollback<text:tab/>16, 55</text:p>
          <text:p text:style-name="P165"><text:soft-page-break/><text:s text:c="2"/>Rollenkonflikte<text:tab/><text:span text:style-name="Main_20_index_20_entry">47</text:span></text:p>
          <text:p text:style-name="P165"><text:s text:c="2"/>Rollforward<text:tab/>16</text:p>
          <text:p text:style-name="P165"><text:s text:c="2"/>Smoke-Test<text:tab/>16, 30</text:p>
          <text:p text:style-name="P165"><text:s text:c="2"/>statischen Codeanalyse<text:tab/>78</text:p>
          <text:p text:style-name="P165"><text:s text:c="2"/>Stresstest<text:tab/>61</text:p>
          <text:p text:style-name="P165"><text:s text:c="2"/>Systemadministratoren<text:tab/><text:span text:style-name="Main_20_index_20_entry">52</text:span></text:p>
          <text:p text:style-name="P165"><text:s text:c="2"/>Testautomatisierung<text:tab/>64</text:p>
          <text:p text:style-name="P165"><text:s text:c="2"/>Tester<text:tab/><text:span text:style-name="Main_20_index_20_entry">52</text:span></text:p>
          <text:p text:style-name="P165"><text:s text:c="2"/>Toolkette<text:tab/>18, 70, <text:span text:style-name="Main_20_index_20_entry">85</text:span></text:p>
          <text:p text:style-name="P165"><text:s text:c="2"/>Unit-Test<text:tab/>27, 35, 73, 75, 82</text:p>
          <text:p text:style-name="P165"><text:s text:c="2"/>Versionsmanagement<text:tab/><text:span text:style-name="Main_20_index_20_entry">8</text:span></text:p>
          <text:p text:style-name="P165"><text:s text:c="2"/>Versionsverwaltung<text:tab/>14</text:p>
          <text:p text:style-name="P165"><text:s text:c="2"/>Verzeichnisstruktur<text:tab/>14</text:p>
          <text:p text:style-name="P165"><text:s text:c="2"/>Virtualisierung<text:tab/><text:span text:style-name="Main_20_index_20_entry">45, </text:span>64, 82</text:p>
          <text:p text:style-name="P165"><text:s text:c="2"/>Zero Downtime <text:tab/><text:span text:style-name="Main_20_index_20_entry">16</text:span></text:p>
        </text:index-body>
      </text:alphabetical-index>
      <text:p text:style-name="P37"/>
      <text:p text:style-name="P37"/>
      <text:p text:style-name="P71">Eidesstattliche Erklärung</text:p>
      <text:p text:style-name="P8"/>
      <text:p text:style-name="P8">Frank Daniel, xxxxxx</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7"/>
      <text:p text:style-name="P27"/>
      <text:p text:style-name="P27"/>
      <text:p text:style-name="P27">...................................................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9 Anhang</text:chapter></text:p>
      </style:header>
      <style:footer>
        <text:p text:style-name="MP2"><text:tab/><text:tab/><text:page-number text:select-page="current">94</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7DT6H19M53S</meta:editing-duration>
    <meta:editing-cycles>1793</meta:editing-cycles>
    <meta:generator>OpenOffice.org/3.4.1$Win32 OpenOffice.org_project/341m1$Build-9593</meta:generator>
    <dc:date>2014-02-02T21:42:19.14</dc:date>
    <meta:document-statistic meta:table-count="0" meta:image-count="6" meta:object-count="0" meta:page-count="108" meta:paragraph-count="1189" meta:word-count="25424" meta:character-count="190601"/>
    <meta:user-defined meta:name="Info 1"/>
    <meta:user-defined meta:name="Info 2"/>
    <meta:user-defined meta:name="Info 3"/>
    <meta:user-defined meta:name="Info 4"/>
  </office:meta>
</office:document-meta>
</file>